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background-color="#0066ff" loext:char-shading-value="0"/>
    </style:style>
    <style:style style:name="T2" style:family="text">
      <style:text-properties fo:background-color="#0066ff" loext:char-shading-value="0"/>
    </style:style>
    <style:style style:name="T3" style:family="text">
      <style:text-properties fo:background-color="#00cc33" loext:char-shading-value="0"/>
    </style:style>
    <style:style style:name="T4" style:family="text">
      <style:text-properties fo:background-color="#00cc33"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ICHIER : S_500041092_00000004</text:p>
      <text:p text:style-name="Standard">ID : 1</text:p>
      <text:p text:style-name="Standard">ID_ANNONCES : 1092_004_1</text:p>
      <text:p text:style-name="Standard">TEXTE : </text:p>
      <text:p text:style-name="Standard"><text:s/>Une USINE située à <text:span text:style-name="T2">Montliboz</text:span> <text:s/>commune des Planches en montagne (Jura ) <text:s/>consistant en i° Cinq Mécaniques pour fabriquer toutes sortes de Clous en (il de fer <text:s/>20 Un Banc Mécanique <text:s/>à huit places <text:s/>pour cisailler toutes espèces de Clous <text:s/>assorti de la grosse cisaille <text:s text:c="2"/>3° Une autre Mécanique pour fabriquer les Etrilles <text:s/>avec tous les meubles nécessaires pour ce genre d'industrie. La Forge à deux fournaises <text:s/>est assortie de tous les outils nécessaires. L'établissement se compose en outre de deux logements pour le mécanicien et les ouvriers. S'adresser <text:s text:c="2"/>pour avoir tous les renseignements <text:s text:c="2"/>à <text:span text:style-name="T4">M. Mon^ier</text:span> <text:s/>propriétaire de ladite usine <text:s/>demeurant audit <text:span text:style-name="T2">Montliboz</text:span>. </text:p>
      <text:p text:style-name="Standard"/>
      <text:p text:style-name="Standard">LIEUX : </text:p>
      <text:p text:style-name="Standard">id,nom,type,numero</text:p>
      <text:p text:style-name="Standard">1,Montliboz,none,none</text:p>
      <text:p text:style-name="Standard"/>
      <text:p text:style-name="Standard">PERSONNES : </text:p>
      <text:p text:style-name="Standard">id,patronyme,titre,statut</text:p>
      <text:p text:style-name="Standard">1,Mon^ier,M,none</text:p>
      <text:p text:style-name="Standard"/>
      <text:p text:style-name="Standard">DATES : </text:p>
      <text:p text:style-name="Standard">id,jour,date_jour,mois,annee</text:p>
      <text:p text:style-name="Standard">=================================</text:p>
      <text:p text:style-name="Standard">============================================FICHIER : S_500041092_00000008</text:p>
      <text:p text:style-name="Standard">ID : 2</text:p>
      <text:p text:style-name="Standard">ID_ANNONCES : 1092_008_1</text:p>
      <text:p text:style-name="Standard">TEXTE : </text:p>
      <text:p text:style-name="Standard"><text:s/>Celte Maison <text:s/>située au <text:span text:style-name="T2">faubourg Champtave</text:span> de <text:span text:style-name="T2">Salins</text:span> <text:s/>28 <text:s/>se compose de : i° Au rez-de-chaussée <text:s text:c="2"/>une boutique <text:s/>un cabinet contlgu <text:s/>une arrière-boutique <text:s/>un petit caveau sur la cour et un jardin près la rivière <text:s text:c="2"/>20 au premier étage <text:s/>une chambre et une cuisine y attenant <text:s/>un pelil cabinet sur l'escalier <text:s/>propre à loger des militaires <text:s text:c="2"/>3° au second <text:s/>deux chambres sur le devant <text:s/>une chambre sur la cour et un couloir correspondant a un petit grenier également sur la cour <text:s/>4° enfin <text:s/>deux greniers. S'adresser pour tous les renseignements <text:s/>au <text:span text:style-name="T4">sieur Jean-Léonard PANSARD</text:span> <text:s text:c="2"/>propriétaire de ladite maison <text:s text:c="2"/>ou à <text:span text:style-name="T4">Me PILLOT</text:span> <text:s/>notaire a <text:span text:style-name="T2">Salins</text:span> <text:s/>en l'é- lude duquel la vente se fera <text:s/>s'il y a lieu <text:s/>le dimanche 22 décembre i83y. </text:p>
      <text:p text:style-name="Standard"/>
      <text:p text:style-name="Standard">LIEUX : </text:p>
      <text:p text:style-name="Standard">id,nom,type,numero</text:p>
      <text:p text:style-name="Standard">1,Salins,faubourg,28</text:p>
      <text:p text:style-name="Standard"/>
      <text:p text:style-name="Standard">PERSONNES : </text:p>
      <text:p text:style-name="Standard">id,patronyme,titre,statut</text:p>
      <text:p text:style-name="Standard">1,Jean-Léonard PANSARD,sieur,none</text:p>
      <text:p text:style-name="Standard">2,PILLOT,Me,none</text:p>
      <text:p text:style-name="Standard"/>
      <text:p text:style-name="Standard">DATES : </text:p>
      <text:p text:style-name="Standard">id,jour,date_jour,mois,annee</text:p>
      <text:p text:style-name="Standard">1,dimanche,22,décembre,i83y</text:p>
      <text:p text:style-name="Standard">=================================</text:p>
      <text:p text:style-name="Standard">============================================FICHIER : S_500041092_00000008</text:p>
      <text:p text:style-name="Standard">ID : 3</text:p>
      <text:p text:style-name="Standard">ID_ANNONCES : 1092_008_2</text:p>
      <text:p text:style-name="Standard"><text:soft-page-break/>TEXTE : </text:p>
      <text:p text:style-name="Standard"><text:s/>Un PRESSOIR portatif pouvant convenir à un petit propriétaire. Celte machine peut fonctionner dans tout espace offrant un mètre carre de superficie. La caisse contient un hectolitre. — Prix: i5o francs. S'adresser à M. Bourgeois <text:s/>a Bracon. </text:p>
      <text:p text:style-name="Standard"/>
      <text:p text:style-name="Standard">LIEUX : </text:p>
      <text:p text:style-name="Standard">id,nom,type,numero</text:p>
      <text:p text:style-name="Standard">1,Bracon,none,none</text:p>
      <text:p text:style-name="Standard"/>
      <text:p text:style-name="Standard">PERSONNES : </text:p>
      <text:p text:style-name="Standard">id,patronyme,titre,statut</text:p>
      <text:p text:style-name="Standard">1,Bourgeois,M,none</text:p>
      <text:p text:style-name="Standard"/>
      <text:p text:style-name="Standard">DATES : </text:p>
      <text:p text:style-name="Standard">id,jour,date_jour,mois,annee</text:p>
      <text:p text:style-name="Standard">=================================</text:p>
      <text:p text:style-name="Standard">============================================FICHIER : S_500041092_00000028</text:p>
      <text:p text:style-name="Standard">ID : 4</text:p>
      <text:p text:style-name="Standard">ID_ANNONCES : 1092_028_1</text:p>
      <text:p text:style-name="Standard">TEXTE : </text:p>
      <text:p text:style-name="Standard"><text:s/>Un office d'Huissier près le tribunal civil d'Arbois. Pour les renseiguements <text:s/>s'adresser au bureau du journal. <text:s text:c="2"/></text:p>
      <text:p text:style-name="Standard"/>
      <text:p text:style-name="Standard">LIEUX : </text:p>
      <text:p text:style-name="Standard">id,nom,type,numero</text:p>
      <text:p text:style-name="Standard">1,Arbois,none,none</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092_00000036</text:p>
      <text:p text:style-name="Standard">ID : 5</text:p>
      <text:p text:style-name="Standard">ID_ANNONCES : 1092_036_1</text:p>
      <text:p text:style-name="Standard">TEXTE : </text:p>
      <text:p text:style-name="Standard"><text:s/>Un Bâtiment construit pour une Gypserie <text:s/>mais propre à tonte autre destination <text:s/>avec terrein continu <text:s/>cours d'eau et dépendances <text:s/>situé à Arbois. S'adresser <text:s/>à Arbois <text:s text:c="2"/>à MM. Villerrne <text:s text:c="2"/>avoué <text:s/>et Gloriot <text:s/>notaire <text:s/>à Salins <text:s/>à M. Pillot <text:s/>notaire. </text:p>
      <text:p text:style-name="Standard"/>
      <text:p text:style-name="Standard">LIEUX : </text:p>
      <text:p text:style-name="Standard">id,nom,type,numero</text:p>
      <text:p text:style-name="Standard">1,Arbois,none,none</text:p>
      <text:p text:style-name="Standard">2,Arbois,none,none</text:p>
      <text:p text:style-name="Standard">3,Salins,none,none</text:p>
      <text:p text:style-name="Standard"/>
      <text:p text:style-name="Standard">PERSONNES : </text:p>
      <text:p text:style-name="Standard">id,patronyme,titre,statut</text:p>
      <text:p text:style-name="Standard">1,Villerrne,MM,none</text:p>
      <text:p text:style-name="Standard">2,Pillot,M,notaire</text:p>
      <text:p text:style-name="Standard"/>
      <text:p text:style-name="Standard"><text:soft-page-break/>DATES : </text:p>
      <text:p text:style-name="Standard">id,jour,date_jour,mois,annee</text:p>
      <text:p text:style-name="Standard">=================================</text:p>
      <text:p text:style-name="Standard">============================================FICHIER : S_500041092_00000036</text:p>
      <text:p text:style-name="Standard">ID : 6</text:p>
      <text:p text:style-name="Standard">ID_ANNONCES : 1092_036_2</text:p>
      <text:p text:style-name="Standard">TEXTE : </text:p>
      <text:p text:style-name="Standard"><text:s/>S'adresser au bureau du Journal. </text:p>
      <text:p text:style-name="Standard"/>
      <text:p text:style-name="Standard">LIEUX : </text:p>
      <text:p text:style-name="Standard">id,nom,type,numero</text:p>
      <text:p text:style-name="Standard">1,Journal,bureau,none</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092_00000044</text:p>
      <text:p text:style-name="Standard">ID : 7</text:p>
      <text:p text:style-name="Standard">ID_ANNONCES : 1092_044_1</text:p>
      <text:p text:style-name="Standard">TEXTE : </text:p>
      <text:p text:style-name="Standard"><text:s/>Un Char-suisse sur ressorts <text:s text:c="2"/>assorti de deux banquettes. Pour le voir et en traiter <text:s/>s'adresser à M. Vermeillet <text:s/>sellier <text:s/>à Salins <text:s/>ou au propriétaire <text:s/>M. De Pbudhomme maison de Bannans.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1,Vermeillet,M,sellier</text:p>
      <text:p text:style-name="Standard">2,De Pbudhomme,M.,none</text:p>
      <text:p text:style-name="Standard"/>
      <text:p text:style-name="Standard">DATES : </text:p>
      <text:p text:style-name="Standard">id,jour,date_jour,mois,annee</text:p>
      <text:p text:style-name="Standard">=================================</text:p>
      <text:p text:style-name="Standard">============================================FICHIER : S_500041092_00000048</text:p>
      <text:p text:style-name="Standard">ID : 8</text:p>
      <text:p text:style-name="Standard">ID_ANNONCES : 1092_048_1</text:p>
      <text:p text:style-name="Standard">TEXTE : </text:p>
      <text:p text:style-name="Standard"><text:s/>Un Char-suisse sur ressorts <text:s/>assorti de 2 banquettes. Pour le voir et en traiter <text:s/>s'adresser a M. Vermeille^ sellier <text:s/>à Salins <text:s/>ou au propriétaire <text:s/>M. De Prudhommiî maison de Bannans.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1,Vermeille^,M.,none</text:p>
      <text:p text:style-name="Standard"><text:soft-page-break/>2,De Prudhommiî,M.,none</text:p>
      <text:p text:style-name="Standard"/>
      <text:p text:style-name="Standard">DATES : </text:p>
      <text:p text:style-name="Standard">id,jour,date_jour,mois,annee</text:p>
      <text:p text:style-name="Standard">=================================</text:p>
      <text:p text:style-name="Standard">============================================FICHIER : S_500041092_00000068</text:p>
      <text:p text:style-name="Standard">ID : 9</text:p>
      <text:p text:style-name="Standard">ID_ANNONCES : 1092_068_1</text:p>
      <text:p text:style-name="Standard">TEXTE : </text:p>
      <text:p text:style-name="Standard"><text:s/>Un très-beau BILLARD <text:s/>avec son assortiment complet <text:s/>monté dans la maison de M. Meyer <text:s/>Brasseur <text:s/>à Salins. Pour le voir et en traiter <text:s/>s'adresser audit sieur Meyer.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1,Meyer,M,Brasseur</text:p>
      <text:p text:style-name="Standard"/>
      <text:p text:style-name="Standard">DATES : </text:p>
      <text:p text:style-name="Standard">id,jour,date_jour,mois,annee</text:p>
      <text:p text:style-name="Standard">=================================</text:p>
      <text:p text:style-name="Standard">============================================FICHIER : S_500041092_00000072</text:p>
      <text:p text:style-name="Standard">ID : 10</text:p>
      <text:p text:style-name="Standard">ID_ANNONCES : 1092_072_1</text:p>
      <text:p text:style-name="Standard">TEXTE : </text:p>
      <text:p text:style-name="Standard"><text:s/>En t étude et parle ministère de IMe CIIAPPUIS <text:s/>notaire à Salins <text:s/>le dimanche 5 avril 1840j heure de neuf du matin. Le sol et la superficie du bois de la Chênée <text:s text:c="2"/>situé sur le territoire de Chilley <text:s/>commune de La Chappelle <text:s/>près Salins <text:s/>appartenant à M. Philibert <text:s/>géomètre a Besançon. Ce bois <text:s/>dont la contenance est de 8 hectares avares 73 centiares <text:s/>est peuplé d'un taillis de i3 ans et d'environ 5oo modernes ou surtaillis de 33 ans <text:s text:c="2"/>essence chêne <text:s text:c="2"/>il est divisé en 6 lots de chacun environ 1 hectare 37 ares <text:s/>qui s'étendent depuis le finage de Chilley jusqu'a la rivière dite la Furieuse et qui seront rendus séparément. Toutes facilités seront accordées pour les paiements. S'adresser <text:s/>pour les renseignements <text:s/>sur les lieux <text:s text:c="2"/>au sieur Bournier <text:s/>garde forestier <text:s/>à La Chapelle <text:s/>et à Jean-François Besson <text:s text:c="2"/>propriétaire à Chilley. </text:p>
      <text:p text:style-name="Standard"/>
      <text:p text:style-name="Standard">LIEUX : </text:p>
      <text:p text:style-name="Standard">id,nom,type,numero</text:p>
      <text:p text:style-name="Standard">1,Chênée,bois,none</text:p>
      <text:p text:style-name="Standard">2,Chilley,territoire,none</text:p>
      <text:p text:style-name="Standard">3,Chappelle,commune,none</text:p>
      <text:p text:style-name="Standard">4,Salins,none,none</text:p>
      <text:p text:style-name="Standard">5,Chilley,finage,none</text:p>
      <text:p text:style-name="Standard">6,Chapelle,none,none</text:p>
      <text:p text:style-name="Standard">7,Jean-François,none,none</text:p>
      <text:p text:style-name="Standard"/>
      <text:p text:style-name="Standard">PERSONNES : </text:p>
      <text:p text:style-name="Standard">id,patronyme,titre,statut</text:p>
      <text:p text:style-name="Standard">1,Philibert,M,géomètre</text:p>
      <text:p text:style-name="Standard">2,CIIAPPUIS,Me,none</text:p>
      <text:p text:style-name="Standard">3,Bournier,sieur,none</text:p>
      <text:p text:style-name="Standard"><text:soft-page-break/></text:p>
      <text:p text:style-name="Standard">DATES : </text:p>
      <text:p text:style-name="Standard">id,jour,date_jour,mois,annee</text:p>
      <text:p text:style-name="Standard">1,dimanche,5,avril,None</text:p>
      <text:p text:style-name="Standard">=================================</text:p>
      <text:p text:style-name="Standard">============================================FICHIER : S_500041092_00000072</text:p>
      <text:p text:style-name="Standard">ID : 11</text:p>
      <text:p text:style-name="Standard">ID_ANNONCES : 1092_072_2</text:p>
      <text:p text:style-name="Standard">TEXTE : </text:p>
      <text:p text:style-name="Standard"><text:s/>«-rfekppmaine <text:s text:c="2"/>avantageusement placé au bord d'un yaite^^on pâturage ço^Bwaal de Villers-sous-Cha* iaqjïijftt f^oubs j <text:s text:c="2"/>consiste eri 28 hectares 37 ares 4o centiaieslàl terres <text:s text:c="2"/>Tant champsique prés en grandes pièces <text:s/>^pre%que toutes contigaë&amp;eit situées autour de la J*gM$H$ ferme <text:s/>qui pour son/entretien reçoit annupour 1840 <text:s/>un volume in-12 <text:s text:c="2"/>de 650 pages <text:s text:c="2"/>avec gravures <text:s/>par <text:s/>M. <text:s text:c="2"/>Désiré MONNIER. Prix <text:s text:c="3"/>4 fr. 50 centimes. _ _il*__ Avis <text:s/>On demande à a-.'heter une bonne place de Greffier ou d'Huissier <text:s/>au comptant <text:s/>à peu de distance de Besançon. S'adresser <text:s/>franco <text:s/>à M- Binfot <text:s/>libraire en ladite ville <text:s/>place Saint-Pierre <text:s text:c="2"/>nos 2 et L. </text:p>
      <text:p text:style-name="Standard"/>
      <text:p text:style-name="Standard">LIEUX : </text:p>
      <text:p text:style-name="Standard">id,nom,type,numero</text:p>
      <text:p text:style-name="Standard">1,Huissier,none,none</text:p>
      <text:p text:style-name="Standard">2,Besançon,distance,none</text:p>
      <text:p text:style-name="Standard">3,M-,none,none</text:p>
      <text:p text:style-name="Standard"/>
      <text:p text:style-name="Standard">PERSONNES : </text:p>
      <text:p text:style-name="Standard">id,patronyme,titre,statut</text:p>
      <text:p text:style-name="Standard">1,MONNIER,MONNIE,none</text:p>
      <text:p text:style-name="Standard">2,Binfot,M-,none</text:p>
      <text:p text:style-name="Standard"/>
      <text:p text:style-name="Standard">DATES : </text:p>
      <text:p text:style-name="Standard">id,jour,date_jour,mois,annee</text:p>
      <text:p text:style-name="Standard">=================================</text:p>
      <text:p text:style-name="Standard">============================================FICHIER : S_500041092_00000072</text:p>
      <text:p text:style-name="Standard">ID : 12</text:p>
      <text:p text:style-name="Standard">ID_ANNONCES : 1092_072_3</text:p>
      <text:p text:style-name="Standard">TEXTE : </text:p>
      <text:p text:style-name="Standard"><text:s/>Un très-beau BILLARD <text:s/>avec son assortiment complet <text:s/>monté dans la maison de M. Meyer <text:s/>Brasseur <text:s/>à Salins- Pour le voir et en traiter <text:s/>s'adresser audit sieur Meyer.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1,Meyer,M,Brasseur</text:p>
      <text:p text:style-name="Standard"/>
      <text:p text:style-name="Standard">DATES : </text:p>
      <text:p text:style-name="Standard">id,jour,date_jour,mois,annee</text:p>
      <text:p text:style-name="Standard">=================================</text:p>
      <text:p text:style-name="Standard">============================================FICHIER : S_500041092_00000080</text:p>
      <text:p text:style-name="Standard">ID : 13</text:p>
      <text:p text:style-name="Standard">ID_ANNONCES : 1092_080_1</text:p>
      <text:p text:style-name="Standard"><text:soft-page-break/>TEXTE : </text:p>
      <text:p text:style-name="Standard"><text:s/>Ce Bois <text:s text:c="2"/>de la contenance d'environ 16 hectares <text:s/>touche de vent M. Jean-François Page <text:s/>bise et couchant le bois de la ville de Salins <text:s/>celui de Geraise cl des terres labourables <text:s/>levant MI 1C veuve Olivier. S'adresser pour tous renseignements <text:s/>audit Notaire Toumier <text:s/>ou a MM. Pasteur frères <text:s/>à Vuillafans <text:s/>propriétaires de ce bois. </text:p>
      <text:p text:style-name="Standard"/>
      <text:p text:style-name="Standard">LIEUX : </text:p>
      <text:p text:style-name="Standard">id,nom,type,numero</text:p>
      <text:p text:style-name="Standard">1,Salins,ville,none</text:p>
      <text:p text:style-name="Standard">2,Geraise,none,none</text:p>
      <text:p text:style-name="Standard">3,Vuillafans,none,none</text:p>
      <text:p text:style-name="Standard"/>
      <text:p text:style-name="Standard">PERSONNES : </text:p>
      <text:p text:style-name="Standard">id,patronyme,titre,statut</text:p>
      <text:p text:style-name="Standard">1,Olivier,1C,veuve</text:p>
      <text:p text:style-name="Standard">2,Pasteur,MM,frères</text:p>
      <text:p text:style-name="Standard">3,Jean-François Page,M.,none</text:p>
      <text:p text:style-name="Standard"/>
      <text:p text:style-name="Standard">DATES : </text:p>
      <text:p text:style-name="Standard">id,jour,date_jour,mois,annee</text:p>
      <text:p text:style-name="Standard">=================================</text:p>
      <text:p text:style-name="Standard">============================================FICHIER : S_500041092_00000090</text:p>
      <text:p text:style-name="Standard">ID : 14</text:p>
      <text:p text:style-name="Standard">ID_ANNONCES : 1092_090_1</text:p>
      <text:p text:style-name="Standard">TEXTE : </text:p>
      <text:p text:style-name="Standard"><text:s/>Une belle et vasle Chambre à feu <text:s/>avec placards <text:s/>au troisième étage de la maison N° i3 <text:s/>rue du Pavillon <text:s/>Cette chambre pour laquelle est réservée une portion de grenier <text:s/>a aussi une entrée par la rue du Chambenoz. <text:s text:c="2"/>S'adresser au propriétaire j M. Augustin Oudet. </text:p>
      <text:p text:style-name="Standard"/>
      <text:p text:style-name="Standard">LIEUX : </text:p>
      <text:p text:style-name="Standard">id,nom,type,numero</text:p>
      <text:p text:style-name="Standard">1,Chambenoz,rue,none</text:p>
      <text:p text:style-name="Standard"/>
      <text:p text:style-name="Standard">PERSONNES : </text:p>
      <text:p text:style-name="Standard">id,patronyme,titre,statut</text:p>
      <text:p text:style-name="Standard">1,Augustin Oudet,M.,none</text:p>
      <text:p text:style-name="Standard"/>
      <text:p text:style-name="Standard">DATES : </text:p>
      <text:p text:style-name="Standard">id,jour,date_jour,mois,annee</text:p>
      <text:p text:style-name="Standard">=================================</text:p>
      <text:p text:style-name="Standard">============================================FICHIER : S_500041092_00000090</text:p>
      <text:p text:style-name="Standard">ID : 15</text:p>
      <text:p text:style-name="Standard">ID_ANNONCES : 1092_090_2</text:p>
      <text:p text:style-name="Standard">TEXTE : </text:p>
      <text:p text:style-name="Standard"><text:s/>S'adresser au Bureau du journal. </text:p>
      <text:p text:style-name="Standard"/>
      <text:p text:style-name="Standard">LIEUX : </text:p>
      <text:p text:style-name="Standard">id,nom,type,numero</text:p>
      <text:p text:style-name="Standard">1,journal,none,none</text:p>
      <text:p text:style-name="Standard"/>
      <text:p text:style-name="Standard">PERSONNES : </text:p>
      <text:p text:style-name="Standard">id,patronyme,titre,statut</text:p>
      <text:p text:style-name="Standard"><text:soft-page-break/></text:p>
      <text:p text:style-name="Standard">DATES : </text:p>
      <text:p text:style-name="Standard">id,jour,date_jour,mois,annee</text:p>
      <text:p text:style-name="Standard">=================================</text:p>
      <text:p text:style-name="Standard">============================================FICHIER : S_500041092_00000094</text:p>
      <text:p text:style-name="Standard">ID : 16</text:p>
      <text:p text:style-name="Standard">ID_ANNONCES : 1092_094_1</text:p>
      <text:p text:style-name="Standard">TEXTE : </text:p>
      <text:p text:style-name="Standard"><text:s/>Une Maison située à Salins <text:s/>faubourg Champtave JN° 17 <text:s/>appartenant au sieur Charles-Alexis LHOTE. Elle consiste en une cave au rez-de-chaussée <text:s/>deux chambres au premier <text:s/>deux au second <text:s/>grenier audessus. Le bail ou la vente sera faite <text:s/>à l'enchère <text:s/>en l'étude de Me PILLOï <text:s text:c="2"/>notaire à Salins <text:s/>le dimanche 24 mai 1840 <text:s text:c="2"/>à deux heures après midi. Pour traiter de gré à gré <text:s text:c="2"/>on pourra s'adresser soit au propriétaire soit audit Notaire. </text:p>
      <text:p text:style-name="Standard"/>
      <text:p text:style-name="Standard">LIEUX : </text:p>
      <text:p text:style-name="Standard">id,nom,type,numero</text:p>
      <text:p text:style-name="Standard">1,Salins,none,none</text:p>
      <text:p text:style-name="Standard">2,Champtave JN,faubourg,17</text:p>
      <text:p text:style-name="Standard"/>
      <text:p text:style-name="Standard">PERSONNES : </text:p>
      <text:p text:style-name="Standard">id,patronyme,titre,statut</text:p>
      <text:p text:style-name="Standard">1,Charles-Alexis LHOTE,sieur,none</text:p>
      <text:p text:style-name="Standard">2,PILLOï,Me,none</text:p>
      <text:p text:style-name="Standard"/>
      <text:p text:style-name="Standard">DATES : </text:p>
      <text:p text:style-name="Standard">id,jour,date_jour,mois,annee</text:p>
      <text:p text:style-name="Standard">1,dimanche,24,mai,1840</text:p>
      <text:p text:style-name="Standard">=================================</text:p>
      <text:p text:style-name="Standard">============================================FICHIER : S_500041092_00000102</text:p>
      <text:p text:style-name="Standard">ID : 17</text:p>
      <text:p text:style-name="Standard">ID_ANNONCES : 1092_102_1</text:p>
      <text:p text:style-name="Standard">TEXTE : </text:p>
      <text:p text:style-name="Standard"><text:s/>pour cause de départ. Une excellente jument <text:s/>un char-à-banc et un char suisse <text:s text:c="2"/>ces deux voitures sont dans le meilleur état. S'adresser à M. le Commandant du fort S.-André de Salins.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092_00000106</text:p>
      <text:p text:style-name="Standard">ID : 18</text:p>
      <text:p text:style-name="Standard">ID_ANNONCES : 1092_106_1</text:p>
      <text:p text:style-name="Standard">TEXTE : </text:p>
      <text:p text:style-name="Standard"><text:s/>II consiste en un Billard assorti <text:s/>tables tabourets <text:s/>quinquets <text:s/>etc. <text:s/>etc. S'adresser à M. Cuzin <text:s text:c="2"/>cafetier à Salins. </text:p>
      <text:p text:style-name="Standard"/>
      <text:p text:style-name="Standard"><text:soft-page-break/>LIEUX : </text:p>
      <text:p text:style-name="Standard">id,nom,type,numero</text:p>
      <text:p text:style-name="Standard">1,Billard,none,none</text:p>
      <text:p text:style-name="Standard"/>
      <text:p text:style-name="Standard">PERSONNES : </text:p>
      <text:p text:style-name="Standard">id,patronyme,titre,statut</text:p>
      <text:p text:style-name="Standard">1,Cuzin,M,cafetier</text:p>
      <text:p text:style-name="Standard"/>
      <text:p text:style-name="Standard">DATES : </text:p>
      <text:p text:style-name="Standard">id,jour,date_jour,mois,annee</text:p>
      <text:p text:style-name="Standard">=================================</text:p>
      <text:p text:style-name="Standard">============================================FICHIER : S_500041092_00000106</text:p>
      <text:p text:style-name="Standard">ID : 19</text:p>
      <text:p text:style-name="Standard">ID_ANNONCES : 1092_106_2</text:p>
      <text:p text:style-name="Standard">TEXTE : </text:p>
      <text:p text:style-name="Standard"><text:s/>Un char-à-banc de côté <text:s text:c="2"/>couvert et monté sur ressorts <text:s text:c="2"/>un char suisse à deux banquettes <text:s/>sur ressorts à pincettes <text:s/>un excellent cheval. S'adresser à M. Vermeillet <text:s/>sellier à Salins. </text:p>
      <text:p text:style-name="Standard"/>
      <text:p text:style-name="Standard">LIEUX : </text:p>
      <text:p text:style-name="Standard">id,nom,type,numero</text:p>
      <text:p text:style-name="Standard"/>
      <text:p text:style-name="Standard">PERSONNES : </text:p>
      <text:p text:style-name="Standard">id,patronyme,titre,statut</text:p>
      <text:p text:style-name="Standard">1,Vermeillet,M,sellier</text:p>
      <text:p text:style-name="Standard"/>
      <text:p text:style-name="Standard">DATES : </text:p>
      <text:p text:style-name="Standard">id,jour,date_jour,mois,annee</text:p>
      <text:p text:style-name="Standard">=================================</text:p>
      <text:p text:style-name="Standard">============================================FICHIER : S_500041092_00000106</text:p>
      <text:p text:style-name="Standard">ID : 20</text:p>
      <text:p text:style-name="Standard">ID_ANNONCES : 1092_106_3</text:p>
      <text:p text:style-name="Standard">TEXTE : </text:p>
      <text:p text:style-name="Standard"><text:s/>On peut entrer en jouissance de suite. Une belle et vaste Chambre à feu <text:s/>avec placards <text:s text:c="2"/>au troisième étage de la maison n° i3 <text:s/>rue du Pavillon. Cette chambre pour laquelle est réservée une portion de grenier <text:s text:c="2"/>a aussi une entrée par la rue du Chambenoz. S'adresser au propriétaire <text:s/>M. Augustin Oudet. </text:p>
      <text:p text:style-name="Standard"/>
      <text:p text:style-name="Standard">LIEUX : </text:p>
      <text:p text:style-name="Standard">id,nom,type,numero</text:p>
      <text:p text:style-name="Standard">1,Chambenoz,rue,none</text:p>
      <text:p text:style-name="Standard"/>
      <text:p text:style-name="Standard">PERSONNES : </text:p>
      <text:p text:style-name="Standard">id,patronyme,titre,statut</text:p>
      <text:p text:style-name="Standard">1,Augustin Oudet,M.,none</text:p>
      <text:p text:style-name="Standard"/>
      <text:p text:style-name="Standard">DATES : </text:p>
      <text:p text:style-name="Standard">id,jour,date_jour,mois,annee</text:p>
      <text:p text:style-name="Standard">=================================</text:p>
      <text:p text:style-name="Standard">============================================FICHIER : S_500041092_00000110</text:p>
      <text:p text:style-name="Standard">ID : 21</text:p>
      <text:p text:style-name="Standard">ID_ANNONCES : 1092_110_1</text:p>
      <text:p text:style-name="Standard">TEXTE : </text:p>
      <text:p text:style-name="Standard"><text:soft-page-break/><text:s/>Pour 9 ans <text:s/>à partir du 25 mars 1841. Cette ferme <text:s/>située à Villeneuve-d'Amont <text:s/>se compose d'une maison neuve <text:s/>cuuverte en tuiles <text:s/>comprenant logement à deux étages <text:s/>grange <text:s/>écuries <text:s/>etc. <text:s text:c="2"/>de 10 hectares 76 ares 64 centiares de terre <text:s/>partie en prés <text:s/>partie en labour. S'adresser <text:s/>pour plus amples renseigne- ments <text:s/>à Salins <text:s/>àM. leNotaire PILLOT <text:s/>ou à M. BABEY (Philibert) <text:s/>propriétaire de ladite ferme <text:s text:c="2"/>avec lequel on pourra traiter de gré à gré. </text:p>
      <text:p text:style-name="Standard"/>
      <text:p text:style-name="Standard">LIEUX : </text:p>
      <text:p text:style-name="Standard">id,nom,type,numero</text:p>
      <text:p text:style-name="Standard">1,Villeneuve-d'Amont,none,none</text:p>
      <text:p text:style-name="Standard">2,Salins,none,none</text:p>
      <text:p text:style-name="Standard">3,(Philibert),departement,none</text:p>
      <text:p text:style-name="Standard"/>
      <text:p text:style-name="Standard">PERSONNES : </text:p>
      <text:p text:style-name="Standard">id,patronyme,titre,statut</text:p>
      <text:p text:style-name="Standard">1,leNotaire,àM,PILLOT</text:p>
      <text:p text:style-name="Standard">2,BABEY Philibert,M,none</text:p>
      <text:p text:style-name="Standard">3,BABEY,M.,none</text:p>
      <text:p text:style-name="Standard"/>
      <text:p text:style-name="Standard">DATES : </text:p>
      <text:p text:style-name="Standard">id,jour,date_jour,mois,annee</text:p>
      <text:p text:style-name="Standard">1,,25,mars,1841.</text:p>
      <text:p text:style-name="Standard">=================================</text:p>
      <text:p text:style-name="Standard">============================================FICHIER : S_500041092_00000118</text:p>
      <text:p text:style-name="Standard">ID : 22</text:p>
      <text:p text:style-name="Standard">ID_ANNONCES : 1092_118_1</text:p>
      <text:p text:style-name="Standard">TEXTE : </text:p>
      <text:p text:style-name="Standard"><text:s/>20 BILLES de CHÊNE <text:s/>de bonne qualité <text:s/>sciées depuis trois et quatre ans <text:s/>en plateaux de 4o à 45 milimètres d'épaisseur. Ce bois est très propre à faire des tonneaux comme à servir à la menuiserie. S'adressera M. MARAUX <text:s/>ancien no- taire à Vers <text:s/>qui vendra également quel- ques Chênes en grume. </text:p>
      <text:p text:style-name="Standard"/>
      <text:p text:style-name="Standard">LIEUX : </text:p>
      <text:p text:style-name="Standard">id,nom,type,numero</text:p>
      <text:p text:style-name="Standard">1,CHÊNE,none,none</text:p>
      <text:p text:style-name="Standard">2,Vers,none,none</text:p>
      <text:p text:style-name="Standard"/>
      <text:p text:style-name="Standard">PERSONNES : </text:p>
      <text:p text:style-name="Standard">id,patronyme,titre,statut</text:p>
      <text:p text:style-name="Standard">1,MARAUX,M.,none</text:p>
      <text:p text:style-name="Standard"/>
      <text:p text:style-name="Standard">DATES : </text:p>
      <text:p text:style-name="Standard">id,jour,date_jour,mois,annee</text:p>
      <text:p text:style-name="Standard">=================================</text:p>
      <text:p text:style-name="Standard">============================================FICHIER : S_500041092_00000142</text:p>
      <text:p text:style-name="Standard">ID : 23</text:p>
      <text:p text:style-name="Standard">ID_ANNONCES : 1092_142_1</text:p>
      <text:p text:style-name="Standard">TEXTE : </text:p>
      <text:p text:style-name="Standard"><text:s/>Une grande Cave pouvant êlre divisée et ayant deux entrées <text:s/>l'une sur la ruelle des Bottes <text:s/>l'autre en face de la Fourmandaise. On louera aussi <text:s/>même maison <text:s/>un Appartement <text:s/>à l'étage <text:s/>qui sous peu sera achevé. — S'adresser à M. Méraux <text:s/>me- nuisier <text:s/>à Salins. </text:p>
      <text:p text:style-name="Standard"/>
      <text:p text:style-name="Standard">LIEUX : </text:p>
      <text:p text:style-name="Standard"><text:soft-page-break/>id,nom,type,numero</text:p>
      <text:p text:style-name="Standard">1,Bottes,ruelle,none</text:p>
      <text:p text:style-name="Standard">2,Fourmandaise,face,none</text:p>
      <text:p text:style-name="Standard">3,Salins,none,none</text:p>
      <text:p text:style-name="Standard"/>
      <text:p text:style-name="Standard">PERSONNES : </text:p>
      <text:p text:style-name="Standard">id,patronyme,titre,statut</text:p>
      <text:p text:style-name="Standard">1,Méraux,M,me-</text:p>
      <text:p text:style-name="Standard"/>
      <text:p text:style-name="Standard">DATES : </text:p>
      <text:p text:style-name="Standard">id,jour,date_jour,mois,annee</text:p>
      <text:p text:style-name="Standard">=================================</text:p>
      <text:p text:style-name="Standard">============================================FICHIER : S_500041092_00000154</text:p>
      <text:p text:style-name="Standard">ID : 24</text:p>
      <text:p text:style-name="Standard">ID_ANNONCES : 1092_154_1</text:p>
      <text:p text:style-name="Standard">TEXTE : </text:p>
      <text:p text:style-name="Standard"><text:s/>Appartement au Ier étage <text:s/>Grand'rue du Bourg-dessus <text:s/>composé de huit pièces <text:s/>cabinets <text:s/>cave et grenier. — S'adressera M. TOUBl'N <text:s/>marchand de fer <text:s/>à Salins. </text:p>
      <text:p text:style-name="Standard"/>
      <text:p text:style-name="Standard">LIEUX : </text:p>
      <text:p text:style-name="Standard">id,nom,type,numero</text:p>
      <text:p text:style-name="Standard">1,Bourg-dessus,none,none</text:p>
      <text:p text:style-name="Standard">2,Salins,none,none</text:p>
      <text:p text:style-name="Standard"/>
      <text:p text:style-name="Standard">PERSONNES : </text:p>
      <text:p text:style-name="Standard">id,patronyme,titre,statut</text:p>
      <text:p text:style-name="Standard">1,TOUBl'N,M,marchand</text:p>
      <text:p text:style-name="Standard"/>
      <text:p text:style-name="Standard">DATES : </text:p>
      <text:p text:style-name="Standard">id,jour,date_jour,mois,annee</text:p>
      <text:p text:style-name="Standard">=================================</text:p>
      <text:p text:style-name="Standard">============================================FICHIER : S_500041092_00000154</text:p>
      <text:p text:style-name="Standard">ID : 25</text:p>
      <text:p text:style-name="Standard">ID_ANNONCES : 1092_154_2</text:p>
      <text:p text:style-name="Standard">TEXTE : </text:p>
      <text:p text:style-name="Standard"><text:s/>Un quartier au second de la maison en face de la fontaine des Cygnes <text:s/>composé de quatre pièces <text:s/>avec cave <text:s/>bûcher et jardin. Il y a une fontaine dans la maison <text:s text:c="2"/>et un étendoir à lessive. — S'adresser à MM. </text:p>
      <text:p text:style-name="Standard"/>
      <text:p text:style-name="Standard">LIEUX : </text:p>
      <text:p text:style-name="Standard">id,nom,type,numero</text:p>
      <text:p text:style-name="Standard"/>
      <text:p text:style-name="Standard">PERSONNES : </text:p>
      <text:p text:style-name="Standard">id,patronyme,titre,statut</text:p>
      <text:p text:style-name="Standard">1,MM,M,none</text:p>
      <text:p text:style-name="Standard"/>
      <text:p text:style-name="Standard">DATES : </text:p>
      <text:p text:style-name="Standard">id,jour,date_jour,mois,annee</text:p>
      <text:p text:style-name="Standard">=================================</text:p>
      <text:p text:style-name="Standard">============================================FICHIER : S_500041092_00000158</text:p>
      <text:p text:style-name="Standard">ID : 26</text:p>
      <text:p text:style-name="Standard">ID_ANNONCES : 1092_158_1</text:p>
      <text:p text:style-name="Standard"><text:soft-page-break/>TEXTE : </text:p>
      <text:p text:style-name="Standard"><text:s/>Un tonneau de iq hecto. 5o <text:s/>un de i3hecto. So <text:s/>un de 7 heclo. 5o <text:s text:c="2"/>et plusieurs autres de 3 hectolitres. Ces tonneaux sont en bon état et reliés en fer. S'adresser à M. Fe-rroux <text:s text:c="2"/>grand'rue du bourg-dessous <text:s/>n° 27 <text:s/>à Salins.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1,iq 5o,hecto,un</text:p>
      <text:p text:style-name="Standard">2,So,i3hecto,none</text:p>
      <text:p text:style-name="Standard">3,5o,heclo,none</text:p>
      <text:p text:style-name="Standard">4,Fe-rroux,M,grand'rue</text:p>
      <text:p text:style-name="Standard"/>
      <text:p text:style-name="Standard">DATES : </text:p>
      <text:p text:style-name="Standard">id,jour,date_jour,mois,annee</text:p>
      <text:p text:style-name="Standard">=================================</text:p>
      <text:p text:style-name="Standard">============================================FICHIER : S_500041092_00000174</text:p>
      <text:p text:style-name="Standard">ID : 27</text:p>
      <text:p text:style-name="Standard">ID_ANNONCES : 1092_174_1</text:p>
      <text:p text:style-name="Standard">TEXTE : </text:p>
      <text:p text:style-name="Standard"><text:s/>Une dite à Plaisance <text:s/>située à Braron <text:s/>composée d'une cave à rez-dechaussée <text:s text:c="2"/>d'une cuisine et d'une salle àu premier <text:s/>d'une petite cuisine et deux chambres au second <text:s text:c="2"/>grenier à blé <text:s text:c="2"/>étendoir <text:s/>etc. Plus environ 24 ares de jardin et verger au joignant dé ladite maison <text:s/>qui peut convenir a un jardinier en raison de la fontaine dont la conduite est en fonte. S'adresser à Mlles Bedeau <text:s/>grand'ruedu Bourg-dessus <text:s/>maison Borne <text:s/>a Salins. </text:p>
      <text:p text:style-name="Standard"/>
      <text:p text:style-name="Standard">LIEUX : </text:p>
      <text:p text:style-name="Standard">id,nom,type,numero</text:p>
      <text:p text:style-name="Standard">1,Braron,none,none</text:p>
      <text:p text:style-name="Standard">2,Mlles,none,none</text:p>
      <text:p text:style-name="Standard">3,Bourg-dessus,grand'ruedu,none</text:p>
      <text:p text:style-name="Standard">4,Borne,maison,none</text:p>
      <text:p text:style-name="Standard">5,Salins,none,none</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092_00000174</text:p>
      <text:p text:style-name="Standard">ID : 28</text:p>
      <text:p text:style-name="Standard">ID_ANNONCES : 1092_174_2</text:p>
      <text:p text:style-name="Standard">TEXTE : </text:p>
      <text:p text:style-name="Standard"><text:s/>Une Maison sise grand'rue du Bourgdessous <text:s/>n° 29 <text:s/>à Salins. — S'adressera M. Suffisant <text:s/>négociant <text:s/>qui céderait éga- lement le fonds de magasin en Draperie el Toilerie. </text:p>
      <text:p text:style-name="Standard"/>
      <text:p text:style-name="Standard">LIEUX : </text:p>
      <text:p text:style-name="Standard">id,nom,type,numero</text:p>
      <text:p text:style-name="Standard"><text:soft-page-break/>1,Bourgdessous,none,none</text:p>
      <text:p text:style-name="Standard">2,Salins,none,none</text:p>
      <text:p text:style-name="Standard">3,Draperie,magasin,none</text:p>
      <text:p text:style-name="Standard"/>
      <text:p text:style-name="Standard">PERSONNES : </text:p>
      <text:p text:style-name="Standard">id,patronyme,titre,statut</text:p>
      <text:p text:style-name="Standard">1,Suffisant,M.,none</text:p>
      <text:p text:style-name="Standard"/>
      <text:p text:style-name="Standard">DATES : </text:p>
      <text:p text:style-name="Standard">id,jour,date_jour,mois,annee</text:p>
      <text:p text:style-name="Standard">=================================</text:p>
      <text:p text:style-name="Standard">============================================FICHIER : S_500041092_00000227</text:p>
      <text:p text:style-name="Standard">ID : 29</text:p>
      <text:p text:style-name="Standard">ID_ANNONCES : 1092_227_1</text:p>
      <text:p text:style-name="Standard">TEXTE : </text:p>
      <text:p text:style-name="Standard"><text:s/>/pour cause de décès. Il se compose de : i° Montres à l'Epine en or <text:s/>montres ordinaires en or <text:s/>montres en argent <text:s/>à répétition <text:s/>à réveil <text:s/>et une quantité de montres eu argent de tous les. prix <text:s text:c="2"/>20 Pendules en tous genres <text:s/>horions et tourne-broches <text:s text:c="2"/>3° Outils et diverses fournitures d'horlogerie. Les montres <text:s/>pendules et horloges seront vendues <text:s text:c="2"/>en bloc ou en détail aux prix les plus modérés. S'adresser à Madame veuve PERRIN rue du Commerce <text:s/>4 <text:s/>à Lons-le-Saunier! DESCHAMPS-PËLLOTTIER» FARRICANt de PaINS-d'ÉpICES <text:s/>Mue de l'Ecole-de-Droit <text:s/>n° 29 <text:s/>à Dijon <text:s/>A l'honneur de prévenir qu'it est arrivé à Salins avec un grand Assortiment de Paius-d'Epices et Croquetsdc sa fabrique <text:s/>Pains-d'Epices glacés <text:s/>à l'orange et aux a- mandes <text:s/>idem façon de Hollande j idem façon de Reims <text:s/>dits de santé- <text:s/>Nonnettes fines <text:s/>Croquets fins et mi-fins de toutes es- pèces <text:s/>à la pâte d'amandes <text:s/>a la rose <text:s/>à la vanille- <text:s/>Amandes grillées à la rose <text:s/>etc. </text:p>
      <text:p text:style-name="Standard"/>
      <text:p text:style-name="Standard">LIEUX : </text:p>
      <text:p text:style-name="Standard">id,nom,type,numero</text:p>
      <text:p text:style-name="Standard">1,Commerce,rue,4</text:p>
      <text:p text:style-name="Standard">2,Lons-le-Saunier,none,none</text:p>
      <text:p text:style-name="Standard">3,PaINS-d'ÉpICES,none,none</text:p>
      <text:p text:style-name="Standard">4,Dijon,none,none</text:p>
      <text:p text:style-name="Standard">5,Salins,none,none</text:p>
      <text:p text:style-name="Standard">6,Paius-d'Epices,none,none</text:p>
      <text:p text:style-name="Standard"/>
      <text:p text:style-name="Standard">PERSONNES : </text:p>
      <text:p text:style-name="Standard">id,patronyme,titre,statut</text:p>
      <text:p text:style-name="Standard">1,FARRICANt,MPS-PËLLOTTIER»,none</text:p>
      <text:p text:style-name="Standard"/>
      <text:p text:style-name="Standard">DATES : </text:p>
      <text:p text:style-name="Standard">id,jour,date_jour,mois,annee</text:p>
      <text:p text:style-name="Standard">=================================</text:p>
      <text:p text:style-name="Standard">============================================FICHIER : S_500041092_00000235</text:p>
      <text:p text:style-name="Standard">ID : 30</text:p>
      <text:p text:style-name="Standard">ID_ANNONCES : 1092_235_1</text:p>
      <text:p text:style-name="Standard">TEXTE : </text:p>
      <text:p text:style-name="Standard"><text:s/>d'ici au 51 janvier 184 î <text:s/>en l'étude deM.e CHAPPUIS <text:s/>à Salins. Ce domaine situé au territoire de Roujeailles <text:s/>canton de Levier <text:s/>arrondissement de Pontarlicr (doubs) <text:s text:c="2"/>consiste en terres labourables <text:s/>champs <text:s/>prés et prés-bois <text:s text:c="2"/>d'une superficie de 3o hectares 3i ares 60 centiares <text:s/>et provient de la famille BATAILL ARD <text:s text:c="2"/>qui le possède de tems immémorial <text:s text:c="2"/>ce domaine est amodié depuis plus de 4o ans <text:s/>sans augmentation ni diminution de prix. S'adresser <text:s/>à Salins <text:s/>à Me Chappuis <text:s/>no- taire <text:s/>avec qui on pourra traiter de gréa gré. </text:p>
      <text:p text:style-name="Standard"><text:soft-page-break/></text:p>
      <text:p text:style-name="Standard">LIEUX : </text:p>
      <text:p text:style-name="Standard">id,nom,type,numero</text:p>
      <text:p text:style-name="Standard">1,Salins,none,none</text:p>
      <text:p text:style-name="Standard">2,Roujeailles,territoire,none</text:p>
      <text:p text:style-name="Standard">3,Levier,canton,none</text:p>
      <text:p text:style-name="Standard">4,Pontarlicr,arrondissement,none</text:p>
      <text:p text:style-name="Standard">5,BATAILL,famille,none</text:p>
      <text:p text:style-name="Standard">6,Salins,none,none</text:p>
      <text:p text:style-name="Standard">7,(doubs),departement,none</text:p>
      <text:p text:style-name="Standard"/>
      <text:p text:style-name="Standard">PERSONNES : </text:p>
      <text:p text:style-name="Standard">id,patronyme,titre,statut</text:p>
      <text:p text:style-name="Standard">1,CHAPPUIS,M.e,none</text:p>
      <text:p text:style-name="Standard">2,Chappuis,Me,none</text:p>
      <text:p text:style-name="Standard"/>
      <text:p text:style-name="Standard">DATES : </text:p>
      <text:p text:style-name="Standard">id,jour,date_jour,mois,annee</text:p>
      <text:p text:style-name="Standard">=================================</text:p>
      <text:p text:style-name="Standard">============================================FICHIER : S_500041092_00000243</text:p>
      <text:p text:style-name="Standard">ID : 31</text:p>
      <text:p text:style-name="Standard">ID_ANNONCES : 1092_243_1</text:p>
      <text:p text:style-name="Standard">TEXTE : </text:p>
      <text:p text:style-name="Standard"><text:s/>S'adresser hôtel de la Tête d'or <text:s/>à Salins.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092_00000305</text:p>
      <text:p text:style-name="Standard">ID : 32</text:p>
      <text:p text:style-name="Standard">ID_ANNONCES : 1092_305_1</text:p>
      <text:p text:style-name="Standard">TEXTE : </text:p>
      <text:p text:style-name="Standard"><text:s/>Environ 700 stères <text:s/>généralement bonne essence <text:s text:c="2"/>provenant de la forêt//«.s Moidons <text:s/>sciés en bouts pour poêle el chauffe-panse. Ce bois est a couvert <text:s/>depuis l'été <text:s/>dernier <text:s/>sous la halle du fourneau de Moulaine. Il sera vendri au slère <text:s/>de gré a gré <text:s text:c="2"/>en g.osouendélail <text:s/>au fourueau.deMoulaine <text:s/>le mercredi 28 avril r84i <text:s text:c="2"/>à g heures du matin <text:s/>et jours suivants <text:s/>s'il y a lieu. Pour traiter <text:s/>s'adresser- à M Aigrot <text:s/>demeurant a ladite Usine. </text:p>
      <text:p text:style-name="Standard"/>
      <text:p text:style-name="Standard">LIEUX : </text:p>
      <text:p text:style-name="Standard">id,nom,type,numero</text:p>
      <text:p text:style-name="Standard">1,Moulaine,fourneau,none</text:p>
      <text:p text:style-name="Standard"/>
      <text:p text:style-name="Standard">PERSONNES : </text:p>
      <text:p text:style-name="Standard">id,patronyme,titre,statut</text:p>
      <text:p text:style-name="Standard">1,Aigrot,M,none</text:p>
      <text:p text:style-name="Standard"><text:soft-page-break/></text:p>
      <text:p text:style-name="Standard">DATES : </text:p>
      <text:p text:style-name="Standard">id,jour,date_jour,mois,annee</text:p>
      <text:p text:style-name="Standard">=================================</text:p>
      <text:p text:style-name="Standard">============================================FICHIER : S_500041092_00000309</text:p>
      <text:p text:style-name="Standard">ID : 33</text:p>
      <text:p text:style-name="Standard">ID_ANNONCES : 1092_309_1</text:p>
      <text:p text:style-name="Standard">TEXTE : </text:p>
      <text:p text:style-name="Standard"><text:s/>. Ces Sapins sont numérotés <text:s/>et à prendre dans la forêt de la Fougetle <text:s/>située au territoire de la Grange de Palantin <text:s text:c="2"/>canton d'iVmancey <text:s text:c="2"/>département du Doubs <text:s text:c="2"/>appartenant a M. df. Déservillers. La vente en sera faite en l'étude de M1' Ciiappuis <text:s/>notaire à Salins <text:s/>lundi 24 mai 1841 <text:s/>à tj <text:s/>heures du matin el la délivrance faite au plus offrant et dernier enchérisreur <text:s/>s'il y a lieu. Ceux qui désireraient visiter lesdrts sapins pourront s'adresser au sieur Pierre Grcmaud <text:s text:c="2"/>de l'Abergemenl-du-ÎNavoy <text:s/>garde de la forêt. </text:p>
      <text:p text:style-name="Standard"/>
      <text:p text:style-name="Standard">LIEUX : </text:p>
      <text:p text:style-name="Standard">id,nom,type,numero</text:p>
      <text:p text:style-name="Standard">1,Fougetle,forêt,none</text:p>
      <text:p text:style-name="Standard">2,Grange,territoire,none</text:p>
      <text:p text:style-name="Standard">3,Palantin,none,none</text:p>
      <text:p text:style-name="Standard">4,Doubs,département,none</text:p>
      <text:p text:style-name="Standard">5,M1,étude,none</text:p>
      <text:p text:style-name="Standard">6,Abergemenl-du-ÎNavoy,none,none</text:p>
      <text:p text:style-name="Standard"/>
      <text:p text:style-name="Standard">PERSONNES : </text:p>
      <text:p text:style-name="Standard">id,patronyme,titre,statut</text:p>
      <text:p text:style-name="Standard">1,Ciiappuis,M1',none</text:p>
      <text:p text:style-name="Standard">2,Pierre Grcmaud,sieur,none</text:p>
      <text:p text:style-name="Standard"/>
      <text:p text:style-name="Standard">DATES : </text:p>
      <text:p text:style-name="Standard">id,jour,date_jour,mois,annee</text:p>
      <text:p text:style-name="Standard">1,lundi,24,mai,1841</text:p>
      <text:p text:style-name="Standard">=================================</text:p>
      <text:p text:style-name="Standard">============================================FICHIER : S_500041092_00000325</text:p>
      <text:p text:style-name="Standard">ID : 34</text:p>
      <text:p text:style-name="Standard">ID_ANNONCES : 1092_325_1</text:p>
      <text:p text:style-name="Standard">TEXTE : </text:p>
      <text:p text:style-name="Standard"><text:s/>Cet établissement <text:s/>situé dans la position de Salins la plus avantageuse <text:s text:c="2"/>est connu dejiuis longtems sous le nom de Café de la Tete dor. Ce café <text:s text:c="2"/>très bien achalandé <text:s/>vient d'être remis entièrement à neuf. Ceux qui désireraient en faire acquisition pourront s'adresser au sieur Auguste Barbier <text:s/>propriétaire dudit établissement. </text:p>
      <text:p text:style-name="Standard"/>
      <text:p text:style-name="Standard">LIEUX : </text:p>
      <text:p text:style-name="Standard">id,nom,type,numero</text:p>
      <text:p text:style-name="Standard">1,Salins,position,none</text:p>
      <text:p text:style-name="Standard">2,Tete,Café,none</text:p>
      <text:p text:style-name="Standard"/>
      <text:p text:style-name="Standard">PERSONNES : </text:p>
      <text:p text:style-name="Standard">id,patronyme,titre,statut</text:p>
      <text:p text:style-name="Standard">1,Auguste Barbier,sieur,none</text:p>
      <text:p text:style-name="Standard"/>
      <text:p text:style-name="Standard">DATES : </text:p>
      <text:p text:style-name="Standard"><text:soft-page-break/>id,jour,date_jour,mois,annee</text:p>
      <text:p text:style-name="Standard">=================================</text:p>
      <text:p text:style-name="Standard">============================================FICHIER : S_500041092_00000325</text:p>
      <text:p text:style-name="Standard">ID : 35</text:p>
      <text:p text:style-name="Standard">ID_ANNONCES : 1092_325_2</text:p>
      <text:p text:style-name="Standard">TEXTE : </text:p>
      <text:p text:style-name="Standard"><text:s/>Un char-à-banc de côté <text:s/>couvert <text:s/>et un autre découvert. S'adresser à M. Vermeîllet <text:s/>sellier <text:s/>à Salins <text:s/>place royale.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1,Vermeîllet,M,sellier</text:p>
      <text:p text:style-name="Standard"/>
      <text:p text:style-name="Standard">DATES : </text:p>
      <text:p text:style-name="Standard">id,jour,date_jour,mois,annee</text:p>
      <text:p text:style-name="Standard">=================================</text:p>
      <text:p text:style-name="Standard">============================================FICHIER : S_500041092_00000401</text:p>
      <text:p text:style-name="Standard">ID : 36</text:p>
      <text:p text:style-name="Standard">ID_ANNONCES : 1092_401_1</text:p>
      <text:p text:style-name="Standard">TEXTE : </text:p>
      <text:p text:style-name="Standard"><text:s/>Ce Domaine <text:s/>siluéàOnay <text:s/>commune de La Chapelle <text:s/>consiste en maison de fermier <text:s/>verger <text:s/>chenevière <text:s/>champs <text:s/>prés et vignes <text:s/>cl appartient a l'Hospice civil de Salins <text:s/>le bail prendra son commencement sitôt après la récolte de 1841 Se rencontrer en la salle du conseil de l'Hospice <text:s/>a Salins <text:s/>a g heures du matin <text:s/>du Jeudi 21 octobre 18^1 <text:s/>où il sera passé bail par M'CHAPPUIS <text:s/>notaire a Salins <text:s/>aux conditions approuvées par M. le Préfet. v"&gt;!iOiiriG ¦¦"o.'.otoiao i) pb •fj'gJW&amp;il -M ' -u/fsl ?.i ¦ "¦¦...... <text:s text:c="2"/>¦ En l'étude de Me l'OURMEll <text:s/>notaire à Salins <text:s/>le dimanche 17 octobre 1841 <text:s/>à deux heures après midi. Une Pièce de terre située au territoire de Salins <text:s text:c="2"/>canton de Baucul <text:s text:c="2"/>appelée champ du Poirier <text:s/>conlanenl 74 ares 20 cenl <text:s text:c="2"/>porté a la section G <text:s/>n° 724 <text:s text:c="2"/>de la matrice cadastrale <text:s/>touchant au levant M. Roussey <text:s/>au couchant M. Brocard. S'adresser pour les renseignements <text:s/>aux frères 151 Cl l'.M'.'i' <text:s/>de Blégny. </text:p>
      <text:p text:style-name="Standard"/>
      <text:p text:style-name="Standard">LIEUX : </text:p>
      <text:p text:style-name="Standard">id,nom,type,numero</text:p>
      <text:p text:style-name="Standard">1,Salins,none,none</text:p>
      <text:p text:style-name="Standard">2,Salins,none,none</text:p>
      <text:p text:style-name="Standard">3,Jeudi,none,none</text:p>
      <text:p text:style-name="Standard">4,Salins,territoire,none</text:p>
      <text:p text:style-name="Standard">5,Baucul,canton,none</text:p>
      <text:p text:style-name="Standard">6,Blégny,none,none</text:p>
      <text:p text:style-name="Standard"/>
      <text:p text:style-name="Standard">PERSONNES : </text:p>
      <text:p text:style-name="Standard">id,patronyme,titre,statut</text:p>
      <text:p text:style-name="Standard">1,M'CHAPPUIS,M'CHAPPUI,none</text:p>
      <text:p text:style-name="Standard">2,MEll,MEl,none</text:p>
      <text:p text:style-name="Standard">3,Brocard,M.,none</text:p>
      <text:p text:style-name="Standard"/>
      <text:p text:style-name="Standard">DATES : </text:p>
      <text:p text:style-name="Standard">id,jour,date_jour,mois,annee</text:p>
      <text:p text:style-name="Standard"><text:soft-page-break/>1,dimanche,17,octobre,1841</text:p>
      <text:p text:style-name="Standard">=================================</text:p>
      <text:p text:style-name="Standard">============================================FICHIER : S_500041092_00000457</text:p>
      <text:p text:style-name="Standard">ID : 37</text:p>
      <text:p text:style-name="Standard">ID_ANNONCES : 1092_457_1</text:p>
      <text:p text:style-name="Standard">TEXTE : </text:p>
      <text:p text:style-name="Standard"><text:s/>Plusieurs fauteuils montés <text:s/>bois eo acajou <text:s text:c="2"/>autres bois de fauteuils non garnis <text:s/>bois de chaises diles chauffeuses. S'adresser au sieur VERMEILLET <text:s/>sellier. </text:p>
      <text:p text:style-name="Standard"/>
      <text:p text:style-name="Standard">LIEUX : </text:p>
      <text:p text:style-name="Standard">id,nom,type,numero</text:p>
      <text:p text:style-name="Standard"/>
      <text:p text:style-name="Standard">PERSONNES : </text:p>
      <text:p text:style-name="Standard">id,patronyme,titre,statut</text:p>
      <text:p text:style-name="Standard">1,VERMEILLET,sieur,none</text:p>
      <text:p text:style-name="Standard"/>
      <text:p text:style-name="Standard">DATES : </text:p>
      <text:p text:style-name="Standard">id,jour,date_jour,mois,annee</text:p>
      <text:p text:style-name="Standard">=================================</text:p>
      <text:p text:style-name="Standard">============================================FICHIER : S_500041092_00000469</text:p>
      <text:p text:style-name="Standard">ID : 38</text:p>
      <text:p text:style-name="Standard">ID_ANNONCES : 1092_469_1</text:p>
      <text:p text:style-name="Standard">TEXTE : </text:p>
      <text:p text:style-name="Standard"><text:s/>Celle auebrge située à Salins <text:s/>grand'rue du Bourg-dessus <text:s/>n° 74 <text:s text:c="2"/>est avantageuse ment placée pour les foires. Elle se compose d'une cuisine <text:s/>une chambre derrière <text:s/>une salle à manger <text:s/>une cave <text:s/>écurie <text:s/>remise et un vaste grenier. Si l'amodiateur le désire <text:s/>il lui sera cédé <text:s/>en outre <text:s text:c="2"/>plusieurs 'chambres <text:s text:c="2"/>des lits garnis <text:s/>tables <text:s/>chaises et des tonneaux de différente grandeur. On pourra entrer en jouissance au 25 mars 184. S'adresser au propriétaire <text:s/>le sieur PERNET <text:s/>qui occupe actuellement ladite auberge. </text:p>
      <text:p text:style-name="Standard"/>
      <text:p text:style-name="Standard">LIEUX : </text:p>
      <text:p text:style-name="Standard">id,nom,type,numero</text:p>
      <text:p text:style-name="Standard">1,Salins,none,none</text:p>
      <text:p text:style-name="Standard">2,Bourg-dessus,grand'rue,74</text:p>
      <text:p text:style-name="Standard"/>
      <text:p text:style-name="Standard">PERSONNES : </text:p>
      <text:p text:style-name="Standard">id,patronyme,titre,statut</text:p>
      <text:p text:style-name="Standard">1,PERNET,sieur,none</text:p>
      <text:p text:style-name="Standard"/>
      <text:p text:style-name="Standard">DATES : </text:p>
      <text:p text:style-name="Standard">id,jour,date_jour,mois,annee</text:p>
      <text:p text:style-name="Standard">1,,25,mars,184.</text:p>
      <text:p text:style-name="Standard">=================================</text:p>
      <text:p text:style-name="Standard">============================================FICHIER : S_500041092_00000561</text:p>
      <text:p text:style-name="Standard">ID : 39</text:p>
      <text:p text:style-name="Standard">ID_ANNONCES : 1092_561_1</text:p>
      <text:p text:style-name="Standard">TEXTE : </text:p>
      <text:p text:style-name="Standard"><text:s/>Us consistent en 3 tonneaux reliés en fer et en bon état <text:s/>de 16 hectolitres 5o <text:s/>i3 hectolitres 5o et 4 hectolitres 5o <text:s/>un déchargeoir <text:s/>2 cuves <text:s text:c="2"/>1 seille à cou <text:s/>entonnoir en ferblanc et en bois <text:s/>robinets en cuivre <text:s/>bouille <text:s/>etc. S'adresser à Madame veuve Lebeaud <text:s text:c="2"/>faubourg Galvoz <text:s/>n° 27 <text:s/>à Salins. </text:p>
      <text:p text:style-name="Standard"/>
      <text:p text:style-name="Standard">LIEUX : </text:p>
      <text:p text:style-name="Standard"><text:soft-page-break/>id,nom,type,numero</text:p>
      <text:p text:style-name="Standard">1,Galvoz,faubourg,27</text:p>
      <text:p text:style-name="Standard">2,Salins,none,none</text:p>
      <text:p text:style-name="Standard"/>
      <text:p text:style-name="Standard">PERSONNES : </text:p>
      <text:p text:style-name="Standard">id,patronyme,titre,statut</text:p>
      <text:p text:style-name="Standard">1,Lebeaud faubourg,Madame,veuve</text:p>
      <text:p text:style-name="Standard"/>
      <text:p text:style-name="Standard">DATES : </text:p>
      <text:p text:style-name="Standard">id,jour,date_jour,mois,annee</text:p>
      <text:p text:style-name="Standard">=================================</text:p>
      <text:p text:style-name="Standard">============================================FICHIER : S_500041092_00000569</text:p>
      <text:p text:style-name="Standard">ID : 40</text:p>
      <text:p text:style-name="Standard">ID_ANNONCES : 1092_569_1</text:p>
      <text:p text:style-name="Standard">TEXTE : </text:p>
      <text:p text:style-name="Standard"><text:s/>Ces tonneaux sont en parfait état <text:s/>el ont la capicité dont le détail suit : Untonneau contenant 17 hecto. 00 litres. Id. 14 » Id. 12 » Id. Id. Id. 1 <text:s text:c="5"/>/ '» ' ' ' <text:s text:c="3"/>' <text:s text:c="2"/>Id. 1 <text:s text:c="3"/>*f <text:s text:c="2"/>» Id. <text:s/>. Plus une cuvette à tirer le vin <text:s/>et deux planches à bouteilles. S'adresser à Madame veuve Toubin <text:s/>maison Allard-Dunand <text:s text:c="2"/>à Salins. </text:p>
      <text:p text:style-name="Standard"/>
      <text:p text:style-name="Standard">LIEUX : </text:p>
      <text:p text:style-name="Standard">id,nom,type,numero</text:p>
      <text:p text:style-name="Standard">1,Allard-Dunand,maison,none</text:p>
      <text:p text:style-name="Standard">2,Salins,none,none</text:p>
      <text:p text:style-name="Standard"/>
      <text:p text:style-name="Standard">PERSONNES : </text:p>
      <text:p text:style-name="Standard">id,patronyme,titre,statut</text:p>
      <text:p text:style-name="Standard">1,Toubin maison,Madame,veuve</text:p>
      <text:p text:style-name="Standard"/>
      <text:p text:style-name="Standard">DATES : </text:p>
      <text:p text:style-name="Standard">id,jour,date_jour,mois,annee</text:p>
      <text:p text:style-name="Standard">=================================</text:p>
      <text:p text:style-name="Standard">============================================FICHIER : S_500041092_00000581</text:p>
      <text:p text:style-name="Standard">ID : 41</text:p>
      <text:p text:style-name="Standard">ID_ANNONCES : 1092_581_1</text:p>
      <text:p text:style-name="Standard">TEXTE : </text:p>
      <text:p text:style-name="Standard"><text:s/>Trois pièces de terre au territoire de Bracon <text:s/>l'une en Pierrelet <text:s/>d'environ 3 hectares 27 ares <text:s/>une autre au Pré-du-roi <text:s/>d'environ i hectare <text:s text:c="2"/>la troisième au Poirier-de-chien <text:s/>d'environ 40 ares. A FENDRE. Le Regain des trois pièces de lerre cidessus et d'une autre à la Côte-sain t-André. S'adressera m. BOURGEOIS (Claude- Joseph) <text:s/>qui traitera de gré à gré pour lout ou partie de ces objets. </text:p>
      <text:p text:style-name="Standard"/>
      <text:p text:style-name="Standard">LIEUX : </text:p>
      <text:p text:style-name="Standard">id,nom,type,numero</text:p>
      <text:p text:style-name="Standard">1,Bracon,territoire,none</text:p>
      <text:p text:style-name="Standard">2,Pré-du-roi,none,none</text:p>
      <text:p text:style-name="Standard">3,Poirier-de-chien,none,none</text:p>
      <text:p text:style-name="Standard">4,FENDRE,none,none</text:p>
      <text:p text:style-name="Standard">5,Côte-sain,none,none</text:p>
      <text:p text:style-name="Standard"/>
      <text:p text:style-name="Standard">PERSONNES : </text:p>
      <text:p text:style-name="Standard">id,patronyme,titre,statut</text:p>
      <text:p text:style-name="Standard"><text:soft-page-break/>1,BOURGEOIS,m,(</text:p>
      <text:p text:style-name="Standard"/>
      <text:p text:style-name="Standard">DATES : </text:p>
      <text:p text:style-name="Standard">id,jour,date_jour,mois,annee</text:p>
      <text:p text:style-name="Standard">=================================</text:p>
      <text:p text:style-name="Standard">============================================FICHIER : S_500041116_00000004</text:p>
      <text:p text:style-name="Standard">ID : 42</text:p>
      <text:p text:style-name="Standard">ID_ANNONCES : 1116_004_1</text:p>
      <text:p text:style-name="Standard">TEXTE : </text:p>
      <text:p text:style-name="Standard"><text:s/>APPARTEMENT de 4 pièces <text:s/>réparé à neuf donnant sur la place d'Armes Gave et grenier S'adresser à Me Debrand <text:s/>huissier. </text:p>
      <text:p text:style-name="Standard"/>
      <text:p text:style-name="Standard">LIEUX : </text:p>
      <text:p text:style-name="Standard">id,nom,type,numero</text:p>
      <text:p text:style-name="Standard">1,Armes,place,none</text:p>
      <text:p text:style-name="Standard"/>
      <text:p text:style-name="Standard">PERSONNES : </text:p>
      <text:p text:style-name="Standard">id,patronyme,titre,statut</text:p>
      <text:p text:style-name="Standard">1,Debrand,Me,none</text:p>
      <text:p text:style-name="Standard"/>
      <text:p text:style-name="Standard">DATES : </text:p>
      <text:p text:style-name="Standard">id,jour,date_jour,mois,annee</text:p>
      <text:p text:style-name="Standard">=================================</text:p>
      <text:p text:style-name="Standard">============================================FICHIER : S_500041116_00000004</text:p>
      <text:p text:style-name="Standard">ID : 43</text:p>
      <text:p text:style-name="Standard">ID_ANNONCES : 1116_004_2</text:p>
      <text:p text:style-name="Standard">TEXTE : </text:p>
      <text:p text:style-name="Standard"><text:s/>à La Chaux-sur-Ohampagny avec Cave et Jarlio S'adresser à M. Baud <text:s/>à La Chaux-sur-Champagny. </text:p>
      <text:p text:style-name="Standard"/>
      <text:p text:style-name="Standard">LIEUX : </text:p>
      <text:p text:style-name="Standard">id,nom,type,numero</text:p>
      <text:p text:style-name="Standard">1,Chaux-sur-Ohampagny,none,none</text:p>
      <text:p text:style-name="Standard">2,Chaux-sur-Champagny,none,none</text:p>
      <text:p text:style-name="Standard"/>
      <text:p text:style-name="Standard">PERSONNES : </text:p>
      <text:p text:style-name="Standard">id,patronyme,titre,statut</text:p>
      <text:p text:style-name="Standard">1,Baud,M,none</text:p>
      <text:p text:style-name="Standard"/>
      <text:p text:style-name="Standard">DATES : </text:p>
      <text:p text:style-name="Standard">id,jour,date_jour,mois,annee</text:p>
      <text:p text:style-name="Standard">=================================</text:p>
      <text:p text:style-name="Standard">============================================FICHIER : S_500041116_00000004</text:p>
      <text:p text:style-name="Standard">ID : 44</text:p>
      <text:p text:style-name="Standard">ID_ANNONCES : 1116_004_3</text:p>
      <text:p text:style-name="Standard">TEXTE : </text:p>
      <text:p text:style-name="Standard"><text:s/>dans le voisinage de Besançon UN PETIT MÉTAYAGE avec cheptel et beaucoup de prés 2o Pour le prix de 50 fr. l'hectare UNE <text:s/>EXCELLENTE FERME de 40 hectares avec cheptel de fourrage <text:s/>beaucoup de prés et presque d'un seul tenant. UNE <text:s text:c="2"/>AUTBE FERME de même nature <text:s/>mais de 15 à 20 hectares seulement. S'adresser an bureau du journal. </text:p>
      <text:p text:style-name="Standard"/>
      <text:p text:style-name="Standard">LIEUX : </text:p>
      <text:p text:style-name="Standard">id,nom,type,numero</text:p>
      <text:p text:style-name="Standard"><text:soft-page-break/>1,Besançon,voisinage,none</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116_00000008</text:p>
      <text:p text:style-name="Standard">ID : 45</text:p>
      <text:p text:style-name="Standard">ID_ANNONCES : 1116_008_1</text:p>
      <text:p text:style-name="Standard">TEXTE : </text:p>
      <text:p text:style-name="Standard"><text:s/>10 000 kilogrammes FOIN ET III(ilh S'adresser b M. Riffieux <text:s/>Emile <text:s/>faubourg St-Pierre <text:s/>à Salins. </text:p>
      <text:p text:style-name="Standard"/>
      <text:p text:style-name="Standard">LIEUX : </text:p>
      <text:p text:style-name="Standard">id,nom,type,numero</text:p>
      <text:p text:style-name="Standard">1,St-Pierre,faubourg,none</text:p>
      <text:p text:style-name="Standard">2,Salins,none,none</text:p>
      <text:p text:style-name="Standard"/>
      <text:p text:style-name="Standard">PERSONNES : </text:p>
      <text:p text:style-name="Standard">id,patronyme,titre,statut</text:p>
      <text:p text:style-name="Standard">1,Riffieux faubourg,M,Emile</text:p>
      <text:p text:style-name="Standard">2,Riffieux,M.,Emile,</text:p>
      <text:p text:style-name="Standard"/>
      <text:p text:style-name="Standard">DATES : </text:p>
      <text:p text:style-name="Standard">id,jour,date_jour,mois,annee</text:p>
      <text:p text:style-name="Standard">=================================</text:p>
      <text:p text:style-name="Standard">============================================FICHIER : S_500041116_00000008</text:p>
      <text:p text:style-name="Standard">ID : 46</text:p>
      <text:p text:style-name="Standard">ID_ANNONCES : 1116_008_2</text:p>
      <text:p text:style-name="Standard">TEXTE : </text:p>
      <text:p text:style-name="Standard"><text:s/>à Bougelier <text:s text:c="3"/>commune de Plasne au <text:s/>25 <text:s/>Mars <text:s/>1904 Ml de 50 hectares environ appartenants Mme Bouvet Chalel à proximité — Cheptel Déchargeuse S'adressera M Broyé <text:s/>à Fron-tenay <text:s/>ou à Me Raisson <text:s/>Notaire à Voiteur. </text:p>
      <text:p text:style-name="Standard"/>
      <text:p text:style-name="Standard">LIEUX : </text:p>
      <text:p text:style-name="Standard">id,nom,type,numero</text:p>
      <text:p text:style-name="Standard">1,Bougelier,none,none</text:p>
      <text:p text:style-name="Standard">2,Fron-tenay,none,none</text:p>
      <text:p text:style-name="Standard">3,Voiteur,none,none</text:p>
      <text:p text:style-name="Standard"/>
      <text:p text:style-name="Standard">PERSONNES : </text:p>
      <text:p text:style-name="Standard">id,patronyme,titre,statut</text:p>
      <text:p text:style-name="Standard">1,BouvetChalel,Mme,none</text:p>
      <text:p text:style-name="Standard">2,Broyé,M,none</text:p>
      <text:p text:style-name="Standard">3,Raisson,Me,Notaire</text:p>
      <text:p text:style-name="Standard"/>
      <text:p text:style-name="Standard">DATES : </text:p>
      <text:p text:style-name="Standard">id,jour,date_jour,mois,annee</text:p>
      <text:p text:style-name="Standard">=================================</text:p>
      <text:p text:style-name="Standard">============================================FICHIER : S_500041116_00000008</text:p>
      <text:p text:style-name="Standard">ID : 47</text:p>
      <text:p text:style-name="Standard"><text:soft-page-break/>ID_ANNONCES : 1116_008_3</text:p>
      <text:p text:style-name="Standard">TEXTE : </text:p>
      <text:p text:style-name="Standard"><text:s/>SO mètres cubes de BON FMI S'adresser à M. Narcisse Paul <text:s/>rue Pasteur <text:s/>à Salins. </text:p>
      <text:p text:style-name="Standard"/>
      <text:p text:style-name="Standard">LIEUX : </text:p>
      <text:p text:style-name="Standard">id,nom,type,numero</text:p>
      <text:p text:style-name="Standard">1,BON,none,none</text:p>
      <text:p text:style-name="Standard">2,Pasteur,rue,none</text:p>
      <text:p text:style-name="Standard">3,Salins,none,none</text:p>
      <text:p text:style-name="Standard"/>
      <text:p text:style-name="Standard">PERSONNES : </text:p>
      <text:p text:style-name="Standard">id,patronyme,titre,statut</text:p>
      <text:p text:style-name="Standard">1,Narcisse Paul rue,M,none</text:p>
      <text:p text:style-name="Standard">2,Narcisse Paul,M.,none</text:p>
      <text:p text:style-name="Standard"/>
      <text:p text:style-name="Standard">DATES : </text:p>
      <text:p text:style-name="Standard">id,jour,date_jour,mois,annee</text:p>
      <text:p text:style-name="Standard">=================================</text:p>
      <text:p text:style-name="Standard">============================================FICHIER : S_500041116_00000008</text:p>
      <text:p text:style-name="Standard">ID : 48</text:p>
      <text:p text:style-name="Standard">ID_ANNONCES : 1116_008_4</text:p>
      <text:p text:style-name="Standard">TEXTE : </text:p>
      <text:p text:style-name="Standard"><text:s/>à moitié fruit dans <text:s/>le canton de Salins DE PRÉFÉRENCE PETITE FERME de 10 à 15 hectares S'adresser au bureau du journal. </text:p>
      <text:p text:style-name="Standard"/>
      <text:p text:style-name="Standard">LIEUX : </text:p>
      <text:p text:style-name="Standard">id,nom,type,numero</text:p>
      <text:p text:style-name="Standard">1,Salins,canton,none</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116_00000008</text:p>
      <text:p text:style-name="Standard">ID : 49</text:p>
      <text:p text:style-name="Standard">ID_ANNONCES : 1116_008_5</text:p>
      <text:p text:style-name="Standard">TEXTE : </text:p>
      <text:p text:style-name="Standard"><text:s/>dans le voisinage de Besançon UN PETIT MÉTAYAGE avec cheptel et beaucoup de prés 2© Pour le prix de 50 fr. l'hectare UNE <text:s/>EXCELLENTE FERME de 40 hectares avec cheptel de fourrage <text:s/>beaucoup de prés et presque d'un seul tenant. UNE <text:s text:c="2"/>AUTRE FERME de même nature <text:s/>mais de 15 à 20 hectares seulement. S'adresser au bureau du journal. io </text:p>
      <text:p text:style-name="Standard"/>
      <text:p text:style-name="Standard">LIEUX : </text:p>
      <text:p text:style-name="Standard">id,nom,type,numero</text:p>
      <text:p text:style-name="Standard">1,Besançon,voisinage,none</text:p>
      <text:p text:style-name="Standard"/>
      <text:p text:style-name="Standard">PERSONNES : </text:p>
      <text:p text:style-name="Standard">id,patronyme,titre,statut</text:p>
      <text:p text:style-name="Standard"/>
      <text:p text:style-name="Standard">DATES : </text:p>
      <text:p text:style-name="Standard"><text:soft-page-break/>id,jour,date_jour,mois,annee</text:p>
      <text:p text:style-name="Standard">=================================</text:p>
      <text:p text:style-name="Standard">============================================FICHIER : S_500041116_00000008</text:p>
      <text:p text:style-name="Standard">ID : 50</text:p>
      <text:p text:style-name="Standard">ID_ANNONCES : 1116_008_6</text:p>
      <text:p text:style-name="Standard">TEXTE : </text:p>
      <text:p text:style-name="Standard"><text:s/>S'adresser à M. Louis Pernet <text:s/>rue du Chambenoz. </text:p>
      <text:p text:style-name="Standard"/>
      <text:p text:style-name="Standard">LIEUX : </text:p>
      <text:p text:style-name="Standard">id,nom,type,numero</text:p>
      <text:p text:style-name="Standard"/>
      <text:p text:style-name="Standard">PERSONNES : </text:p>
      <text:p text:style-name="Standard">id,patronyme,titre,statut</text:p>
      <text:p text:style-name="Standard">1,Louis rue,M,Pernet</text:p>
      <text:p text:style-name="Standard">2,Louis Pernet,M.,none</text:p>
      <text:p text:style-name="Standard"/>
      <text:p text:style-name="Standard">DATES : </text:p>
      <text:p text:style-name="Standard">id,jour,date_jour,mois,annee</text:p>
      <text:p text:style-name="Standard">=================================</text:p>
      <text:p text:style-name="Standard">============================================FICHIER : S_500041116_00000008</text:p>
      <text:p text:style-name="Standard">ID : 51</text:p>
      <text:p text:style-name="Standard">ID_ANNONCES : 1116_008_7</text:p>
      <text:p text:style-name="Standard">TEXTE : </text:p>
      <text:p text:style-name="Standard"><text:s/>APPARTEMENT ■de 4 pièces <text:s/>réparé à neuf donnant sur la place d'Armes Cave et grenier S'adresser à M" Debrand <text:s/>huissier. </text:p>
      <text:p text:style-name="Standard"/>
      <text:p text:style-name="Standard">LIEUX : </text:p>
      <text:p text:style-name="Standard">id,nom,type,numero</text:p>
      <text:p text:style-name="Standard">1,Armes,place,none</text:p>
      <text:p text:style-name="Standard"/>
      <text:p text:style-name="Standard">PERSONNES : </text:p>
      <text:p text:style-name="Standard">id,patronyme,titre,statut</text:p>
      <text:p text:style-name="Standard">1,Debrand,M",none</text:p>
      <text:p text:style-name="Standard"/>
      <text:p text:style-name="Standard">DATES : </text:p>
      <text:p text:style-name="Standard">id,jour,date_jour,mois,annee</text:p>
      <text:p text:style-name="Standard">=================================</text:p>
      <text:p text:style-name="Standard">============================================FICHIER : S_500041116_00000012</text:p>
      <text:p text:style-name="Standard">ID : 52</text:p>
      <text:p text:style-name="Standard">ID_ANNONCES : 1116_012_1</text:p>
      <text:p text:style-name="Standard">TEXTE : </text:p>
      <text:p text:style-name="Standard"><text:s/>Le Mercredi 10 Février 1904 à 2 heures du soir <text:s/>à Salins <text:s/>en l'étude. Territoire de Salins 1° Une MAISON <text:s/>sise rue Pasteur <text:s/>N° 26 <text:s/>comprenant au rez-de-chaussée un magasin <text:s/>arrière-magasin <text:s/>une cuisine et 3 caves <text:s text:c="2"/>au premier étage six chambres dont trois prenant jour sur la rue <text:s/>et trois sur le jardin <text:s text:c="2"/>au deuxième étage deux chambres et un cabinet prenant jour sur la rue <text:s/>deux greniers au-dessus. Avec jardin <text:s/>aisances et dépendances <text:s/>figurant au cadastre sous les numéros 79 et 80 de la section E <text:s/>pour une superficie de 2 ares 75 centiares. 2* Une vigne <text:s/>lieudit Les Petits-Sixtes <text:s/>de 8 ares 60 <text:s/>sous le numéro 481 <text:s/>delà section F. Ces immeubles appartiennent à M. et Mme Mosca. Pour tous renseignements <text:s/>s'adresser à Me Simonin. </text:p>
      <text:p text:style-name="Standard"/>
      <text:p text:style-name="Standard">LIEUX : </text:p>
      <text:p text:style-name="Standard">id,nom,type,numero</text:p>
      <text:p text:style-name="Standard"><text:soft-page-break/>1,Salins,none,none</text:p>
      <text:p text:style-name="Standard"/>
      <text:p text:style-name="Standard">PERSONNES : </text:p>
      <text:p text:style-name="Standard">id,patronyme,titre,statut</text:p>
      <text:p text:style-name="Standard">1,MAISON,MAISO,none</text:p>
      <text:p text:style-name="Standard">2,Mosca,Mme,none</text:p>
      <text:p text:style-name="Standard">3,Simonin,Me,none</text:p>
      <text:p text:style-name="Standard"/>
      <text:p text:style-name="Standard">DATES : </text:p>
      <text:p text:style-name="Standard">id,jour,date_jour,mois,annee</text:p>
      <text:p text:style-name="Standard">=================================</text:p>
      <text:p text:style-name="Standard">============================================FICHIER : S_500041116_00000012</text:p>
      <text:p text:style-name="Standard">ID : 53</text:p>
      <text:p text:style-name="Standard">ID_ANNONCES : 1116_012_2</text:p>
      <text:p text:style-name="Standard">TEXTE : </text:p>
      <text:p text:style-name="Standard"><text:s/>S'adresser è M. Riffieux <text:s/>Emile <text:s/>faubourg St-Pierre <text:s/>à Salins. ° ' <text:s/>sj à moitié fruit dans <text:s/>le canton de Salins DE PRÉFÉRENCE PETITE FERME de 10 à 15 hectares S'adresser au bureau du journal. </text:p>
      <text:p text:style-name="Standard"/>
      <text:p text:style-name="Standard">LIEUX : </text:p>
      <text:p text:style-name="Standard">id,nom,type,numero</text:p>
      <text:p text:style-name="Standard">1,St-Pierre,faubourg,none</text:p>
      <text:p text:style-name="Standard">2,Salins,none,none</text:p>
      <text:p text:style-name="Standard">3,Salins,canton,none</text:p>
      <text:p text:style-name="Standard"/>
      <text:p text:style-name="Standard">PERSONNES : </text:p>
      <text:p text:style-name="Standard">id,patronyme,titre,statut</text:p>
      <text:p text:style-name="Standard">1,Riffieux,M.,Emile,</text:p>
      <text:p text:style-name="Standard"/>
      <text:p text:style-name="Standard">DATES : </text:p>
      <text:p text:style-name="Standard">id,jour,date_jour,mois,annee</text:p>
      <text:p text:style-name="Standard">=================================</text:p>
      <text:p text:style-name="Standard">============================================FICHIER : S_500041116_00000012</text:p>
      <text:p text:style-name="Standard">ID : 54</text:p>
      <text:p text:style-name="Standard">ID_ANNONCES : 1116_012_3</text:p>
      <text:p text:style-name="Standard">TEXTE : </text:p>
      <text:p text:style-name="Standard"><text:s/>JARDIN à GRAVIERS <text:s text:c="2"/>lieudit <text:s/>Sur-la-Grotte. S'adresser à Mme veuve Pierre Breton. </text:p>
      <text:p text:style-name="Standard"/>
      <text:p text:style-name="Standard">LIEUX : </text:p>
      <text:p text:style-name="Standard">id,nom,type,numero</text:p>
      <text:p text:style-name="Standard"/>
      <text:p text:style-name="Standard">PERSONNES : </text:p>
      <text:p text:style-name="Standard">id,patronyme,titre,statut</text:p>
      <text:p text:style-name="Standard">1,Pierre Breton,Mme,veuve</text:p>
      <text:p text:style-name="Standard"/>
      <text:p text:style-name="Standard">DATES : </text:p>
      <text:p text:style-name="Standard">id,jour,date_jour,mois,annee</text:p>
      <text:p text:style-name="Standard">=================================</text:p>
      <text:p text:style-name="Standard">============================================FICHIER : S_500041116_00000012</text:p>
      <text:p text:style-name="Standard">ID : 55</text:p>
      <text:p text:style-name="Standard">ID_ANNONCES : 1116_012_4</text:p>
      <text:p text:style-name="Standard">TEXTE : </text:p>
      <text:p text:style-name="Standard"><text:soft-page-break/><text:s/>à Bougelier <text:s text:c="3"/>commune de Plasne au <text:s/>25 <text:s/>Mars <text:s/>1904 de 50 hectares environ appartenant à Mme Bouvet Chalet à proximité — Cheptel Déchargeuse S'adressera M. Broyé <text:s/>à Fron-tenay <text:s/>ou à Me Raisson <text:s/>Notaire à Voiteur. </text:p>
      <text:p text:style-name="Standard"/>
      <text:p text:style-name="Standard">LIEUX : </text:p>
      <text:p text:style-name="Standard">id,nom,type,numero</text:p>
      <text:p text:style-name="Standard">1,Bougelier,none,none</text:p>
      <text:p text:style-name="Standard">2,Bouvet,Mme,none</text:p>
      <text:p text:style-name="Standard">3,Fron-tenay,none,none</text:p>
      <text:p text:style-name="Standard">4,Voiteur,none,none</text:p>
      <text:p text:style-name="Standard"/>
      <text:p text:style-name="Standard">PERSONNES : </text:p>
      <text:p text:style-name="Standard">id,patronyme,titre,statut</text:p>
      <text:p text:style-name="Standard">1,BouvetChalet,Mme,none</text:p>
      <text:p text:style-name="Standard">2,Broyé,M.,none</text:p>
      <text:p text:style-name="Standard">3,Raisson,Me,Notaire</text:p>
      <text:p text:style-name="Standard"/>
      <text:p text:style-name="Standard">DATES : </text:p>
      <text:p text:style-name="Standard">id,jour,date_jour,mois,annee</text:p>
      <text:p text:style-name="Standard">=================================</text:p>
      <text:p text:style-name="Standard">============================================FICHIER : S_500041116_00000016</text:p>
      <text:p text:style-name="Standard">ID : 56</text:p>
      <text:p text:style-name="Standard">ID_ANNONCES : 1116_016_1</text:p>
      <text:p text:style-name="Standard">TEXTE : </text:p>
      <text:p text:style-name="Standard"><text:s/>(Voir les affiches) Pour tous renseignements s'adresser à Me Belin. </text:p>
      <text:p text:style-name="Standard"/>
      <text:p text:style-name="Standard">LIEUX : </text:p>
      <text:p text:style-name="Standard">id,nom,type,numero</text:p>
      <text:p text:style-name="Standard"/>
      <text:p text:style-name="Standard">PERSONNES : </text:p>
      <text:p text:style-name="Standard">id,patronyme,titre,statut</text:p>
      <text:p text:style-name="Standard">1,Belin,Me,none</text:p>
      <text:p text:style-name="Standard"/>
      <text:p text:style-name="Standard">DATES : </text:p>
      <text:p text:style-name="Standard">id,jour,date_jour,mois,annee</text:p>
      <text:p text:style-name="Standard">=================================</text:p>
      <text:p text:style-name="Standard">============================================FICHIER : S_500041116_00000016</text:p>
      <text:p text:style-name="Standard">ID : 57</text:p>
      <text:p text:style-name="Standard">ID_ANNONCES : 1116_016_2</text:p>
      <text:p text:style-name="Standard">TEXTE : </text:p>
      <text:p text:style-name="Standard"><text:s/>S'adresser à M. Maillard <text:s/>Edmond <text:s/>à Cramans (Jura). <text:s text:c="3"/>P pour /e 25 MARS . </text:p>
      <text:p text:style-name="Standard"/>
      <text:p text:style-name="Standard">LIEUX : </text:p>
      <text:p text:style-name="Standard">id,nom,type,numero</text:p>
      <text:p text:style-name="Standard">1,Cramans,none,none</text:p>
      <text:p text:style-name="Standard">2,(Jura),departement,none</text:p>
      <text:p text:style-name="Standard"/>
      <text:p text:style-name="Standard">PERSONNES : </text:p>
      <text:p text:style-name="Standard">id,patronyme,titre,statut</text:p>
      <text:p text:style-name="Standard">1,Maillard Edmond,M,none</text:p>
      <text:p text:style-name="Standard">2,Maillard,M.,Edmond,</text:p>
      <text:p text:style-name="Standard"/>
      <text:p text:style-name="Standard"><text:soft-page-break/>DATES : </text:p>
      <text:p text:style-name="Standard">id,jour,date_jour,mois,annee</text:p>
      <text:p text:style-name="Standard">=================================</text:p>
      <text:p text:style-name="Standard">============================================FICHIER : S_500041116_00000016</text:p>
      <text:p text:style-name="Standard">ID : 58</text:p>
      <text:p text:style-name="Standard">ID_ANNONCES : 1116_016_3</text:p>
      <text:p text:style-name="Standard">TEXTE : </text:p>
      <text:p text:style-name="Standard"><text:s/>S'adresser à M. Louis Pernet <text:s/>rue du Chambenoz. </text:p>
      <text:p text:style-name="Standard"/>
      <text:p text:style-name="Standard">LIEUX : </text:p>
      <text:p text:style-name="Standard">id,nom,type,numero</text:p>
      <text:p text:style-name="Standard"/>
      <text:p text:style-name="Standard">PERSONNES : </text:p>
      <text:p text:style-name="Standard">id,patronyme,titre,statut</text:p>
      <text:p text:style-name="Standard">1,Louis rue,M,Pernet</text:p>
      <text:p text:style-name="Standard">2,Louis Pernet,M.,none</text:p>
      <text:p text:style-name="Standard"/>
      <text:p text:style-name="Standard">DATES : </text:p>
      <text:p text:style-name="Standard">id,jour,date_jour,mois,annee</text:p>
      <text:p text:style-name="Standard">=================================</text:p>
      <text:p text:style-name="Standard">============================================FICHIER : S_500041116_00000016</text:p>
      <text:p text:style-name="Standard">ID : 59</text:p>
      <text:p text:style-name="Standard">ID_ANNONCES : 1116_016_4</text:p>
      <text:p text:style-name="Standard">TEXTE : </text:p>
      <text:p text:style-name="Standard"><text:s/>bonnes condilinns <text:s/>pour le 25 mars 1904 UNE FERME de 14 hectares <text:s/>terre labourable <text:s/>pré et vij»ne <text:s/>près de Port-Lesnty. S'adresser à M. Locca <text:s/>à Jougne (Doubs). </text:p>
      <text:p text:style-name="Standard"/>
      <text:p text:style-name="Standard">LIEUX : </text:p>
      <text:p text:style-name="Standard">id,nom,type,numero</text:p>
      <text:p text:style-name="Standard">1,Port-Lesnty,none,none</text:p>
      <text:p text:style-name="Standard">2,Jougne,none,none</text:p>
      <text:p text:style-name="Standard">3,(Doubs),departement,none</text:p>
      <text:p text:style-name="Standard"/>
      <text:p text:style-name="Standard">PERSONNES : </text:p>
      <text:p text:style-name="Standard">id,patronyme,titre,statut</text:p>
      <text:p text:style-name="Standard">1,Locca,M,none</text:p>
      <text:p text:style-name="Standard"/>
      <text:p text:style-name="Standard">DATES : </text:p>
      <text:p text:style-name="Standard">id,jour,date_jour,mois,annee</text:p>
      <text:p text:style-name="Standard">=================================</text:p>
      <text:p text:style-name="Standard">============================================FICHIER : S_500041116_00000016</text:p>
      <text:p text:style-name="Standard">ID : 60</text:p>
      <text:p text:style-name="Standard">ID_ANNONCES : 1116_016_5</text:p>
      <text:p text:style-name="Standard">TEXTE : </text:p>
      <text:p text:style-name="Standard"><text:s/>à moitié fruit dans <text:s/>le canton de Salins DE PRÉFÉRENCE PETITE FERME de 10 à 15 hectares S'adresser au bureau du journal. </text:p>
      <text:p text:style-name="Standard"/>
      <text:p text:style-name="Standard">LIEUX : </text:p>
      <text:p text:style-name="Standard">id,nom,type,numero</text:p>
      <text:p text:style-name="Standard">1,Salins,canton,none</text:p>
      <text:p text:style-name="Standard"/>
      <text:p text:style-name="Standard">PERSONNES : </text:p>
      <text:p text:style-name="Standard"><text:soft-page-break/>id,patronyme,titre,statut</text:p>
      <text:p text:style-name="Standard"/>
      <text:p text:style-name="Standard">DATES : </text:p>
      <text:p text:style-name="Standard">id,jour,date_jour,mois,annee</text:p>
      <text:p text:style-name="Standard">=================================</text:p>
      <text:p text:style-name="Standard">============================================FICHIER : S_500041116_00000016</text:p>
      <text:p text:style-name="Standard">ID : 61</text:p>
      <text:p text:style-name="Standard">ID_ANNONCES : 1116_016_6</text:p>
      <text:p text:style-name="Standard">TEXTE : </text:p>
      <text:p text:style-name="Standard"><text:s/>5 000 kilogrammes S'adresser b M. Kifjfieux <text:s/>Emile <text:s/>faubourg St-Pierre <text:s/>à Salins. </text:p>
      <text:p text:style-name="Standard"/>
      <text:p text:style-name="Standard">LIEUX : </text:p>
      <text:p text:style-name="Standard">id,nom,type,numero</text:p>
      <text:p text:style-name="Standard">1,St-Pierre,faubourg,none</text:p>
      <text:p text:style-name="Standard">2,Salins,none,none</text:p>
      <text:p text:style-name="Standard"/>
      <text:p text:style-name="Standard">PERSONNES : </text:p>
      <text:p text:style-name="Standard">id,patronyme,titre,statut</text:p>
      <text:p text:style-name="Standard">1,Kifjfieux faubourg,M,Emile</text:p>
      <text:p text:style-name="Standard">2,Kifjfieux,M.,Emile,</text:p>
      <text:p text:style-name="Standard"/>
      <text:p text:style-name="Standard">DATES : </text:p>
      <text:p text:style-name="Standard">id,jour,date_jour,mois,annee</text:p>
      <text:p text:style-name="Standard">=================================</text:p>
      <text:p text:style-name="Standard">============================================FICHIER : S_500041116_00000016</text:p>
      <text:p text:style-name="Standard">ID : 62</text:p>
      <text:p text:style-name="Standard">ID_ANNONCES : 1116_016_7</text:p>
      <text:p text:style-name="Standard">TEXTE : </text:p>
      <text:p text:style-name="Standard"><text:s/>à Bougelier <text:s text:c="3"/>commune de Plasne au <text:s/>25 <text:s/>Mars <text:s/>1904 fiant de 50 hectares environ appartenant à Mme Bouvet Chalel à proximité — Cheptel Déchargeuse S'adressera M. Broyé <text:s/>à Fron-tenay <text:s/>ou à M" Raisson <text:s/>Notaire à Voiteur. </text:p>
      <text:p text:style-name="Standard"/>
      <text:p text:style-name="Standard">LIEUX : </text:p>
      <text:p text:style-name="Standard">id,nom,type,numero</text:p>
      <text:p text:style-name="Standard">1,Bougelier,none,none</text:p>
      <text:p text:style-name="Standard">2,Bouvet,Mme,none</text:p>
      <text:p text:style-name="Standard">3,Fron-tenay,none,none</text:p>
      <text:p text:style-name="Standard">4,Voiteur,none,none</text:p>
      <text:p text:style-name="Standard"/>
      <text:p text:style-name="Standard">PERSONNES : </text:p>
      <text:p text:style-name="Standard">id,patronyme,titre,statut</text:p>
      <text:p text:style-name="Standard">1,BouvetChalel,Mme,none</text:p>
      <text:p text:style-name="Standard">2,Broyé,M.,none</text:p>
      <text:p text:style-name="Standard">3,Raisson,M",Notaire</text:p>
      <text:p text:style-name="Standard"/>
      <text:p text:style-name="Standard">DATES : </text:p>
      <text:p text:style-name="Standard">id,jour,date_jour,mois,annee</text:p>
      <text:p text:style-name="Standard">=================================</text:p>
      <text:p text:style-name="Standard">============================================FICHIER : S_500041116_00000020</text:p>
      <text:p text:style-name="Standard">ID : 63</text:p>
      <text:p text:style-name="Standard">ID_ANNONCES : 1116_020_1</text:p>
      <text:p text:style-name="Standard">TEXTE : </text:p>
      <text:p text:style-name="Standard"><text:soft-page-break/><text:s/>pour le 25 MARS 1905 BONNE FERME sur Câlins <text:s/>à galgret contenant 42 hectares et vastes bâtiments. S'adresser à M8 Voillard <text:s/>Notaire. </text:p>
      <text:p text:style-name="Standard"/>
      <text:p text:style-name="Standard">LIEUX : </text:p>
      <text:p text:style-name="Standard">id,nom,type,numero</text:p>
      <text:p text:style-name="Standard">1,Câlins,none,none</text:p>
      <text:p text:style-name="Standard">2,M8,none,none</text:p>
      <text:p text:style-name="Standard"/>
      <text:p text:style-name="Standard">PERSONNES : </text:p>
      <text:p text:style-name="Standard">id,patronyme,titre,statut</text:p>
      <text:p text:style-name="Standard">1,Câlins,MEsur,none</text:p>
      <text:p text:style-name="Standard">2,Voillard,M8,Notaire</text:p>
      <text:p text:style-name="Standard"/>
      <text:p text:style-name="Standard">DATES : </text:p>
      <text:p text:style-name="Standard">id,jour,date_jour,mois,annee</text:p>
      <text:p text:style-name="Standard">=================================</text:p>
      <text:p text:style-name="Standard">============================================FICHIER : S_500041116_00000020</text:p>
      <text:p text:style-name="Standard">ID : 64</text:p>
      <text:p text:style-name="Standard">ID_ANNONCES : 1116_020_2</text:p>
      <text:p text:style-name="Standard">TEXTE : </text:p>
      <text:p text:style-name="Standard"><text:s/>Le Mercredi 10 Février 1904 <text:s/>à 2 heures du soir <text:s/>à Salins <text:s/>en l'étude. Territoire de Salins 1° Une MAISON <text:s/>sise rub Pasteur. N° 26 <text:s/>comprenant au rez-de-chaussée un magasin anière-maga-in <text:s/>une cuisine et 3 caves <text:s/>au premier élage six chambres dont trois prenant jour sur la rue <text:s/>et trois sur le jardin <text:s/>au deuxième étage deux chambres et un cabinet prenant jour sur la rue <text:s/>deux greniers au-dessus. Avec jardin <text:s/>aisances et dépendances <text:s/>figurant au cadastre sous les numéros 79 et 80 de la section E <text:s/>pour une superficie de 2 ares 75 centiares. 2° Une vigne <text:s/>lieudit Les Petits-Sixtes <text:s/>de 8 ares 60 <text:s/>sous le numéro 181 <text:s/>delà section F. Ces immeubles appartiennent à M. et Mme Mosca. Pour tous renseignements <text:s/>s'adresser à Mc Simonin. </text:p>
      <text:p text:style-name="Standard"/>
      <text:p text:style-name="Standard">LIEUX : </text:p>
      <text:p text:style-name="Standard">id,nom,type,numero</text:p>
      <text:p text:style-name="Standard">1,Salins,none,none</text:p>
      <text:p text:style-name="Standard">2,Mc,none,none</text:p>
      <text:p text:style-name="Standard"/>
      <text:p text:style-name="Standard">PERSONNES : </text:p>
      <text:p text:style-name="Standard">id,patronyme,titre,statut</text:p>
      <text:p text:style-name="Standard">1,rub,Pasteur,N</text:p>
      <text:p text:style-name="Standard">2,MAISON,MAISO,none</text:p>
      <text:p text:style-name="Standard">3,Mosca,Mme,none</text:p>
      <text:p text:style-name="Standard">4,Simonin,Mc,none</text:p>
      <text:p text:style-name="Standard"/>
      <text:p text:style-name="Standard">DATES : </text:p>
      <text:p text:style-name="Standard">id,jour,date_jour,mois,annee</text:p>
      <text:p text:style-name="Standard">=================================</text:p>
      <text:p text:style-name="Standard">============================================FICHIER : S_500041116_00000020</text:p>
      <text:p text:style-name="Standard">ID : 65</text:p>
      <text:p text:style-name="Standard">ID_ANNONCES : 1116_020_3</text:p>
      <text:p text:style-name="Standard">TEXTE : </text:p>
      <text:p text:style-name="Standard"><text:s/>5 000 kilogrammes S'adresser à M. Riffieux <text:s/>Emile <text:s/>faubourg St-Pierre <text:s/>à Salins. </text:p>
      <text:p text:style-name="Standard"/>
      <text:p text:style-name="Standard">LIEUX : </text:p>
      <text:p text:style-name="Standard">id,nom,type,numero</text:p>
      <text:p text:style-name="Standard"><text:soft-page-break/>1,St-Pierre,faubourg,none</text:p>
      <text:p text:style-name="Standard">2,Salins,none,none</text:p>
      <text:p text:style-name="Standard"/>
      <text:p text:style-name="Standard">PERSONNES : </text:p>
      <text:p text:style-name="Standard">id,patronyme,titre,statut</text:p>
      <text:p text:style-name="Standard">1,Riffieux faubourg,M,Emile</text:p>
      <text:p text:style-name="Standard">2,Riffieux,M.,Emile,</text:p>
      <text:p text:style-name="Standard"/>
      <text:p text:style-name="Standard">DATES : </text:p>
      <text:p text:style-name="Standard">id,jour,date_jour,mois,annee</text:p>
      <text:p text:style-name="Standard">=================================</text:p>
      <text:p text:style-name="Standard">============================================FICHIER : S_500041116_00000020</text:p>
      <text:p text:style-name="Standard">ID : 66</text:p>
      <text:p text:style-name="Standard">ID_ANNONCES : 1116_020_4</text:p>
      <text:p text:style-name="Standard">TEXTE : </text:p>
      <text:p text:style-name="Standard"><text:s/>bonnes conditions <text:s/>pour le 25 mars UNE FERME de 14 hectares <text:s/>terre labourable <text:s/>pré et vigne <text:s/>près de Port-Lesnty. S'adresser à M. Locca <text:s/>à Jougne (Doubs). </text:p>
      <text:p text:style-name="Standard"/>
      <text:p text:style-name="Standard">LIEUX : </text:p>
      <text:p text:style-name="Standard">id,nom,type,numero</text:p>
      <text:p text:style-name="Standard">1,Port-Lesnty,none,none</text:p>
      <text:p text:style-name="Standard">2,Jougne,none,none</text:p>
      <text:p text:style-name="Standard">3,(Doubs),departement,none</text:p>
      <text:p text:style-name="Standard"/>
      <text:p text:style-name="Standard">PERSONNES : </text:p>
      <text:p text:style-name="Standard">id,patronyme,titre,statut</text:p>
      <text:p text:style-name="Standard">1,Locca,M,none</text:p>
      <text:p text:style-name="Standard"/>
      <text:p text:style-name="Standard">DATES : </text:p>
      <text:p text:style-name="Standard">id,jour,date_jour,mois,annee</text:p>
      <text:p text:style-name="Standard">=================================</text:p>
      <text:p text:style-name="Standard">============================================FICHIER : S_500041116_00000020</text:p>
      <text:p text:style-name="Standard">ID : 67</text:p>
      <text:p text:style-name="Standard">ID_ANNONCES : 1116_020_5</text:p>
      <text:p text:style-name="Standard">TEXTE : </text:p>
      <text:p text:style-name="Standard"><text:s/>( Voir les affiches) Pour tous renseignements s'adresser à M" Belin. </text:p>
      <text:p text:style-name="Standard"/>
      <text:p text:style-name="Standard">LIEUX : </text:p>
      <text:p text:style-name="Standard">id,nom,type,numero</text:p>
      <text:p text:style-name="Standard"/>
      <text:p text:style-name="Standard">PERSONNES : </text:p>
      <text:p text:style-name="Standard">id,patronyme,titre,statut</text:p>
      <text:p text:style-name="Standard">1,Belin,M",none</text:p>
      <text:p text:style-name="Standard"/>
      <text:p text:style-name="Standard">DATES : </text:p>
      <text:p text:style-name="Standard">id,jour,date_jour,mois,annee</text:p>
      <text:p text:style-name="Standard">=================================</text:p>
      <text:p text:style-name="Standard">============================================FICHIER : S_500041116_00000020</text:p>
      <text:p text:style-name="Standard">ID : 68</text:p>
      <text:p text:style-name="Standard">ID_ANNONCES : 1116_020_6</text:p>
      <text:p text:style-name="Standard">TEXTE : </text:p>
      <text:p text:style-name="Standard"><text:soft-page-break/><text:s/>le 25 MARS 1904 Une MAISON avec JARDIN sise à Bracon <text:s/>lieudit <text:s/>Dieude-Pitié S'adresser à M. Aimé Cornu <text:s/>rue Pasteur 3. </text:p>
      <text:p text:style-name="Standard"/>
      <text:p text:style-name="Standard">LIEUX : </text:p>
      <text:p text:style-name="Standard">id,nom,type,numero</text:p>
      <text:p text:style-name="Standard">1,Bracon,none,none</text:p>
      <text:p text:style-name="Standard"/>
      <text:p text:style-name="Standard">PERSONNES : </text:p>
      <text:p text:style-name="Standard">id,patronyme,titre,statut</text:p>
      <text:p text:style-name="Standard">1,Aimé rue,M,Cornu</text:p>
      <text:p text:style-name="Standard">2,JARDINsise,MAISONavec,none</text:p>
      <text:p text:style-name="Standard">3,Aimé Cornu,M.,none</text:p>
      <text:p text:style-name="Standard"/>
      <text:p text:style-name="Standard">DATES : </text:p>
      <text:p text:style-name="Standard">id,jour,date_jour,mois,annee</text:p>
      <text:p text:style-name="Standard">=================================</text:p>
      <text:p text:style-name="Standard">============================================FICHIER : S_500041116_00000024</text:p>
      <text:p text:style-name="Standard">ID : 69</text:p>
      <text:p text:style-name="Standard">ID_ANNONCES : 1116_024_1</text:p>
      <text:p text:style-name="Standard">TEXTE : </text:p>
      <text:p text:style-name="Standard"><text:s/>pour cause de décès A DOLE en la Chambre des Notaires <text:s/>sise au Palais de Justice de ladite ville <text:s/>Le Lllll Ë FÉVRIER 1904 <text:s/>à 3 heures du soir IMPORTANTE sur le Doubs et le Canal du Rhône au Rhin servant actuellement de OULIN eonnu sous le nom de entre les gares de Hanekot et JLanarre Cette usine comprend : r VASTES BATIMENTS d'exploitation et d'habitation grange <text:s/>écuries <text:s/>remises <text:s/>caves <text:s/>jardin et terrain <text:s/>le tout d'une contenance d'environ 1 hectare <text:s text:c="2"/>VASTE MAGASIN pouvant contenir 4.000 sacs <text:s/>■itué près de la gare de 11 un ehot <text:s/>relié à cette dernière et au chemin de fer par un embranchement particulier <text:s text:c="2"/>MATÉRIEL d'exploitation comprenant jeux de broyage complets composés de : un fendeur <text:s/>nettoyage complet système Lhuillier <text:s text:c="2"/>trois passages doubles dont un désa-grégeur <text:s text:c="2"/>quatre convertisseurs en porcelaine lisse <text:s text:c="2"/>un sasseur <text:s text:c="2"/>un collecteur <text:s text:c="2"/>trois paires de meules à maïs et orge ainsi qu'un petit nettoyage <text:s text:c="2"/>Force motrice hydraulique de 150 chevaux fournie par deux turbines modernes et susceptibles d'augmentation. NOTA. — Cette usine peut être appropriée a tous genres d'industrie <text:s/>notamment a la production de l'électricité <text:s/>utilisée comme force motrice et éclairage. Mise à prix : (actuellement couverte) soixante mille francs <text:s/>ci . . <text:s/>. . <text:s text:c="2"/>60 000 fr. Territoire de la commune de La Barre 2e LOT. Lieudit à l'Ecot d'Ane <text:s/>numéro 100 bis <text:s/>territoire d'environ cinquante ares cinquante centiares. Mise à prix : Deux cent cinquante francs <text:s/>ci................ Territoire de la commune de Monteplain. r LOT. Lieudit aux Marinières <text:s/>section B <text:s/>numéro 107 partie <text:s/>terre de dix-huit ares cinq' anl&lt; -cinq centiares. Mise a prix : Quatre-vingts francs <text:s/>ci....................■..... 4e LOT. Lieudit Prés-du-Bois <text:s/>section B <text:s/>numéro 157 <text:s/>terre de dix sept ares quatre-vingt-cinq centiares. Mise a prix : Quatre-vingts francs <text:s/>ci........................ 5e LOT Lieudit Prés-du-Bois <text:s/>section B <text:s/>numéro 158 <text:s/>terre de dix-huit ares douze centiares. Mise à prix : Quatre-vingts francs <text:s/>ci____..................... 6e LOT. Lieudit Sur-le-Moulin <text:s/>section B <text:s/>numéro 256 partie <text:s/>terre de cinquante-six ares soixante-cinq centiares. Mise à prix : Cent cinquante francs <text:s/>ci...................... 7e LOT. Lieudit Champ près du Bois <text:s/>section B <text:s/>numéro 156 <text:s/>terre de dix-sept ares quatre vingt cinq centiares. Mise à prix : Soixante francs <text:s/>ci 60 Ces immeubles dépendent de la succession de M. Jules Jeanningros. Facilité de paiement. Pour tous renseignements <text:s/>s'adresser soit à M" BENOIT BARNET <text:s/>Avoué à Dole <text:s/>soit à Me DESAUNAIS <text:s/>Notaire en ladite ville <text:s/>chargé de la vente et pour visiter les immeubles <text:s/>au Moulin des Malades <text:s/>commune de Ranchot. </text:p>
      <text:p text:style-name="Standard"/>
      <text:p text:style-name="Standard">LIEUX : </text:p>
      <text:p text:style-name="Standard">id,nom,type,numero</text:p>
      <text:p text:style-name="Standard">1,DOLE,décès,none</text:p>
      <text:p text:style-name="Standard">2,Chambre,none,none</text:p>
      <text:p text:style-name="Standard"><text:soft-page-break/>3,Notaires,none,none</text:p>
      <text:p text:style-name="Standard">4,Palais,none,none</text:p>
      <text:p text:style-name="Standard">5,Justice,none,none</text:p>
      <text:p text:style-name="Standard">6,Doubs,none,none</text:p>
      <text:p text:style-name="Standard">7,Rhône,none,none</text:p>
      <text:p text:style-name="Standard">8,Rhin,none,none</text:p>
      <text:p text:style-name="Standard">9,OULIN,none,none</text:p>
      <text:p text:style-name="Standard">10,Hanekot,gares,none</text:p>
      <text:p text:style-name="Standard">11,Barre,commune,none</text:p>
      <text:p text:style-name="Standard">12,Ane,Ecot,100</text:p>
      <text:p text:style-name="Standard">13,Monteplain,commune,none</text:p>
      <text:p text:style-name="Standard">14,Prés-du-Bois,Lieudit,none</text:p>
      <text:p text:style-name="Standard">15,Bois,none,none</text:p>
      <text:p text:style-name="Standard">16,Dole,none,none</text:p>
      <text:p text:style-name="Standard">17,Malades,none,none</text:p>
      <text:p text:style-name="Standard"/>
      <text:p text:style-name="Standard">PERSONNES : </text:p>
      <text:p text:style-name="Standard">id,patronyme,titre,statut</text:p>
      <text:p text:style-name="Standard">1,Jules,M,Jeanningros</text:p>
      <text:p text:style-name="Standard">2,BENOIT BARNET,M",Avoué</text:p>
      <text:p text:style-name="Standard">3,DESAUNAIS,Me,Notaire</text:p>
      <text:p text:style-name="Standard"/>
      <text:p text:style-name="Standard">DATES : </text:p>
      <text:p text:style-name="Standard">id,jour,date_jour,mois,annee</text:p>
      <text:p text:style-name="Standard">=================================</text:p>
      <text:p text:style-name="Standard">============================================FICHIER : S_500041116_00000024</text:p>
      <text:p text:style-name="Standard">ID : 70</text:p>
      <text:p text:style-name="Standard">ID_ANNONCES : 1116_024_2</text:p>
      <text:p text:style-name="Standard">TEXTE : </text:p>
      <text:p text:style-name="Standard"><text:s/>Le Lundi 22 Février 1904 <text:s/>à 2 heures du soir <text:s/>à Salins <text:s/>en l'étude Ville de Salins. Une maison <text:s/>sise quartier de l'Angonne <text:s/>N° 4 <text:s/>comprenant au rez-de-chaussée une grande cave <text:s text:c="2"/>au 4" étage 8 chambres <text:s/>au 2"étage9 chambres <text:s/>au 5eétage 2 chambres <text:s text:c="2"/>greniers au-dessus. Celte maison est cadastrée section J <text:s/>numéros 589 et 591 <text:s/>pour une superficie de 2 ares 40 centiares. Jardin de 2 ares <text:s/>section J <text:s/>numéro 593. Le lout joint M. Alphonse Bolard <text:s/>M Pradier et la halle. Ces immeubles appartiennent à M. et Mme Pichegru-Gillard <text:s/>des Àrsures. Pour tous renseignements <text:s/>s'adresser à MB Simonin. </text:p>
      <text:p text:style-name="Standard"/>
      <text:p text:style-name="Standard">LIEUX : </text:p>
      <text:p text:style-name="Standard">id,nom,type,numero</text:p>
      <text:p text:style-name="Standard">1,Salins,none,none</text:p>
      <text:p text:style-name="Standard">2,Ville,étude,none</text:p>
      <text:p text:style-name="Standard">3,Salins,none,none</text:p>
      <text:p text:style-name="Standard">4,MB,none,none</text:p>
      <text:p text:style-name="Standard"/>
      <text:p text:style-name="Standard">PERSONNES : </text:p>
      <text:p text:style-name="Standard">id,patronyme,titre,statut</text:p>
      <text:p text:style-name="Standard">1,Alphonse,M,Bolard</text:p>
      <text:p text:style-name="Standard">2,Pichegru-Gillard,Mme,none</text:p>
      <text:p text:style-name="Standard">3,Simonin,MB,none</text:p>
      <text:p text:style-name="Standard"/>
      <text:p text:style-name="Standard">DATES : </text:p>
      <text:p text:style-name="Standard">id,jour,date_jour,mois,annee</text:p>
      <text:p text:style-name="Standard"><text:soft-page-break/>=================================</text:p>
      <text:p text:style-name="Standard">============================================FICHIER : S_500041116_00000024</text:p>
      <text:p text:style-name="Standard">ID : 71</text:p>
      <text:p text:style-name="Standard">ID_ANNONCES : 1116_024_3</text:p>
      <text:p text:style-name="Standard">TEXTE : </text:p>
      <text:p text:style-name="Standard"><text:s/>Le Samedi 20 Février 1904 <text:s/>à 2 heures du soir <text:s/>à SALINS <text:s/>en l'Etude. Cette vigne est située sur Salins <text:s/>lieudit à Prailles. section G <text:s/>numéros 20'J <text:s/>239 et 240 <text:s/>de 52 ares 60 centiares <text:s/>joignant M. Louis Rodel <text:s/>un chemin <text:s/>Mme veuve Dubnlle <text:s/>Mme Faivre-Baudin <text:s/>de Moutaine <text:s/>M. Billam-bozetM. Berthod <text:s/>Francis. " S'adresser soit à M. Edmond Besson <text:s/>à Salins <text:s/>propriétaire de cette vigne <text:s/>soit à Me Simonin. </text:p>
      <text:p text:style-name="Standard"/>
      <text:p text:style-name="Standard">LIEUX : </text:p>
      <text:p text:style-name="Standard">id,nom,type,numero</text:p>
      <text:p text:style-name="Standard">1,SALINS,none,none</text:p>
      <text:p text:style-name="Standard">2,Salins,none,none</text:p>
      <text:p text:style-name="Standard">3,Faivre-Baudin,Mme,none</text:p>
      <text:p text:style-name="Standard">4,Moutaine,none,none</text:p>
      <text:p text:style-name="Standard">5,Salins,none,none</text:p>
      <text:p text:style-name="Standard"/>
      <text:p text:style-name="Standard">PERSONNES : </text:p>
      <text:p text:style-name="Standard">id,patronyme,titre,statut</text:p>
      <text:p text:style-name="Standard">1,Louis,M,Rodel</text:p>
      <text:p text:style-name="Standard">2,chemin Dubnlle,Mme,veuve</text:p>
      <text:p text:style-name="Standard">3,Berthod,Billam-bozetM,Francis</text:p>
      <text:p text:style-name="Standard">4,Edmond,M,Besson</text:p>
      <text:p text:style-name="Standard">5,Faivre-Baudin,Mme,none</text:p>
      <text:p text:style-name="Standard">6,Billam-bozetM,M.,none</text:p>
      <text:p text:style-name="Standard">7,Simonin,Me,none</text:p>
      <text:p text:style-name="Standard"/>
      <text:p text:style-name="Standard">DATES : </text:p>
      <text:p text:style-name="Standard">id,jour,date_jour,mois,annee</text:p>
      <text:p text:style-name="Standard">=================================</text:p>
      <text:p text:style-name="Standard">============================================FICHIER : S_500041116_00000024</text:p>
      <text:p text:style-name="Standard">ID : 72</text:p>
      <text:p text:style-name="Standard">ID_ANNONCES : 1116_024_4</text:p>
      <text:p text:style-name="Standard">TEXTE : </text:p>
      <text:p text:style-name="Standard"><text:s/>Le Mercredi 10 Février 190é <text:s/>à 2 heures du soir. à Sulisss <text:s/>eu l'étude. Territoire de Salins 4° Une MAISON <text:s/>sise rue Pasteur <text:s/>N° 26 <text:s/>comprenant au rez-de-chaussée un magasin <text:s/>arrière-magasin <text:s/>une cuisine et 3 caves <text:s/>au premier étage six chambres dont trois prenant jour sur la rue <text:s/>et trois sur le jardin <text:s text:c="2"/>au deuxième étage deux chambres et un cabinet prenant jour sur la rue <text:s text:c="2"/>deux greniers au-dessus. Avec jardin <text:s/>aisances et dépendances <text:s/>figurant au cadastre sous les numéros 79 et 80 de la section E <text:s/>pour une superficie de 2 ares 75 centiares. 2° Une vigne <text:s text:c="2"/>lieudit Les Petits-Six tes <text:s/>de 8 ares 60 <text:s/>sous le numéro 4 84 <text:s/>delà section F. Ces immeubles appartiennent à M. et Mme Mosca. Pour tous renseignements <text:s/>s'adresser à Me Simonin. </text:p>
      <text:p text:style-name="Standard"/>
      <text:p text:style-name="Standard">LIEUX : </text:p>
      <text:p text:style-name="Standard">id,nom,type,numero</text:p>
      <text:p text:style-name="Standard">1,Sulisss,none,none</text:p>
      <text:p text:style-name="Standard"/>
      <text:p text:style-name="Standard">PERSONNES : </text:p>
      <text:p text:style-name="Standard">id,patronyme,titre,statut</text:p>
      <text:p text:style-name="Standard">1,MAISON,MAISO,none</text:p>
      <text:p text:style-name="Standard"><text:soft-page-break/>2,Mosca,Mme,none</text:p>
      <text:p text:style-name="Standard">3,Simonin,Me,none</text:p>
      <text:p text:style-name="Standard"/>
      <text:p text:style-name="Standard">DATES : </text:p>
      <text:p text:style-name="Standard">id,jour,date_jour,mois,annee</text:p>
      <text:p text:style-name="Standard">=================================</text:p>
      <text:p text:style-name="Standard">============================================FICHIER : S_500041116_00000024</text:p>
      <text:p text:style-name="Standard">ID : 73</text:p>
      <text:p text:style-name="Standard">ID_ANNONCES : 1116_024_5</text:p>
      <text:p text:style-name="Standard">TEXTE : </text:p>
      <text:p text:style-name="Standard"><text:s/>Un Fort ANE âgé de 8 ans . S'adresser au bureau du journal. </text:p>
      <text:p text:style-name="Standard"/>
      <text:p text:style-name="Standard">LIEUX : </text:p>
      <text:p text:style-name="Standard">id,nom,type,numero</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116_00000024</text:p>
      <text:p text:style-name="Standard">ID : 74</text:p>
      <text:p text:style-name="Standard">ID_ANNONCES : 1116_024_6</text:p>
      <text:p text:style-name="Standard">TEXTE : </text:p>
      <text:p text:style-name="Standard"><text:s/>au 25 MARS prochain JARDIN (2 terrasses contiguës) S'adresser à M. Huguenet <text:s/>à St-Anatoile. </text:p>
      <text:p text:style-name="Standard"/>
      <text:p text:style-name="Standard">LIEUX : </text:p>
      <text:p text:style-name="Standard">id,nom,type,numero</text:p>
      <text:p text:style-name="Standard">1,St-Anatoile,none,none</text:p>
      <text:p text:style-name="Standard"/>
      <text:p text:style-name="Standard">PERSONNES : </text:p>
      <text:p text:style-name="Standard">id,patronyme,titre,statut</text:p>
      <text:p text:style-name="Standard">1,JARDIN,MARS,prochain</text:p>
      <text:p text:style-name="Standard">2,Huguenet,M,none</text:p>
      <text:p text:style-name="Standard"/>
      <text:p text:style-name="Standard">DATES : </text:p>
      <text:p text:style-name="Standard">id,jour,date_jour,mois,annee</text:p>
      <text:p text:style-name="Standard">=================================</text:p>
      <text:p text:style-name="Standard">============================================FICHIER : S_500041116_00000024</text:p>
      <text:p text:style-name="Standard">ID : 75</text:p>
      <text:p text:style-name="Standard">ID_ANNONCES : 1116_024_7</text:p>
      <text:p text:style-name="Standard">TEXTE : </text:p>
      <text:p text:style-name="Standard"><text:s/>S'adresser à M. Louis Pernet <text:s/>rue du Chambenoz. </text:p>
      <text:p text:style-name="Standard"/>
      <text:p text:style-name="Standard">LIEUX : </text:p>
      <text:p text:style-name="Standard">id,nom,type,numero</text:p>
      <text:p text:style-name="Standard"/>
      <text:p text:style-name="Standard">PERSONNES : </text:p>
      <text:p text:style-name="Standard">id,patronyme,titre,statut</text:p>
      <text:p text:style-name="Standard">1,Louis rue,M,Pernet</text:p>
      <text:p text:style-name="Standard">2,Louis Pernet,M.,none</text:p>
      <text:p text:style-name="Standard"><text:soft-page-break/></text:p>
      <text:p text:style-name="Standard">DATES : </text:p>
      <text:p text:style-name="Standard">id,jour,date_jour,mois,annee</text:p>
      <text:p text:style-name="Standard">=================================</text:p>
      <text:p text:style-name="Standard">============================================FICHIER : S_500041116_00000024</text:p>
      <text:p text:style-name="Standard">ID : 76</text:p>
      <text:p text:style-name="Standard">ID_ANNONCES : 1116_024_8</text:p>
      <text:p text:style-name="Standard">TEXTE : </text:p>
      <text:p text:style-name="Standard"><text:s/>FERME de 50 hectares <text:s/>à &lt;Amondans pouvant se diviser en deux. Entrée en jouissance immédiatement ou au 25 mars. Gros cheptel en Fourrages S'adresser au maire d'Amon-dans <text:s/>par Amancey (Doubs) <text:s text:c="2"/>3 pour le 25 MARS prochain BONNE PETITE FERME toute en prairies et d'un seul tenant <text:s/>d'environ 40 hectares <text:s/>jolie maison de ferme <text:s/>vastes hébergeages et écurie pour 40 têtes de gros bétail. </text:p>
      <text:p text:style-name="Standard"/>
      <text:p text:style-name="Standard">LIEUX : </text:p>
      <text:p text:style-name="Standard">id,nom,type,numero</text:p>
      <text:p text:style-name="Standard">1,Amon-dans,maire,none</text:p>
      <text:p text:style-name="Standard">2,Amancey,none,none</text:p>
      <text:p text:style-name="Standard">3,(Doubs),departement,none</text:p>
      <text:p text:style-name="Standard"/>
      <text:p text:style-name="Standard">PERSONNES : </text:p>
      <text:p text:style-name="Standard">id,patronyme,titre,statut</text:p>
      <text:p text:style-name="Standard">1,BONNE PETITE,MARS,prochain</text:p>
      <text:p text:style-name="Standard"/>
      <text:p text:style-name="Standard">DATES : </text:p>
      <text:p text:style-name="Standard">id,jour,date_jour,mois,annee</text:p>
      <text:p text:style-name="Standard">=================================</text:p>
      <text:p text:style-name="Standard">============================================FICHIER : S_500041116_00000024</text:p>
      <text:p text:style-name="Standard">ID : 77</text:p>
      <text:p text:style-name="Standard">ID_ANNONCES : 1116_024_9</text:p>
      <text:p text:style-name="Standard">TEXTE : </text:p>
      <text:p text:style-name="Standard"><text:s/>pour le 25 MARS 4904 Une MAISON avec JARDIN sise à Bracon <text:s/>lieudit <text:s/>Dieu de-Pitié S'adresser à M. Aimé Cornu <text:s/>rue Pasteur 3. </text:p>
      <text:p text:style-name="Standard"/>
      <text:p text:style-name="Standard">LIEUX : </text:p>
      <text:p text:style-name="Standard">id,nom,type,numero</text:p>
      <text:p text:style-name="Standard">1,Bracon,none,none</text:p>
      <text:p text:style-name="Standard"/>
      <text:p text:style-name="Standard">PERSONNES : </text:p>
      <text:p text:style-name="Standard">id,patronyme,titre,statut</text:p>
      <text:p text:style-name="Standard">1,Aimé rue,M,Cornu</text:p>
      <text:p text:style-name="Standard">2,JARDINsise,MAISONavec,none</text:p>
      <text:p text:style-name="Standard">3,Aimé Cornu,M.,none</text:p>
      <text:p text:style-name="Standard"/>
      <text:p text:style-name="Standard">DATES : </text:p>
      <text:p text:style-name="Standard">id,jour,date_jour,mois,annee</text:p>
      <text:p text:style-name="Standard">=================================</text:p>
      <text:p text:style-name="Standard">============================================FICHIER : S_500041116_00000024</text:p>
      <text:p text:style-name="Standard">ID : 78</text:p>
      <text:p text:style-name="Standard">ID_ANNONCES : 1116_024_10</text:p>
      <text:p text:style-name="Standard">TEXTE : </text:p>
      <text:p text:style-name="Standard"><text:s/>5 000 kilogrammes El S'adresser à M. Biffieux <text:s/>Emile <text:s/>faubourg St-Pierre <text:s/>à Salins. </text:p>
      <text:p text:style-name="Standard"><text:soft-page-break/></text:p>
      <text:p text:style-name="Standard">LIEUX : </text:p>
      <text:p text:style-name="Standard">id,nom,type,numero</text:p>
      <text:p text:style-name="Standard">1,St-Pierre,faubourg,none</text:p>
      <text:p text:style-name="Standard">2,Salins,none,none</text:p>
      <text:p text:style-name="Standard"/>
      <text:p text:style-name="Standard">PERSONNES : </text:p>
      <text:p text:style-name="Standard">id,patronyme,titre,statut</text:p>
      <text:p text:style-name="Standard">1,Biffieux faubourg,M,Emile</text:p>
      <text:p text:style-name="Standard">2,Biffieux,M.,Emile,</text:p>
      <text:p text:style-name="Standard"/>
      <text:p text:style-name="Standard">DATES : </text:p>
      <text:p text:style-name="Standard">id,jour,date_jour,mois,annee</text:p>
      <text:p text:style-name="Standard">=================================</text:p>
      <text:p text:style-name="Standard">============================================FICHIER : S_500041116_00000024</text:p>
      <text:p text:style-name="Standard">ID : 79</text:p>
      <text:p text:style-name="Standard">ID_ANNONCES : 1116_024_11</text:p>
      <text:p text:style-name="Standard">TEXTE : </text:p>
      <text:p text:style-name="Standard"><text:s/>bonnes conditions <text:s/>ponr le 25 mars 1904 UNE FERME de 4 4 hectares <text:s/>terre labourable <text:s/>pré et vigne <text:s/>près de Port-Lesnty. S'adresser à M. Locca <text:s/>à Jougne (Doubs). </text:p>
      <text:p text:style-name="Standard"/>
      <text:p text:style-name="Standard">LIEUX : </text:p>
      <text:p text:style-name="Standard">id,nom,type,numero</text:p>
      <text:p text:style-name="Standard">1,Port-Lesnty,none,none</text:p>
      <text:p text:style-name="Standard">2,Jougne,none,none</text:p>
      <text:p text:style-name="Standard">3,(Doubs),departement,none</text:p>
      <text:p text:style-name="Standard"/>
      <text:p text:style-name="Standard">PERSONNES : </text:p>
      <text:p text:style-name="Standard">id,patronyme,titre,statut</text:p>
      <text:p text:style-name="Standard">1,Locca,M,none</text:p>
      <text:p text:style-name="Standard"/>
      <text:p text:style-name="Standard">DATES : </text:p>
      <text:p text:style-name="Standard">id,jour,date_jour,mois,annee</text:p>
      <text:p text:style-name="Standard">=================================</text:p>
      <text:p text:style-name="Standard">============================================FICHIER : S_500041116_00000028</text:p>
      <text:p text:style-name="Standard">ID : 80</text:p>
      <text:p text:style-name="Standard">ID_ANNONCES : 1116_028_1</text:p>
      <text:p text:style-name="Standard">TEXTE : </text:p>
      <text:p text:style-name="Standard"><text:s/>pour le 25 MARS 1905 BONNE FERME sur SALINS appartenant à Mme Poulet <text:s/>lieu-dit à Salgrel. Contenance : plus de 47 hectares. Vastes bâtiments <text:s/>bon cheptel de fourrage. Le fermier reçoit du bois pour son chauffage et peut écouler son lait dans d'excellentes conditions. S'adresser à Me Voillard <text:s/>Notaire.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1,SALINSappartenant,MEsur,none</text:p>
      <text:p text:style-name="Standard">2,Poulet,Mme,none</text:p>
      <text:p text:style-name="Standard">3,Voillard,Me,Notaire</text:p>
      <text:p text:style-name="Standard"><text:soft-page-break/></text:p>
      <text:p text:style-name="Standard">DATES : </text:p>
      <text:p text:style-name="Standard">id,jour,date_jour,mois,annee</text:p>
      <text:p text:style-name="Standard">=================================</text:p>
      <text:p text:style-name="Standard">============================================FICHIER : S_500041116_00000028</text:p>
      <text:p text:style-name="Standard">ID : 81</text:p>
      <text:p text:style-name="Standard">ID_ANNONCES : 1116_028_2</text:p>
      <text:p text:style-name="Standard">TEXTE : </text:p>
      <text:p text:style-name="Standard"><text:s/>Le Samedi 20 Février 1904 <text:s/>à 2 heures du soir <text:s/>à SALINS <text:s/>en l'Etude. Cette <text:s text:c="2"/>vigne est située sur Salins <text:s/>lieudit à Prailles <text:s/>section G <text:s/>numéros 209 <text:s/>239 et 240 <text:s/>de 52 ares 60 centiares <text:s/>joignant M Louis Rodel <text:s/>un cbi min <text:s/>.Mme veuve Dtibulle. Mme Faivre-Baudin <text:s/>de Moutaine <text:s/>M. Billam-bozetM. Berthod <text:s/>Francis. S'adresser soit à M. Edmond Besson <text:s/>à Salins <text:s/>propriétaire de cette viene <text:s/>soit à Me Simonin 2-2 Etude de Mc SIMONIN <text:s/>Notaire à Salins. </text:p>
      <text:p text:style-name="Standard"/>
      <text:p text:style-name="Standard">LIEUX : </text:p>
      <text:p text:style-name="Standard">id,nom,type,numero</text:p>
      <text:p text:style-name="Standard">1,SALINS,none,none</text:p>
      <text:p text:style-name="Standard">2,Salins,none,none</text:p>
      <text:p text:style-name="Standard">3,Prailles,lieudit,none</text:p>
      <text:p text:style-name="Standard">4,Faivre-Baudin,Mme,none</text:p>
      <text:p text:style-name="Standard">5,Moutaine,none,none</text:p>
      <text:p text:style-name="Standard">6,Salins,none,none</text:p>
      <text:p text:style-name="Standard">7,Salins,none,none</text:p>
      <text:p text:style-name="Standard"/>
      <text:p text:style-name="Standard">PERSONNES : </text:p>
      <text:p text:style-name="Standard">id,patronyme,titre,statut</text:p>
      <text:p text:style-name="Standard">1,Berthod,Billam-bozetM,Francis</text:p>
      <text:p text:style-name="Standard">2,Edmond,M,Besson</text:p>
      <text:p text:style-name="Standard">3,Louis Rodel,M,none</text:p>
      <text:p text:style-name="Standard">4,Faivre-Baudin,Mme,none</text:p>
      <text:p text:style-name="Standard">5,Billam-bozetM,M.,none</text:p>
      <text:p text:style-name="Standard">6,Simonin,Me,none</text:p>
      <text:p text:style-name="Standard">7,SIMONIN,Mc,Notaire</text:p>
      <text:p text:style-name="Standard"/>
      <text:p text:style-name="Standard">DATES : </text:p>
      <text:p text:style-name="Standard">id,jour,date_jour,mois,annee</text:p>
      <text:p text:style-name="Standard">=================================</text:p>
      <text:p text:style-name="Standard">============================================FICHIER : S_500041116_00000028</text:p>
      <text:p text:style-name="Standard">ID : 82</text:p>
      <text:p text:style-name="Standard">ID_ANNONCES : 1116_028_3</text:p>
      <text:p text:style-name="Standard">TEXTE : </text:p>
      <text:p text:style-name="Standard"><text:s/>Le Lundi 22 Février 1904 <text:s/>à 2 heures du soir <text:s/>à Salins <text:s/>en l'étude Ville de Salins. Une maison <text:s/>sise quartier de l'Angonne <text:s/>N° 4 <text:s/>comprenant au rez-de-chaussée une grande cave <text:s text:c="2"/>au 1" étage 8 chambres <text:s text:c="2"/>au 2e étage 9 chambres <text:s/>au 3e étage 2 chambres <text:s/>greniers au-dessus. Cette maison est cadastrée section J <text:s/>numéros 589 et 591 <text:s/>pour une superficie de 2 ares 4-0 centiares. Jardin de 2 ares <text:s/>section J <text:s/>numéro 593. Le tout joint M. Alphonse Boiard <text:s/>M Pradier et la halle. Ces immeubles appartiennent à M. et Mme Pichegru-Gillard <text:s/>des Arsures. Pour tous renseignements <text:s/>s'adresser à M6 Simonin. </text:p>
      <text:p text:style-name="Standard"/>
      <text:p text:style-name="Standard">LIEUX : </text:p>
      <text:p text:style-name="Standard">id,nom,type,numero</text:p>
      <text:p text:style-name="Standard">1,Salins,none,none</text:p>
      <text:p text:style-name="Standard"><text:soft-page-break/>2,Ville,étude,none</text:p>
      <text:p text:style-name="Standard">3,Salins,none,none</text:p>
      <text:p text:style-name="Standard">4,Pichegru-Gillard,Mme,none</text:p>
      <text:p text:style-name="Standard">5,Arsures,none,none</text:p>
      <text:p text:style-name="Standard">6,M6,none,none</text:p>
      <text:p text:style-name="Standard"/>
      <text:p text:style-name="Standard">PERSONNES : </text:p>
      <text:p text:style-name="Standard">id,patronyme,titre,statut</text:p>
      <text:p text:style-name="Standard">1,Alphonse,M,Boiard</text:p>
      <text:p text:style-name="Standard">2,Pichegru-Gillard,Mme,none</text:p>
      <text:p text:style-name="Standard">3,Simonin,M6,none</text:p>
      <text:p text:style-name="Standard"/>
      <text:p text:style-name="Standard">DATES : </text:p>
      <text:p text:style-name="Standard">id,jour,date_jour,mois,annee</text:p>
      <text:p text:style-name="Standard">=================================</text:p>
      <text:p text:style-name="Standard">============================================FICHIER : S_500041116_00000028</text:p>
      <text:p text:style-name="Standard">ID : 83</text:p>
      <text:p text:style-name="Standard">ID_ANNONCES : 1116_028_4</text:p>
      <text:p text:style-name="Standard">TEXTE : </text:p>
      <text:p text:style-name="Standard"><text:s/>FERME de 50 hectares <text:s/>à (Amondans pouvant se diviser en deux. Entrée en jouissance immédiatement ou au 25 mars. Gros cheptel en Fourrages S'adresser au maire d'Amon-dans <text:s/>par Atnancey (Doubs) <text:s text:c="2"/>4 Etude de Me COTE <text:s/>Greffier de Paix <text:s/>à Salins. </text:p>
      <text:p text:style-name="Standard"/>
      <text:p text:style-name="Standard">LIEUX : </text:p>
      <text:p text:style-name="Standard">id,nom,type,numero</text:p>
      <text:p text:style-name="Standard">1,Amon-dans,maire,none</text:p>
      <text:p text:style-name="Standard">2,Atnancey,none,none</text:p>
      <text:p text:style-name="Standard">3,Paix,none,none</text:p>
      <text:p text:style-name="Standard">4,Salins,none,none</text:p>
      <text:p text:style-name="Standard">5,(Doubs),departement,none</text:p>
      <text:p text:style-name="Standard"/>
      <text:p text:style-name="Standard">PERSONNES : </text:p>
      <text:p text:style-name="Standard">id,patronyme,titre,statut</text:p>
      <text:p text:style-name="Standard">1,COTE,Me,Greffier</text:p>
      <text:p text:style-name="Standard"/>
      <text:p text:style-name="Standard">DATES : </text:p>
      <text:p text:style-name="Standard">id,jour,date_jour,mois,annee</text:p>
      <text:p text:style-name="Standard">=================================</text:p>
      <text:p text:style-name="Standard">============================================FICHIER : S_500041116_00000028</text:p>
      <text:p text:style-name="Standard">ID : 84</text:p>
      <text:p text:style-name="Standard">ID_ANNONCES : 1116_028_5</text:p>
      <text:p text:style-name="Standard">TEXTE : </text:p>
      <text:p text:style-name="Standard"><text:s/>a l'amiable Un CHAMP lieudit en Arche territoire de Bracon <text:s/>contenance 18 ares. S'adresser à M. Gindre. </text:p>
      <text:p text:style-name="Standard"/>
      <text:p text:style-name="Standard">LIEUX : </text:p>
      <text:p text:style-name="Standard">id,nom,type,numero</text:p>
      <text:p text:style-name="Standard"/>
      <text:p text:style-name="Standard">PERSONNES : </text:p>
      <text:p text:style-name="Standard">id,patronyme,titre,statut</text:p>
      <text:p text:style-name="Standard">1,Gindre,M.,none</text:p>
      <text:p text:style-name="Standard"/>
      <text:p text:style-name="Standard"><text:soft-page-break/>DATES : </text:p>
      <text:p text:style-name="Standard">id,jour,date_jour,mois,annee</text:p>
      <text:p text:style-name="Standard">=================================</text:p>
      <text:p text:style-name="Standard">============================================FICHIER : S_500041116_00000028</text:p>
      <text:p text:style-name="Standard">ID : 85</text:p>
      <text:p text:style-name="Standard">ID_ANNONCES : 1116_028_6</text:p>
      <text:p text:style-name="Standard">TEXTE : </text:p>
      <text:p text:style-name="Standard"><text:s/>au 25 MARS prochain JARDIN (2 terrasses contiguëà) S'adresser à M Huguenet <text:s/>à St-Anatoile. </text:p>
      <text:p text:style-name="Standard"/>
      <text:p text:style-name="Standard">LIEUX : </text:p>
      <text:p text:style-name="Standard">id,nom,type,numero</text:p>
      <text:p text:style-name="Standard">1,St-Anatoile,none,none</text:p>
      <text:p text:style-name="Standard"/>
      <text:p text:style-name="Standard">PERSONNES : </text:p>
      <text:p text:style-name="Standard">id,patronyme,titre,statut</text:p>
      <text:p text:style-name="Standard">1,JARDIN,MARS,prochain</text:p>
      <text:p text:style-name="Standard">2,Huguenet,M,none</text:p>
      <text:p text:style-name="Standard"/>
      <text:p text:style-name="Standard">DATES : </text:p>
      <text:p text:style-name="Standard">id,jour,date_jour,mois,annee</text:p>
      <text:p text:style-name="Standard">=================================</text:p>
      <text:p text:style-name="Standard">============================================FICHIER : S_500041116_00000028</text:p>
      <text:p text:style-name="Standard">ID : 86</text:p>
      <text:p text:style-name="Standard">ID_ANNONCES : 1116_028_7</text:p>
      <text:p text:style-name="Standard">TEXTE : </text:p>
      <text:p text:style-name="Standard"><text:s/>Un Fort ANE âgé de S ans S'adresser au bureau du journal. </text:p>
      <text:p text:style-name="Standard"/>
      <text:p text:style-name="Standard">LIEUX : </text:p>
      <text:p text:style-name="Standard">id,nom,type,numero</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116_00000028</text:p>
      <text:p text:style-name="Standard">ID : 87</text:p>
      <text:p text:style-name="Standard">ID_ANNONCES : 1116_028_8</text:p>
      <text:p text:style-name="Standard">TEXTE : </text:p>
      <text:p text:style-name="Standard"><text:s/>bonnes conditions <text:s/>pour le 25 mars 1904 UNE FERME de 14 hectares <text:s/>terre labourable <text:s/>pré et vigne <text:s/>près de Port-Lesnty. S'adresser à M. Locca <text:s/>à Jougne (Doubs). </text:p>
      <text:p text:style-name="Standard"/>
      <text:p text:style-name="Standard">LIEUX : </text:p>
      <text:p text:style-name="Standard">id,nom,type,numero</text:p>
      <text:p text:style-name="Standard">1,Port-Lesnty,none,none</text:p>
      <text:p text:style-name="Standard">2,Jougne,none,none</text:p>
      <text:p text:style-name="Standard">3,(Doubs),departement,none</text:p>
      <text:p text:style-name="Standard"/>
      <text:p text:style-name="Standard">PERSONNES : </text:p>
      <text:p text:style-name="Standard">id,patronyme,titre,statut</text:p>
      <text:p text:style-name="Standard">1,Locca,M,none</text:p>
      <text:p text:style-name="Standard"><text:soft-page-break/></text:p>
      <text:p text:style-name="Standard">DATES : </text:p>
      <text:p text:style-name="Standard">id,jour,date_jour,mois,annee</text:p>
      <text:p text:style-name="Standard">=================================</text:p>
      <text:p text:style-name="Standard">============================================FICHIER : S_500041116_00000028</text:p>
      <text:p text:style-name="Standard">ID : 88</text:p>
      <text:p text:style-name="Standard">ID_ANNONCES : 1116_028_9</text:p>
      <text:p text:style-name="Standard">TEXTE : </text:p>
      <text:p text:style-name="Standard"><text:s/>pour cause de départ Cuisine <text:s/>Salle à manger <text:s/>Chambre à coucher et Bureau. S'adresser tous les jours de une htwe à 4 heures <text:s/>7 <text:s/>rue Charles Magnin <text:s/>au rez-de-chaussée. </text:p>
      <text:p text:style-name="Standard"/>
      <text:p text:style-name="Standard">LIEUX : </text:p>
      <text:p text:style-name="Standard">id,nom,type,numero</text:p>
      <text:p text:style-name="Standard">1,Cuisine,départ,none</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116_00000031</text:p>
      <text:p text:style-name="Standard">ID : 89</text:p>
      <text:p text:style-name="Standard">ID_ANNONCES : 1116_031_1</text:p>
      <text:p text:style-name="Standard">TEXTE : </text:p>
      <text:p text:style-name="Standard"><text:s/>AUX enchères Le JEUDI 3 MARS 1904 <text:s/>à 40 heures du malin <text:s/>à MOUTAINE chez $I§I. (gtost et à lent requête. 2 MAISONS en face l'une de l'autre <text:s/>au bas du Parret <text:s/>territoire de Moutaine <text:s/>route de Salins à Champagnole. \° L'une entre la route et le chemin de Fonteny <text:s/>comprenant une cuisine <text:s/>une salle à manger et une chambre au rez de la route <text:s/>trois chambres et un cabinet à l'étage <text:s/>grenier au-dessus: Grange <text:s/>écurie <text:s/>cave voûtée <text:s/>jardin à côté. 2° l'autre en face <text:s/>composée <text:s/>au rez-de-chaussée <text:s/>D'UN BEL ATELIER de Marécnalepie &amp; Cùarronnap avec forge <text:s/>soufflet et établi <text:s text:c="2"/>à l'étage cinq chambres <text:s/>greniers au-dessus. Remise et jardin à côté. ii Le Matériel et l'Outillage machine à percer <text:s/>étaux <text:s/>enclumes <text:s/>marteaux <text:s/>outils <text:s/>etc. bois de service. m HANGAR <text:s/>au Parret <text:s/>près des carrières <text:s/>avec bois de service. iv HANGAR <text:s/>sur la propriété de M. Narcisse Olivier <text:s/>avec scie sans fin <text:s/>scie circulaire <text:s/>un tour et quantité de bois de service. v CHAMP <text:s/>sur Fonteny <text:s/>lieudit à Dos d'Ane <text:s/>d'environ 40 ares <text:s/>joignant la route et M. Magde-laine. vi . VIGNE <text:s/>sur Salins <text:s/>lieudit Grands-Sixtes <text:s/>joignant le chemin de Goailles <text:s/>M. Bonguiot <text:s/>M. Brody et M. E"gène Rodet. L'Adjudication des immeubles aura lieu à 10 heures précises <text:s/>le matériel sera vendu après. Pour tous renseignements <text:s/>s'adresser soit à MM. Prost <text:s/>soit à Me Belin. </text:p>
      <text:p text:style-name="Standard"/>
      <text:p text:style-name="Standard">LIEUX : </text:p>
      <text:p text:style-name="Standard">id,nom,type,numero</text:p>
      <text:p text:style-name="Standard">1,Moutaine,territoire,none</text:p>
      <text:p text:style-name="Standard">2,Salins,route,none</text:p>
      <text:p text:style-name="Standard">3,Champagnole,none,none</text:p>
      <text:p text:style-name="Standard">4,Marécnalepie,none,none</text:p>
      <text:p text:style-name="Standard">5,CHAMP,v,none</text:p>
      <text:p text:style-name="Standard">6,Fonteny,none,none</text:p>
      <text:p text:style-name="Standard">7,Dos,lieudit,none</text:p>
      <text:p text:style-name="Standard">8,Ane,none,none</text:p>
      <text:p text:style-name="Standard">9,Salins,none,none</text:p>
      <text:p text:style-name="Standard">10,Grands-Sixtes,lieudit,none</text:p>
      <text:p text:style-name="Standard"><text:soft-page-break/></text:p>
      <text:p text:style-name="Standard">PERSONNES : </text:p>
      <text:p text:style-name="Standard">id,patronyme,titre,statut</text:p>
      <text:p text:style-name="Standard">1,outils,etc,bois</text:p>
      <text:p text:style-name="Standard">2,iv,service,HANGAR</text:p>
      <text:p text:style-name="Standard">3,Narcisse Olivier,M,none</text:p>
      <text:p text:style-name="Standard">4,VIGNE,vi,none</text:p>
      <text:p text:style-name="Standard">5,Prost,MM,none</text:p>
      <text:p text:style-name="Standard">6,MP,M,none</text:p>
      <text:p text:style-name="Standard">7,Magde-laine,M.,none</text:p>
      <text:p text:style-name="Standard">8,Bonguiot,M.,M</text:p>
      <text:p text:style-name="Standard">9,E"gène Rodet,M.,none</text:p>
      <text:p text:style-name="Standard">10,Belin,Me,none</text:p>
      <text:p text:style-name="Standard"/>
      <text:p text:style-name="Standard">DATES : </text:p>
      <text:p text:style-name="Standard">id,jour,date_jour,mois,annee</text:p>
      <text:p text:style-name="Standard">=================================</text:p>
      <text:p text:style-name="Standard">============================================FICHIER : S_500041116_00000032</text:p>
      <text:p text:style-name="Standard">ID : 90</text:p>
      <text:p text:style-name="Standard">ID_ANNONCES : 1116_032_1</text:p>
      <text:p text:style-name="Standard">TEXTE : </text:p>
      <text:p text:style-name="Standard"><text:s/>pour cause de décès A DOLE en la Chambre des Notaires <text:s/>sise au Palais de Justice de ladite ville <text:s/>Le LUNDI 29 FÉVRIER 1904 <text:s/>à 3 heures du soir IMPORTANTE sur le Doubs et le Canal du Rhône au Rhin servant actuellement de W0HH5 connu sous le nom de IOMII DES MALADES entre les gares de liaitoliot et Labarre Cette usine comprend : 1° VASTES BATIMENTS d'exploitation et d'habitation grange <text:s/>écuries <text:s/>remises <text:s/>caves <text:s/>jardin et terrain <text:s/>le tout d'une contenance d'environ 1 hectare <text:s text:c="2"/>VASTE MAGASIN pouvant contenir 4.000 sacs <text:s/>situé près de la gare de Knn eliot. relié à cette dernière et au chemin de fer par un embranchement particulier <text:s text:c="2"/>2° MATÉRIEL d'exploitation comprenant jeux de broyage complets composés de : un tendeur <text:s/>nettoyage complet système Lhuillier <text:s text:c="2"/>trois passages doubles dont un désagrégeur <text:s text:c="2"/>quatre convertisseurs en porcelaine lisse <text:s text:c="2"/>un sasseur <text:s text:c="2"/>un collecteur <text:s text:c="2"/>trois paires de meules à maïs et orge ainsi qu'un petit nettoyage <text:s text:c="2"/>Force motrice hydraulique de 150 chevaux fournie par deux turbines modernes et susceptibles d'augmentation. NOTA. — Cette usine peut être appropriée a tous genres d'industrie <text:s/>notamment a la production de l'électricité <text:s/>utilisée comme force motrice et éclairage. Mise à prix : (actuellement couverte) soixante mille francs <text:s/>ci..... <text:s text:c="2"/>60 000 fr. Territoire de la commune de La Barre 2e LOT. Lieudit à l'Ecot d'Ane <text:s/>numéro 100 bis <text:s/>territoire d'environ cinquante ares cinquante centiares. Mise a prix : Deux cent cinquante francs <text:s/>ci................ Territoire de la commune de Monteplain. 3' LOT. Lieudit aux Marinières <text:s/>section B <text:s/>numéro 107 partie <text:s/>teire de dix-huit ares cinqvanu-cinq centiares. Mise à prix : Quatre-vingts francs <text:s/>ci........................ 4* LOT. Lieudit Prés-du-Bois <text:s/>section B <text:s/>numéro 157 <text:s/>terre de dix sept ares quatre-vingt-cinq centiares. Mise à prix : Quatre-vingts francs <text:s/>ci........................ 5e LOT Lieudit Prés-du-Bois <text:s/>section B <text:s/>numéro 158 <text:s/>terre de dix-huit ares douze centiares. Mise a prix : Quatre-vingts francs <text:s/>ci......................... 6e LOT. Lieudit Sur-le-Moulin <text:s/>section B <text:s/>numéro 256 partie <text:s/>terre de cinquante-six ares soixante-cinq centiares. Mise à prix : Cent cinquante francs <text:s/>ci...................... 7' LOT. Lieudit Champ près du Bois <text:s/>section B <text:s/>numéro 156 <text:s/>terre de dix-sept ares quatre vingt cinq centiares. Mise à prix : Soixante francs <text:s/>ci 60 Ces immeubles dépendent de la succession de M. Jules Jeanningros. Facilité de paiement. Pour tous renseignements <text:s/>s'adresser soit a M" BENOIT BARNET <text:s/>Avoué à Dole <text:s/>soit à Me DESAUNA1S <text:s/>Notaire en ladite ville <text:s/>chargé de la vente et pour visiter les immeubles <text:s/>au Moulin des Malades <text:s/>commune de Ranchot. </text:p>
      <text:p text:style-name="Standard"/>
      <text:p text:style-name="Standard">LIEUX : </text:p>
      <text:p text:style-name="Standard">id,nom,type,numero</text:p>
      <text:p text:style-name="Standard"><text:soft-page-break/>1,DOLE,décès,none</text:p>
      <text:p text:style-name="Standard">2,Chambre,none,none</text:p>
      <text:p text:style-name="Standard">3,Notaires,none,none</text:p>
      <text:p text:style-name="Standard">4,Palais,none,none</text:p>
      <text:p text:style-name="Standard">5,Justice,none,none</text:p>
      <text:p text:style-name="Standard">6,Doubs,none,none</text:p>
      <text:p text:style-name="Standard">7,Rhône,none,none</text:p>
      <text:p text:style-name="Standard">8,Rhin,none,none</text:p>
      <text:p text:style-name="Standard">9,IOMII,nom,none</text:p>
      <text:p text:style-name="Standard">10,Knn,gare,none</text:p>
      <text:p text:style-name="Standard">11,Barre,commune,none</text:p>
      <text:p text:style-name="Standard">12,Ane,Ecot,100</text:p>
      <text:p text:style-name="Standard">13,Monteplain,commune,3</text:p>
      <text:p text:style-name="Standard">14,Prés-du-Bois,Lieudit,none</text:p>
      <text:p text:style-name="Standard">15,Bois,none,none</text:p>
      <text:p text:style-name="Standard">16,Dole,none,none</text:p>
      <text:p text:style-name="Standard">17,Malades,none,none</text:p>
      <text:p text:style-name="Standard"/>
      <text:p text:style-name="Standard">PERSONNES : </text:p>
      <text:p text:style-name="Standard">id,patronyme,titre,statut</text:p>
      <text:p text:style-name="Standard">1,cinqvanu-cinq,centiares,Mise</text:p>
      <text:p text:style-name="Standard">2,Jules,M,Jeanningros</text:p>
      <text:p text:style-name="Standard">3,DES MALADESentre,MII,none</text:p>
      <text:p text:style-name="Standard">4,BENOIT BARNET,M",Avoué</text:p>
      <text:p text:style-name="Standard">5,DESAUNA1S,Me,Notaire</text:p>
      <text:p text:style-name="Standard"/>
      <text:p text:style-name="Standard">DATES : </text:p>
      <text:p text:style-name="Standard">id,jour,date_jour,mois,annee</text:p>
      <text:p text:style-name="Standard">=================================</text:p>
      <text:p text:style-name="Standard">============================================FICHIER : S_500041116_00000032</text:p>
      <text:p text:style-name="Standard">ID : 91</text:p>
      <text:p text:style-name="Standard">ID_ANNONCES : 1116_032_2</text:p>
      <text:p text:style-name="Standard">TEXTE : </text:p>
      <text:p text:style-name="Standard"><text:s/>S'adresser à M Louis Pernet <text:s/>rue du Chambenoz. </text:p>
      <text:p text:style-name="Standard"/>
      <text:p text:style-name="Standard">LIEUX : </text:p>
      <text:p text:style-name="Standard">id,nom,type,numero</text:p>
      <text:p text:style-name="Standard"/>
      <text:p text:style-name="Standard">PERSONNES : </text:p>
      <text:p text:style-name="Standard">id,patronyme,titre,statut</text:p>
      <text:p text:style-name="Standard">1,Louis Pernet,M,none</text:p>
      <text:p text:style-name="Standard"/>
      <text:p text:style-name="Standard">DATES : </text:p>
      <text:p text:style-name="Standard">id,jour,date_jour,mois,annee</text:p>
      <text:p text:style-name="Standard">=================================</text:p>
      <text:p text:style-name="Standard">============================================FICHIER : S_500041116_00000032</text:p>
      <text:p text:style-name="Standard">ID : 92</text:p>
      <text:p text:style-name="Standard">ID_ANNONCES : 1116_032_3</text:p>
      <text:p text:style-name="Standard">TEXTE : </text:p>
      <text:p text:style-name="Standard"><text:s/>Le Lundi 22 Février 1904 <text:s/>à 2 heures du soir <text:s/>à Salins <text:s/>eu l'étude Ville de Salins. Une maison <text:s/>sise quartier de l'Angonne <text:s/>N° 4 <text:s/>comprenant au rez-de-chaussée une grande cave <text:s text:c="2"/>au 4" étage 8 chambres <text:s text:c="2"/>au 2eétage9 chambres <text:s/>au 5e étage 2 chambres <text:s text:c="2"/>greniers au-dessus. Cette maison est <text:soft-page-break/>cadastrée section J <text:s/>numéros 589 et 594 <text:s/>pour une superficie de 2 ares 4U centiares. Jardin de 2 ares <text:s/>section J <text:s/>numéro 593. Le tout joint M. Alphonse Bolard <text:s/>M Pradier et la halle. Ces immeubles appartiennent à M. et Mme Pichegru-Gillard <text:s/>des Arsures. Pour tous renseignements <text:s/>s'adresser à Me Simonin. </text:p>
      <text:p text:style-name="Standard"/>
      <text:p text:style-name="Standard">LIEUX : </text:p>
      <text:p text:style-name="Standard">id,nom,type,numero</text:p>
      <text:p text:style-name="Standard">1,Salins,none,none</text:p>
      <text:p text:style-name="Standard">2,Ville,étude,none</text:p>
      <text:p text:style-name="Standard">3,Salins,none,none</text:p>
      <text:p text:style-name="Standard">4,Pichegru-Gillard,Mme,none</text:p>
      <text:p text:style-name="Standard">5,Arsures,none,none</text:p>
      <text:p text:style-name="Standard"/>
      <text:p text:style-name="Standard">PERSONNES : </text:p>
      <text:p text:style-name="Standard">id,patronyme,titre,statut</text:p>
      <text:p text:style-name="Standard">1,Alphonse,M,Bolard</text:p>
      <text:p text:style-name="Standard">2,Pichegru-Gillard,Mme,none</text:p>
      <text:p text:style-name="Standard">3,Simonin,Me,none</text:p>
      <text:p text:style-name="Standard"/>
      <text:p text:style-name="Standard">DATES : </text:p>
      <text:p text:style-name="Standard">id,jour,date_jour,mois,annee</text:p>
      <text:p text:style-name="Standard">=================================</text:p>
      <text:p text:style-name="Standard">============================================FICHIER : S_500041116_00000032</text:p>
      <text:p text:style-name="Standard">ID : 93</text:p>
      <text:p text:style-name="Standard">ID_ANNONCES : 1116_032_4</text:p>
      <text:p text:style-name="Standard">TEXTE : </text:p>
      <text:p text:style-name="Standard"><text:s/>Un Fort ANE âgé de S ans S'adresser au bureau du journal. </text:p>
      <text:p text:style-name="Standard"/>
      <text:p text:style-name="Standard">LIEUX : </text:p>
      <text:p text:style-name="Standard">id,nom,type,numero</text:p>
      <text:p text:style-name="Standard"/>
      <text:p text:style-name="Standard">PERSONNES : </text:p>
      <text:p text:style-name="Standard">id,patronyme,titre,statut</text:p>
      <text:p text:style-name="Standard"/>
      <text:p text:style-name="Standard">DATES : </text:p>
      <text:p text:style-name="Standard">id,jour,date_jour,mois,annee</text:p>
      <text:p text:style-name="Standard">=================================</text:p>
      <text:p text:style-name="Standard">============================================FICHIER : S_500041116_00000032</text:p>
      <text:p text:style-name="Standard">ID : 94</text:p>
      <text:p text:style-name="Standard">ID_ANNONCES : 1116_032_5</text:p>
      <text:p text:style-name="Standard">TEXTE : </text:p>
      <text:p text:style-name="Standard"><text:s/>S'adresser à M. Lepin <text:s/>à ud- ___4-3 TAUREAU «l'un an S'adresser à M. Francis Faton <text:s/>à Baud. p <text:s text:c="2"/>j_2 JEUNE HOMME 29 ans demande place dans le commerce ou comme EMPLOYÉ DE BUREAU PRÉTENTIONS MODESTES S'adresser au bureau du journal. </text:p>
      <text:p text:style-name="Standard"/>
      <text:p text:style-name="Standard">LIEUX : </text:p>
      <text:p text:style-name="Standard">id,nom,type,numero</text:p>
      <text:p text:style-name="Standard">1,Baud,none,none</text:p>
      <text:p text:style-name="Standard"/>
      <text:p text:style-name="Standard">PERSONNES : </text:p>
      <text:p text:style-name="Standard">id,patronyme,titre,statut</text:p>
      <text:p text:style-name="Standard">1,Lepin,M,none</text:p>
      <text:p text:style-name="Standard"><text:soft-page-break/>2,TAUREAU,ud-,___4-3</text:p>
      <text:p text:style-name="Standard">3,Francis,M,Faton</text:p>
      <text:p text:style-name="Standard">4,DE BUREAU PRÉTENTIONS MODESTES S'adresser,MPLOYÉ,none</text:p>
      <text:p text:style-name="Standard"/>
      <text:p text:style-name="Standard">DATES : </text:p>
      <text:p text:style-name="Standard">id,jour,date_jour,mois,annee</text:p>
      <text:p text:style-name="Standard">=================================</text:p>
      <text:p text:style-name="Standard">============================================FICHIER : S_500041116_00000032</text:p>
      <text:p text:style-name="Standard">ID : 95</text:p>
      <text:p text:style-name="Standard">ID_ANNONCES : 1116_032_6</text:p>
      <text:p text:style-name="Standard">TEXTE : </text:p>
      <text:p text:style-name="Standard"><text:s/>d'occasion presque neuve S'adresser à M. T1SSOT <text:s/>à Montigny <text:s/>par Arbois (Jura). __4-2 </text:p>
      <text:p text:style-name="Standard"/>
      <text:p text:style-name="Standard">LIEUX : </text:p>
      <text:p text:style-name="Standard">id,nom,type,numero</text:p>
      <text:p text:style-name="Standard">1,Montigny,none,none</text:p>
      <text:p text:style-name="Standard">2,Arbois,none,none</text:p>
      <text:p text:style-name="Standard">3,(Jura),departement,none</text:p>
      <text:p text:style-name="Standard"/>
      <text:p text:style-name="Standard">PERSONNES : </text:p>
      <text:p text:style-name="Standard">id,patronyme,titre,statut</text:p>
      <text:p text:style-name="Standard">1,T1SSOT,M,none</text:p>
      <text:p text:style-name="Standard"/>
      <text:p text:style-name="Standard">DATES : </text:p>
      <text:p text:style-name="Standard">id,jour,date_jour,mois,annee</text:p>
      <text:p text:style-name="Standard">=================================</text:p>
      <text:p text:style-name="Standard">============================================FICHIER : S_500041116_00000032</text:p>
      <text:p text:style-name="Standard">ID : 96</text:p>
      <text:p text:style-name="Standard">ID_ANNONCES : 1116_032_7</text:p>
      <text:p text:style-name="Standard">TEXTE : </text:p>
      <text:p text:style-name="Standard"><text:s/>bonnes conditions <text:s/>ponr le 25 mars 1904 UNE FERME de 14 hectares <text:s/>terre labourable <text:s/>pré et vigne <text:s/>près de Port-Lesnty. S'adresser à M. Locca <text:s/>à Jougne (Doubs). </text:p>
      <text:p text:style-name="Standard"/>
      <text:p text:style-name="Standard">LIEUX : </text:p>
      <text:p text:style-name="Standard">id,nom,type,numero</text:p>
      <text:p text:style-name="Standard">1,Port-Lesnty,none,none</text:p>
      <text:p text:style-name="Standard">2,Jougne,none,none</text:p>
      <text:p text:style-name="Standard">3,(Doubs),departement,none</text:p>
      <text:p text:style-name="Standard"/>
      <text:p text:style-name="Standard">PERSONNES : </text:p>
      <text:p text:style-name="Standard">id,patronyme,titre,statut</text:p>
      <text:p text:style-name="Standard">1,Locca,M,none</text:p>
      <text:p text:style-name="Standard"/>
      <text:p text:style-name="Standard">DATES : </text:p>
      <text:p text:style-name="Standard">id,jour,date_jour,mois,annee</text:p>
      <text:p text:style-name="Standard">=================================</text:p>
      <text:p text:style-name="Standard">============================================FICHIER : S_500041116_00000032</text:p>
      <text:p text:style-name="Standard">ID : 97</text:p>
      <text:p text:style-name="Standard">ID_ANNONCES : 1116_032_8</text:p>
      <text:p text:style-name="Standard">TEXTE : </text:p>
      <text:p text:style-name="Standard"><text:s/>au 25 MARS prochain JARDIN (2 terrasses contiguë?) S'adresser à M. Huguenet <text:s/>à St-Anatoile. </text:p>
      <text:p text:style-name="Standard"/>
      <text:p text:style-name="Standard"><text:soft-page-break/>LIEUX : </text:p>
      <text:p text:style-name="Standard">id,nom,type,numero</text:p>
      <text:p text:style-name="Standard">1,St-Anatoile,none,none</text:p>
      <text:p text:style-name="Standard"/>
      <text:p text:style-name="Standard">PERSONNES : </text:p>
      <text:p text:style-name="Standard">id,patronyme,titre,statut</text:p>
      <text:p text:style-name="Standard">1,JARDIN,MARS,prochain</text:p>
      <text:p text:style-name="Standard">2,Huguenet,M,none</text:p>
      <text:p text:style-name="Standard"/>
      <text:p text:style-name="Standard">DATES : </text:p>
      <text:p text:style-name="Standard">id,jour,date_jour,mois,annee</text:p>
      <text:p text:style-name="Standard">=================================</text:p>
      <text:p text:style-name="Standard">============================================FICHIER : S_500041116_00000032</text:p>
      <text:p text:style-name="Standard">ID : 98</text:p>
      <text:p text:style-name="Standard">ID_ANNONCES : 1116_032_9</text:p>
      <text:p text:style-name="Standard">TEXTE : </text:p>
      <text:p text:style-name="Standard"><text:s/>a <text:s text:c="2"/>l'amiable Un CHAMP lieudit en Arche territoire de Bracon <text:s/>contenance 18 ares. S'adresser à M. Gindre. </text:p>
      <text:p text:style-name="Standard"/>
      <text:p text:style-name="Standard">LIEUX : </text:p>
      <text:p text:style-name="Standard">id,nom,type,numero</text:p>
      <text:p text:style-name="Standard"/>
      <text:p text:style-name="Standard">PERSONNES : </text:p>
      <text:p text:style-name="Standard">id,patronyme,titre,statut</text:p>
      <text:p text:style-name="Standard">1,Gindre,M.,none</text:p>
      <text:p text:style-name="Standard"/>
      <text:p text:style-name="Standard">DATES : </text:p>
      <text:p text:style-name="Standard">id,jour,date_jour,mois,annee</text:p>
      <text:p text:style-name="Standard">=================================</text:p>
      <text:p text:style-name="Standard">============================================FICHIER : S_500041116_00000036</text:p>
      <text:p text:style-name="Standard">ID : 99</text:p>
      <text:p text:style-name="Standard">ID_ANNONCES : 1116_036_1</text:p>
      <text:p text:style-name="Standard">TEXTE : </text:p>
      <text:p text:style-name="Standard"><text:s/>aux enchères Le JEUDI 3 MARS 1904 <text:s/>à 40 heures du malin <text:s/>à SlODTALfE chez <text:s text:c="7"/>grost et à leur requête. DEUX en face l'une de Vautre <text:s/>au bas du Parret <text:s/>territoire de Moutaine <text:s/>route de Salins à Champagnole. 1° L'une entre la route et le chemin de Fonteny <text:s/>comprenant une cuisine <text:s/>une salle à manger et une chambre au rez de la roule <text:s/>trois chambres et un cabinet à l'étage <text:s/>grenier au-dessus. Grange <text:s/>écurie <text:s/>cave voûtée <text:s/>jardin à côté. 2° l'autre en face <text:s/>composée <text:s/>au rez-de-chaussée <text:s/>D'UN BEL ATELIER de MarécMlerie &amp; Cterrounage avec forge <text:s/>soufïM et établi <text:s text:c="2"/>à l'étage cinq chambres <text:s/>greniers au-dessus. Remise et jardin à côté <text:s/>n au Parret <text:s/>près des carrières <text:s/>avec bois de service. m sur la propriété de M. Narcisse Olivier <text:s/>avec scie sans fin <text:s/>scie circulaire et un tour. IV CHAMP sur Fonteny <text:s/>lieudit à Dos-d'Ane <text:s/>d'environ 40 ares <text:s/>joignant la route et M. Magdelaine. VIGNE sur <text:s text:c="2"/>Salins <text:s text:c="3"/>lieudit <text:s text:c="2"/>Grands -Sixtes <text:s/>joignant le chemin de Goailles <text:s/>M. Ronguiot <text:s/>M. Bro dy et M. E"gène Kodet. Pour tous renseignements <text:s/>s'adresser soit à MM. Prost <text:s/>soit à M« Bel in. </text:p>
      <text:p text:style-name="Standard"/>
      <text:p text:style-name="Standard">LIEUX : </text:p>
      <text:p text:style-name="Standard">id,nom,type,numero</text:p>
      <text:p text:style-name="Standard">1,Vautre,none,none</text:p>
      <text:p text:style-name="Standard">2,Moutaine,territoire,none</text:p>
      <text:p text:style-name="Standard">3,MarécMlerie,none,none</text:p>
      <text:p text:style-name="Standard">4,Fonteny,none,none</text:p>
      <text:p text:style-name="Standard"/>
      <text:p text:style-name="Standard"><text:soft-page-break/>PERSONNES : </text:p>
      <text:p text:style-name="Standard">id,patronyme,titre,statut</text:p>
      <text:p text:style-name="Standard">1,Narcisse Olivier,M,none</text:p>
      <text:p text:style-name="Standard">2,Ronguiot Bro,M,dy</text:p>
      <text:p text:style-name="Standard">3,Prost,MM,none</text:p>
      <text:p text:style-name="Standard">4,Fonteny,MPsur,none</text:p>
      <text:p text:style-name="Standard">5,Magdelaine,M.,none</text:p>
      <text:p text:style-name="Standard">6,Ronguiot,M.,M</text:p>
      <text:p text:style-name="Standard">7,E"gène Kodet,M.,none</text:p>
      <text:p text:style-name="Standard">8,Bel,M«,none</text:p>
      <text:p text:style-name="Standard"/>
      <text:p text:style-name="Standard">DATES : </text:p>
      <text:p text:style-name="Standard">id,jour,date_jour,mois,annee</text:p>
      <text:p text:style-name="Standard">=================================</text:p>
      <text:p text:style-name="Standard">============================================FICHIER : S_500041116_00000036</text:p>
      <text:p text:style-name="Standard">ID : 100</text:p>
      <text:p text:style-name="Standard">ID_ANNONCES : 1116_036_2</text:p>
      <text:p text:style-name="Standard">TEXTE : </text:p>
      <text:p text:style-name="Standard"><text:s/>aux enchères Le LUNDI 7 MARS 1904 <text:s/>à 10 heures du matin <text:s/>o Salins <text:s/>en l étude. maison et terre à THÊSY I. La maison comprend une cuisine et deux chambres <text:s/>écurie <text:s/>gtange et greniers <text:s/>avec cette maison le jardit <text:s/>au joignant. Celte propriété touche Aime Jacquemard <text:s/>M. Biffieux et le chemin de Lemuy <text:s text:c="2"/>2° Une terre lieudit Vers chez Cornu <text:s/>d'environ 54 ares <text:s/>joignant la maison Cornu. Pour tous renseignements <text:s/>s'adresser soit aux propriétaires <text:s/>MM. Mathieu <text:s/>fils de Mélan <text:s/>soit à Me Belin <text:s/>Notaire. </text:p>
      <text:p text:style-name="Standard"/>
      <text:p text:style-name="Standard">LIEUX : </text:p>
      <text:p text:style-name="Standard">id,nom,type,numero</text:p>
      <text:p text:style-name="Standard">1,Vers,lieudit,none</text:p>
      <text:p text:style-name="Standard">2,Cornu,none,none</text:p>
      <text:p text:style-name="Standard"/>
      <text:p text:style-name="Standard">PERSONNES : </text:p>
      <text:p text:style-name="Standard">id,patronyme,titre,statut</text:p>
      <text:p text:style-name="Standard">1,propriétaires Mathieu,MM,fils</text:p>
      <text:p text:style-name="Standard">2,Biffieux,M.,none</text:p>
      <text:p text:style-name="Standard">3,Mathieu,MM.,none</text:p>
      <text:p text:style-name="Standard">4,Belin,Me,Notaire</text:p>
      <text:p text:style-name="Standard"/>
      <text:p text:style-name="Standard">DATES : </text:p>
      <text:p text:style-name="Standard">id,jour,date_jour,mois,annee</text:p>
      <text:p text:style-name="Standard">=================================</text:p>
      <text:p text:style-name="Standard">============================================FICHIER : S_500041116_00000036</text:p>
      <text:p text:style-name="Standard">ID : 101</text:p>
      <text:p text:style-name="Standard">ID_ANNONCES : 1116_036_3</text:p>
      <text:p text:style-name="Standard">TEXTE : </text:p>
      <text:p text:style-name="Standard"><text:s/>pour entrer en jouissance le 25 mars prochain ou dans le cours de l'année ou au 25 mars 49l&gt;5. BELLE FERME à <text:s text:c="2"/>CHAMPAGNY canton de Salins superficie approximative 33 hectares S'adresser à M* Belin <text:s/>Notaire. </text:p>
      <text:p text:style-name="Standard"/>
      <text:p text:style-name="Standard">LIEUX : </text:p>
      <text:p text:style-name="Standard">id,nom,type,numero</text:p>
      <text:p text:style-name="Standard">1,CHAMPAGNY,none,none</text:p>
      <text:p text:style-name="Standard"/>
      <text:p text:style-name="Standard"><text:soft-page-break/>PERSONNES : </text:p>
      <text:p text:style-name="Standard">id,patronyme,titre,statut</text:p>
      <text:p text:style-name="Standard">1,Belin,M*,Notaire</text:p>
      <text:p text:style-name="Standard"/>
      <text:p text:style-name="Standard">DATES : </text:p>
      <text:p text:style-name="Standard">id,jour,date_jour,mois,annee</text:p>
      <text:p text:style-name="Standard">1,,25,mars,49l</text:p>
      <text:p text:style-name="Standard">2,,33,,None</text:p>
      <text:p text:style-name="Standard">=================================</text:p>
      <text:p text:style-name="Standard">============================================FICHIER : S_500041116_00000036</text:p>
      <text:p text:style-name="Standard">ID : 102</text:p>
      <text:p text:style-name="Standard">ID_ANNONCES : 1116_036_4</text:p>
      <text:p text:style-name="Standard">TEXTE : </text:p>
      <text:p text:style-name="Standard"><text:s/>pour le 25 MARS 1905 BONNE FERME sur SALINS appartenant a Mme Poulet <text:s/>lieu-dit à Salgrel. Contenance : plus de 47 hectares. Vastes bâtiments <text:s/>bon cbepte de fourrage Le fermier reçoit du bois pour son chauffage et peut écouler son lait dans d'excellentes conditions. S'adresser <text:s text:c="2"/>à <text:s text:c="2"/>M" Voillard <text:s/>Notaire 4-5 Etude de VIe VOILLARD <text:s/>Notaire à Salins. </text:p>
      <text:p text:style-name="Standard"/>
      <text:p text:style-name="Standard">LIEUX : </text:p>
      <text:p text:style-name="Standard">id,nom,type,numero</text:p>
      <text:p text:style-name="Standard">1,SALINS,none,none</text:p>
      <text:p text:style-name="Standard">2,Salins,none,none</text:p>
      <text:p text:style-name="Standard"/>
      <text:p text:style-name="Standard">PERSONNES : </text:p>
      <text:p text:style-name="Standard">id,patronyme,titre,statut</text:p>
      <text:p text:style-name="Standard">1,SALINSappartenant,MEsur,none</text:p>
      <text:p text:style-name="Standard">2,Poulet,Mme,none</text:p>
      <text:p text:style-name="Standard">3,Voillard,M",Notaire</text:p>
      <text:p text:style-name="Standard"/>
      <text:p text:style-name="Standard">DATES : </text:p>
      <text:p text:style-name="Standard">id,jour,date_jour,mois,annee</text:p>
      <text:p text:style-name="Standard">=================================</text:p>
      <text:p text:style-name="Standard">============================================FICHIER : S_500041116_00000036</text:p>
      <text:p text:style-name="Standard">ID : 103</text:p>
      <text:p text:style-name="Standard">ID_ANNONCES : 1116_036_5</text:p>
      <text:p text:style-name="Standard">TEXTE : </text:p>
      <text:p text:style-name="Standard"><text:s/>a <text:s text:c="2"/>l'amiable Un CHAMP lieudit en Arche territoire de Bracon <text:s/>contenance 18 ares. S'adresser à M. Gindre. </text:p>
      <text:p text:style-name="Standard"/>
      <text:p text:style-name="Standard">LIEUX : </text:p>
      <text:p text:style-name="Standard">id,nom,type,numero</text:p>
      <text:p text:style-name="Standard"/>
      <text:p text:style-name="Standard">PERSONNES : </text:p>
      <text:p text:style-name="Standard">id,patronyme,titre,statut</text:p>
      <text:p text:style-name="Standard">1,Gindre,M.,none</text:p>
      <text:p text:style-name="Standard"/>
      <text:p text:style-name="Standard">DATES : </text:p>
      <text:p text:style-name="Standard">id,jour,date_jour,mois,annee</text:p>
      <text:p text:style-name="Standard">=================================</text:p>
      <text:p text:style-name="Standard">============================================FICHIER : S_500041116_00000036</text:p>
      <text:p text:style-name="Standard">ID : 104</text:p>
      <text:p text:style-name="Standard">ID_ANNONCES : 1116_036_6</text:p>
      <text:p text:style-name="Standard"><text:soft-page-break/>TEXTE : </text:p>
      <text:p text:style-name="Standard"><text:s/>a l'amiable Une MAISON servant d'auberge située au village du Pasquier <text:s/>sur la route de Salins à Champagnole. Cette maison <text:s/>comprend au rez-de-chaussée : deux grandes salles de consommation <text:s/>cuisine grange et écurie <text:s/>à l'étage quatre pièces <text:s/>greniers et feni'.s. Un jardin potager de 5 ares est attenant. S'adresser <text:s/>pour visiter 'à M. Monnoyeur <text:s/>aubergiste au^ Pasquier et pour traiter à M« Farine <text:s/>Notaire à Champagnole. </text:p>
      <text:p text:style-name="Standard"/>
      <text:p text:style-name="Standard">LIEUX : </text:p>
      <text:p text:style-name="Standard">id,nom,type,numero</text:p>
      <text:p text:style-name="Standard">1,Pasquier,village,none</text:p>
      <text:p text:style-name="Standard">2,Salins,route,none</text:p>
      <text:p text:style-name="Standard">3,Champagnole,none,none</text:p>
      <text:p text:style-name="Standard">4,Champagnole,none,none</text:p>
      <text:p text:style-name="Standard"/>
      <text:p text:style-name="Standard">PERSONNES : </text:p>
      <text:p text:style-name="Standard">id,patronyme,titre,statut</text:p>
      <text:p text:style-name="Standard">1,Monnoyeur,M,aubergiste</text:p>
      <text:p text:style-name="Standard">2,Farine,M«,Notaire</text:p>
      <text:p text:style-name="Standard"/>
      <text:p text:style-name="Standard">DATES : </text:p>
      <text:p text:style-name="Standard">id,jour,date_jour,mois,annee</text:p>
      <text:p text:style-name="Standard">=================================</text:p>
      <text:p text:style-name="Standard">============================================FICHIER : S_500041116_00000036</text:p>
      <text:p text:style-name="Standard">ID : 105</text:p>
      <text:p text:style-name="Standard">ID_ANNONCES : 1116_036_7</text:p>
      <text:p text:style-name="Standard">TEXTE : </text:p>
      <text:p text:style-name="Standard"><text:s/>S'adresser à Me Belin <text:s/>Notaire ou à M. Dunand <text:s/>au Arsures. ' _ <text:s text:c="4"/>1-5 poil ras <text:s/>race du Pu y <text:s/>âgé de 48 mois. </text:p>
      <text:p text:style-name="Standard"/>
      <text:p text:style-name="Standard">LIEUX : </text:p>
      <text:p text:style-name="Standard">id,nom,type,numero</text:p>
      <text:p text:style-name="Standard">1,Arsures,none,none</text:p>
      <text:p text:style-name="Standard"/>
      <text:p text:style-name="Standard">PERSONNES : </text:p>
      <text:p text:style-name="Standard">id,patronyme,titre,statut</text:p>
      <text:p text:style-name="Standard">1,Dunand,M,none</text:p>
      <text:p text:style-name="Standard">2,Belin,Me,Notaire</text:p>
      <text:p text:style-name="Standard"/>
      <text:p text:style-name="Standard">DATES : </text:p>
      <text:p text:style-name="Standard">id,jour,date_jour,mois,annee</text:p>
      <text:p text:style-name="Standard">=================================</text:p>
      <text:p text:style-name="Standard">============================================FICHIER : S_500041116_00000036</text:p>
      <text:p text:style-name="Standard">ID : 106</text:p>
      <text:p text:style-name="Standard">ID_ANNONCES : 1116_036_8</text:p>
      <text:p text:style-name="Standard">TEXTE : </text:p>
      <text:p text:style-name="Standard"><text:s/>bonnes conditions <text:s/>pour le î S mars 1904 UNE FERME de 14 hectares <text:s/>terre labourable <text:s/>pré et vigne <text:s/>près de Port-Lesnty. S'adresser à M. Locca <text:s/>à Jongne (Doubs). </text:p>
      <text:p text:style-name="Standard"/>
      <text:p text:style-name="Standard">LIEUX : </text:p>
      <text:p text:style-name="Standard">id,nom,type,numero</text:p>
      <text:p text:style-name="Standard">1,Port-Lesnty,none,none</text:p>
      <text:p text:style-name="Standard">2,Jongne,none,none</text:p>
      <text:p text:style-name="Standard"><text:soft-page-break/>3,(Doubs),departement,none</text:p>
      <text:p text:style-name="Standard"/>
      <text:p text:style-name="Standard">PERSONNES : </text:p>
      <text:p text:style-name="Standard">id,patronyme,titre,statut</text:p>
      <text:p text:style-name="Standard">1,Locca,M,none</text:p>
      <text:p text:style-name="Standard"/>
      <text:p text:style-name="Standard">DATES : </text:p>
      <text:p text:style-name="Standard">id,jour,date_jour,mois,annee</text:p>
      <text:p text:style-name="Standard">=================================</text:p>
      <text:p text:style-name="Standard">============================================FICHIER : S_500041116_00000036</text:p>
      <text:p text:style-name="Standard">ID : 107</text:p>
      <text:p text:style-name="Standard">ID_ANNONCES : 1116_036_9</text:p>
      <text:p text:style-name="Standard">TEXTE : </text:p>
      <text:p text:style-name="Standard"><text:s/>au 25 MARS prochain JARDIN (2 terrasses contiguës) S'adresser à M. Huguenel <text:s/>à St-Anatoile. </text:p>
      <text:p text:style-name="Standard"/>
      <text:p text:style-name="Standard">LIEUX : </text:p>
      <text:p text:style-name="Standard">id,nom,type,numero</text:p>
      <text:p text:style-name="Standard">1,St-Anatoile,none,none</text:p>
      <text:p text:style-name="Standard"/>
      <text:p text:style-name="Standard">PERSONNES : </text:p>
      <text:p text:style-name="Standard">id,patronyme,titre,statut</text:p>
      <text:p text:style-name="Standard">1,JARDIN,MARS,prochain</text:p>
      <text:p text:style-name="Standard">2,Huguenel,M,none</text:p>
      <text:p text:style-name="Standard"/>
      <text:p text:style-name="Standard">DATES : </text:p>
      <text:p text:style-name="Standard">id,jour,date_jour,mois,annee</text:p>
      <text:p text:style-name="Standard">=================================</text:p>
      <text:p text:style-name="Standard">============================================FICHIER : S_500041116_00000036</text:p>
      <text:p text:style-name="Standard">ID : 108</text:p>
      <text:p text:style-name="Standard">ID_ANNONCES : 1116_036_10</text:p>
      <text:p text:style-name="Standard">TEXTE : </text:p>
      <text:p text:style-name="Standard"><text:s/>d'occasion lUlLii presque neuve S'adresser à M. TISSOT <text:s/>à Montignv <text:s/>par Arbois (Jura). </text:p>
      <text:p text:style-name="Standard"/>
      <text:p text:style-name="Standard">LIEUX : </text:p>
      <text:p text:style-name="Standard">id,nom,type,numero</text:p>
      <text:p text:style-name="Standard">1,Montignv,none,none</text:p>
      <text:p text:style-name="Standard">2,Arbois,none,none</text:p>
      <text:p text:style-name="Standard">3,(Jura),departement,none</text:p>
      <text:p text:style-name="Standard"/>
      <text:p text:style-name="Standard">PERSONNES : </text:p>
      <text:p text:style-name="Standard">id,patronyme,titre,statut</text:p>
      <text:p text:style-name="Standard">1,TISSOT,M,none</text:p>
      <text:p text:style-name="Standard"/>
      <text:p text:style-name="Standard">DATES : </text:p>
      <text:p text:style-name="Standard">id,jour,date_jour,mois,annee</text:p>
      <text:p text:style-name="Standard">=================================</text:p>
      <text:p text:style-name="Standard">============================================FICHIER : S_500041116_00000036</text:p>
      <text:p text:style-name="Standard">ID : 109</text:p>
      <text:p text:style-name="Standard">ID_ANNONCES : 1116_036_11</text:p>
      <text:p text:style-name="Standard">TEXTE : </text:p>
      <text:p text:style-name="Standard"><text:s/>Foin et Jtegait bien récoltés S'adresser à <text:s text:c="2"/>M. <text:s/>Lepin <text:s/>à Baud. </text:p>
      <text:p text:style-name="Standard"/>
      <text:p text:style-name="Standard"><text:soft-page-break/>LIEUX : </text:p>
      <text:p text:style-name="Standard">id,nom,type,numero</text:p>
      <text:p text:style-name="Standard">1,Baud,none,none</text:p>
      <text:p text:style-name="Standard"/>
      <text:p text:style-name="Standard">PERSONNES : </text:p>
      <text:p text:style-name="Standard">id,patronyme,titre,statut</text:p>
      <text:p text:style-name="Standard">1,Lepin,M,none</text:p>
      <text:p text:style-name="Standard"/>
      <text:p text:style-name="Standard">DATES : </text:p>
      <text:p text:style-name="Standard">id,jour,date_jour,mois,annee</text:p>
      <text:p text:style-name="Standard">=================================</text:p>
      <text:p text:style-name="Standard">============================================FICHIER : S_500041116_00000036</text:p>
      <text:p text:style-name="Standard">ID : 110</text:p>
      <text:p text:style-name="Standard">ID_ANNONCES : 1116_036_12</text:p>
      <text:p text:style-name="Standard">TEXTE : </text:p>
      <text:p text:style-name="Standard"><text:s/>TAUREAU «i un an S'adresser à M. Francis Falot) <text:s/>à Baud. P <text:s text:c="2"/>2-3 ANNUAIRE DU JURA POUR <text:s text:c="2"/>L'ANNÉE <text:s text:c="2"/>1904 Historique <text:s/>Administratif <text:s/>Industriel <text:s/>Commercial et Agricole Contenant le Recueil des usages locaux ayant force loi dans le dépar~ tement et le décret portant règlement d'administration publiq"e pour l'application de la loi des finances du 34 mars 4903 <text:s/>relal»3 au régime applicable aux Bouilleurs de cru. </text:p>
      <text:p text:style-name="Standard"/>
      <text:p text:style-name="Standard">LIEUX : </text:p>
      <text:p text:style-name="Standard">id,nom,type,numero</text:p>
      <text:p text:style-name="Standard">1,Baud,none,none</text:p>
      <text:p text:style-name="Standard"/>
      <text:p text:style-name="Standard">PERSONNES : </text:p>
      <text:p text:style-name="Standard">id,patronyme,titre,statut</text:p>
      <text:p text:style-name="Standard">1,Francis,M,Falot</text:p>
      <text:p text:style-name="Standard"/>
      <text:p text:style-name="Standard">DATES : </text:p>
      <text:p text:style-name="Standard">id,jour,date_jour,mois,annee</text:p>
      <text:p text:style-name="Standard">1,,34,mars,4903</text:p>
      <text:p text:style-name="Standard">=================================</text:p>
      <text:p text:style-name="Standard">============================================FICHIER : S_500041116_00000040</text:p>
      <text:p text:style-name="Standard">ID : 111</text:p>
      <text:p text:style-name="Standard">ID_ANNONCES : 1116_040_1</text:p>
      <text:p text:style-name="Standard">TEXTE : </text:p>
      <text:p text:style-name="Standard"><text:s/>pour le 25 MARS 1905 BONNE FERME sur SALINS appartenant à Mme Poulet <text:s/>lieu-dit à Salgrel. Contenance : plus de 47 hectares. Vastes bâtiments <text:s/>bon cheptel de fourrage. Le fermier reçoit du bois pour son chauffage et peut écouler sortaitdansd'excellentes conditions. S'adresser à M" Voillard <text:s/>Notaire. </text:p>
      <text:p text:style-name="Standard"/>
      <text:p text:style-name="Standard">LIEUX : </text:p>
      <text:p text:style-name="Standard">id,nom,type,numero</text:p>
      <text:p text:style-name="Standard">1,SALINS,none,none</text:p>
      <text:p text:style-name="Standard"/>
      <text:p text:style-name="Standard">PERSONNES : </text:p>
      <text:p text:style-name="Standard">id,patronyme,titre,statut</text:p>
      <text:p text:style-name="Standard">1,SALINSappartenant,MEsur,none</text:p>
      <text:p text:style-name="Standard">2,Poulet,Mme,none</text:p>
      <text:p text:style-name="Standard">3,Voillard,M",Notaire</text:p>
      <text:p text:style-name="Standard"/>
      <text:p text:style-name="Standard"><text:soft-page-break/>DATES : </text:p>
      <text:p text:style-name="Standard">id,jour,date_jour,mois,annee</text:p>
      <text:p text:style-name="Standard">=================================</text:p>
      <text:p text:style-name="Standard">============================================FICHIER : S_500041116_00000040</text:p>
      <text:p text:style-name="Standard">ID : 112</text:p>
      <text:p text:style-name="Standard">ID_ANNONCES : 1116_040_2</text:p>
      <text:p text:style-name="Standard">TEXTE : </text:p>
      <text:p text:style-name="Standard"><text:s/>aux enchères Le LUNDI 7 MARS 1904 <text:s/>à 10 heures du matin <text:s/>à Salins <text:s/>en t élude. et terre à THÉSY I. La maison comprend une cuisine et deux chambres <text:s/>écurie <text:s/>grange et greniers <text:s/>avec cette maison le jardin aujoignant Cette propriété touche Mme Jacque-mard <text:s/>M. Riffieux et le chemin de Lemuv <text:s text:c="2"/>2° Une terre lieudit Vers chez Cornu <text:s/>d'environ 54 ares <text:s/>joignant la maison Cornu. Pour tous renseignements <text:s/>s'adresser soit aux propriétaires <text:s/>MM. Mathieu <text:s/>fils de Mélan <text:s/>soit à Me Belin <text:s/>Notaire. </text:p>
      <text:p text:style-name="Standard"/>
      <text:p text:style-name="Standard">LIEUX : </text:p>
      <text:p text:style-name="Standard">id,nom,type,numero</text:p>
      <text:p text:style-name="Standard">1,Salins,none,none</text:p>
      <text:p text:style-name="Standard">2,Vers,lieudit,none</text:p>
      <text:p text:style-name="Standard">3,Cornu,none,none</text:p>
      <text:p text:style-name="Standard"/>
      <text:p text:style-name="Standard">PERSONNES : </text:p>
      <text:p text:style-name="Standard">id,patronyme,titre,statut</text:p>
      <text:p text:style-name="Standard">1,propriétaires Mathieu,MM,fils</text:p>
      <text:p text:style-name="Standard">2,Jacque-mard,Mme,M</text:p>
      <text:p text:style-name="Standard">3,Mathieu,MM.,none</text:p>
      <text:p text:style-name="Standard">4,Belin,Me,Notaire</text:p>
      <text:p text:style-name="Standard"/>
      <text:p text:style-name="Standard">DATES : </text:p>
      <text:p text:style-name="Standard">id,jour,date_jour,mois,annee</text:p>
      <text:p text:style-name="Standard">=================================</text:p>
      <text:p text:style-name="Standard">============================================FICHIER : S_500041116_00000040</text:p>
      <text:p text:style-name="Standard">ID : 113</text:p>
      <text:p text:style-name="Standard">ID_ANNONCES : 1116_040_3</text:p>
      <text:p text:style-name="Standard">TEXTE : </text:p>
      <text:p text:style-name="Standard"><text:s/>pour entrer en jouissance le 25 mars prochain ou dans le cours de l'année ou au 25 mars 49l&gt;5. BELLE FERME à <text:s text:c="2"/>CHAMPAGNY canton de Salins superficie approximative 33 hectares S'adresser à M8 Belin <text:s/>Notaire. </text:p>
      <text:p text:style-name="Standard"/>
      <text:p text:style-name="Standard">LIEUX : </text:p>
      <text:p text:style-name="Standard">id,nom,type,numero</text:p>
      <text:p text:style-name="Standard">1,CHAMPAGNY,none,none</text:p>
      <text:p text:style-name="Standard">2,M8,none,none</text:p>
      <text:p text:style-name="Standard"/>
      <text:p text:style-name="Standard">PERSONNES : </text:p>
      <text:p text:style-name="Standard">id,patronyme,titre,statut</text:p>
      <text:p text:style-name="Standard">1,Belin,M8,Notaire</text:p>
      <text:p text:style-name="Standard"/>
      <text:p text:style-name="Standard">DATES : </text:p>
      <text:p text:style-name="Standard">id,jour,date_jour,mois,annee</text:p>
      <text:p text:style-name="Standard">1,,25,mars,49l</text:p>
      <text:p text:style-name="Standard">2,,33,,None</text:p>
      <text:p text:style-name="Standard">=================================</text:p>
      <text:p text:style-name="Standard"><text:soft-page-break/>============================================FICHIER : S_500041116_00000040</text:p>
      <text:p text:style-name="Standard">ID : 114</text:p>
      <text:p text:style-name="Standard">ID_ANNONCES : 1116_040_4</text:p>
      <text:p text:style-name="Standard">TEXTE : </text:p>
      <text:p text:style-name="Standard"><text:s/>AUX enchères Le Vendredi 18 Mars 1904 à. <text:s/>2 <text:s/>heures du <text:s/>soir <text:s/>à ARBOIS en l'étude et par le ministère de M" PILLOT relie m\m d'habitation et de rapport située au CEITRË d'Arbois Grande-Rue N° 4b Cette maison comprend trois logements <text:s/>cave voûtée au-dessous <text:s/>greniers au-dessus <text:s/>cour <text:s/>jardin avec sortie sur La Foule <text:s/>aisances et dépendances : notamment au rez-de-chaussée magasin avec arrière-ma»asin et chambre sur la cour <text:s/>au premier étage logement de 8 pièces (occupées précédemment par l'avoué Bartholomot <text:s/>actuellement par Me Rochet <text:s/>son successeur) <text:s/>au second étage logement correspondant au premier <text:s/>le tout sur une superficie de 4 ares 87 cent. <text:s/>M2 <text:s/>431 et 4SI. Loyers actuels <text:s/>1 <text:s/>025 fr. Précédents <text:s/>1 200 fr. Pour tous renseignements <text:s/>s'adressera Me Pillot <text:s/>Notaire. </text:p>
      <text:p text:style-name="Standard"/>
      <text:p text:style-name="Standard">LIEUX : </text:p>
      <text:p text:style-name="Standard">id,nom,type,numero</text:p>
      <text:p text:style-name="Standard">1,ARBOIS,none,none</text:p>
      <text:p text:style-name="Standard">2,Arbois,none,none</text:p>
      <text:p text:style-name="Standard">3,Foule,sortie,none</text:p>
      <text:p text:style-name="Standard">4,Bartholomot,avoué,none</text:p>
      <text:p text:style-name="Standard"/>
      <text:p text:style-name="Standard">PERSONNES : </text:p>
      <text:p text:style-name="Standard">id,patronyme,titre,statut</text:p>
      <text:p text:style-name="Standard">1,PILLOTrelie,M",none</text:p>
      <text:p text:style-name="Standard">2,Rochet,Me,none</text:p>
      <text:p text:style-name="Standard">3,Pillot,Me,Notaire</text:p>
      <text:p text:style-name="Standard"/>
      <text:p text:style-name="Standard">DATES : </text:p>
      <text:p text:style-name="Standard">id,jour,date_jour,mois,annee</text:p>
      <text:p text:style-name="Standard">=================================</text:p>
      <text:p text:style-name="Standard">============================================FICHIER : S_500041116_00000040</text:p>
      <text:p text:style-name="Standard">ID : 115</text:p>
      <text:p text:style-name="Standard">ID_ANNONCES : 1116_040_5</text:p>
      <text:p text:style-name="Standard">TEXTE : </text:p>
      <text:p text:style-name="Standard"><text:s/>Le Mardi 8 Mars 1904 <text:s/>$ une heure précise de' l'après-midi. au domicile de M. Jules MOUGET à CHAPOIS. Il Sera Vendu : 5 mères vaches portant le veau <text:s/>un taureau de 20 mois une charrue Brabant <text:s/>système Bousson <text:s/>bêcheuse système Mar-soudet <text:s/>charrue à double versoir avec avant-train presque neuve herse <text:s/>herse à étendre les taupinières <text:s/>deux voitures à bœufs avec leurs assortiments <text:s/>dont une presque neuve <text:s/>un vannoir <text:s/>fari-nière <text:s/>bouille à purin <text:s/>perches el quantité d'autres objets. Au comptant et le décime par franc. A Foin VENDRE et Regain bien récoltés S'adresser à M. Lepin <text:s/>à Baud. </text:p>
      <text:p text:style-name="Standard"/>
      <text:p text:style-name="Standard">LIEUX : </text:p>
      <text:p text:style-name="Standard">id,nom,type,numero</text:p>
      <text:p text:style-name="Standard">1,CHAPOIS,none,none</text:p>
      <text:p text:style-name="Standard">2,Brabant,charrue,none</text:p>
      <text:p text:style-name="Standard">3,Bousson,système,none</text:p>
      <text:p text:style-name="Standard">4,Foin,none,none</text:p>
      <text:p text:style-name="Standard">5,Baud,none,none</text:p>
      <text:p text:style-name="Standard"/>
      <text:p text:style-name="Standard">PERSONNES : </text:p>
      <text:p text:style-name="Standard">id,patronyme,titre,statut</text:p>
      <text:p text:style-name="Standard"><text:soft-page-break/>1,Jules,M,MOUGET</text:p>
      <text:p text:style-name="Standard">2,Lepin,M,none</text:p>
      <text:p text:style-name="Standard"/>
      <text:p text:style-name="Standard">DATES : </text:p>
      <text:p text:style-name="Standard">id,jour,date_jour,mois,annee</text:p>
      <text:p text:style-name="Standard">=================================</text:p>
      <text:p text:style-name="Standard">============================================FICHIER : S_500041116_00000040</text:p>
      <text:p text:style-name="Standard">ID : 116</text:p>
      <text:p text:style-name="Standard">ID_ANNONCES : 1116_040_6</text:p>
      <text:p text:style-name="Standard">TEXTE : </text:p>
      <text:p text:style-name="Standard"><text:s/>bonnes conditions <text:s/>pour le 25 mars 1904 UNE FERME de 14 hectares <text:s/>terre labourable <text:s/>pré et vigne <text:s/>près de Port-Lesnty. S'adresser à M. Locca <text:s/>à Jougne (Doubs). </text:p>
      <text:p text:style-name="Standard"/>
      <text:p text:style-name="Standard">LIEUX : </text:p>
      <text:p text:style-name="Standard">id,nom,type,numero</text:p>
      <text:p text:style-name="Standard">1,Port-Lesnty,none,none</text:p>
      <text:p text:style-name="Standard">2,Jougne,none,none</text:p>
      <text:p text:style-name="Standard">3,(Doubs),departement,none</text:p>
      <text:p text:style-name="Standard"/>
      <text:p text:style-name="Standard">PERSONNES : </text:p>
      <text:p text:style-name="Standard">id,patronyme,titre,statut</text:p>
      <text:p text:style-name="Standard">1,Locca,M,none</text:p>
      <text:p text:style-name="Standard"/>
      <text:p text:style-name="Standard">DATES : </text:p>
      <text:p text:style-name="Standard">id,jour,date_jour,mois,annee</text:p>
      <text:p text:style-name="Standard">=================================</text:p>
      <text:p text:style-name="Standard">============================================FICHIER : S_500041116_00000040</text:p>
      <text:p text:style-name="Standard">ID : 117</text:p>
      <text:p text:style-name="Standard">ID_ANNONCES : 1116_040_7</text:p>
      <text:p text:style-name="Standard">TEXTE : </text:p>
      <text:p text:style-name="Standard"><text:s/>au 25 MARS prochain JARDIN (2 terrasses contiguës) S'adresser à M. Huguenet <text:s/>à St-Anatoile. </text:p>
      <text:p text:style-name="Standard"/>
      <text:p text:style-name="Standard">LIEUX : </text:p>
      <text:p text:style-name="Standard">id,nom,type,numero</text:p>
      <text:p text:style-name="Standard">1,St-Anatoile,none,none</text:p>
      <text:p text:style-name="Standard"/>
      <text:p text:style-name="Standard">PERSONNES : </text:p>
      <text:p text:style-name="Standard">id,patronyme,titre,statut</text:p>
      <text:p text:style-name="Standard">1,JARDIN,MARS,prochain</text:p>
      <text:p text:style-name="Standard">2,Huguenet,M,none</text:p>
      <text:p text:style-name="Standard"/>
      <text:p text:style-name="Standard">DATES : </text:p>
      <text:p text:style-name="Standard">id,jour,date_jour,mois,annee</text:p>
      <text:p text:style-name="Standard">=================================</text:p>
      <text:p text:style-name="Standard">============================================FICHIER : S_500041116_00000040</text:p>
      <text:p text:style-name="Standard">ID : 118</text:p>
      <text:p text:style-name="Standard">ID_ANNONCES : 1116_040_8</text:p>
      <text:p text:style-name="Standard">TEXTE : </text:p>
      <text:p text:style-name="Standard"><text:s/>m appartement de 5 pièces Rue de la République <text:s/>N° 80 S'adresser à Me Belin <text:s/>Notaire <text:s/>ou à M. Dunand <text:s/>au Arsures. </text:p>
      <text:p text:style-name="Standard"/>
      <text:p text:style-name="Standard">LIEUX : </text:p>
      <text:p text:style-name="Standard"><text:soft-page-break/>id,nom,type,numero</text:p>
      <text:p text:style-name="Standard">1,Arsures,none,none</text:p>
      <text:p text:style-name="Standard"/>
      <text:p text:style-name="Standard">PERSONNES : </text:p>
      <text:p text:style-name="Standard">id,patronyme,titre,statut</text:p>
      <text:p text:style-name="Standard">1,Dunand,M,none</text:p>
      <text:p text:style-name="Standard">2,Belin,Me,Notaire,</text:p>
      <text:p text:style-name="Standard"/>
      <text:p text:style-name="Standard">DATES : </text:p>
      <text:p text:style-name="Standard">id,jour,date_jour,mois,annee</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2:19:28.666000000</meta:creation-date>
    <dc:date>2018-11-25T16:21:28.811403438</dc:date>
    <meta:editing-duration>PT3M47S</meta:editing-duration>
    <meta:editing-cycles>2</meta:editing-cycles>
    <meta:generator>LibreOffice/5.1.6.2$Linux_X86_64 LibreOffice_project/10m0$Build-2</meta:generator>
    <meta:document-statistic meta:table-count="0" meta:image-count="0" meta:object-count="0" meta:page-count="51" meta:paragraph-count="1925" meta:word-count="9267" meta:character-count="77145" meta:non-whitespace-character-count="67980"/>
  </office:meta>
</office:document-meta>
</file>